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42" style:family="table">
      <style:table-properties style:width="5.875in" fo:margin-top="0in" fo:margin-bottom="0in" table:align="center" style:writing-mode="lr-tb"/>
    </style:style>
    <style:style style:name="Table42.A" style:family="table-column">
      <style:table-column-properties style:column-width="0.5681in"/>
    </style:style>
    <style:style style:name="Table42.B" style:family="table-column">
      <style:table-column-properties style:column-width="0.7514in"/>
    </style:style>
    <style:style style:name="Table42.C" style:family="table-column">
      <style:table-column-properties style:column-width="1.0597in"/>
    </style:style>
    <style:style style:name="Table42.D" style:family="table-column">
      <style:table-column-properties style:column-width="1.0569in"/>
    </style:style>
    <style:style style:name="Table42.E" style:family="table-column">
      <style:table-column-properties style:column-width="0.8618in"/>
    </style:style>
    <style:style style:name="Table42.F" style:family="table-column">
      <style:table-column-properties style:column-width="0.7153in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c0c0c0" fo:padding-left="0.0785in" fo:padding-right="0.075in" fo:padding-top="0in" fo:padding-bottom="0in" fo:border-left="1.5pt solid #00000a" fo:border-right="0.75pt solid #00000a" fo:border-top="1.5pt solid #00000a" fo:border-bottom="0.75pt solid #00000a">
        <style:background-image/>
      </style:table-cell-properties>
    </style:style>
    <style:style style:name="Table42.B1" style:family="table-cell">
      <style:table-cell-properties fo:background-color="#c0c0c0" fo:padding-left="0.0785in" fo:padding-right="0.075in" fo:padding-top="0in" fo:padding-bottom="0in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42.2" style:family="table-row">
      <style:table-row-properties style:min-row-height="0.2188in" fo:keep-together="auto"/>
    </style:style>
    <style:style style:name="Table42.A2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" style:family="table-cell">
      <style:table-cell-properties fo:padding-left="0.0785in" fo:padding-right="0.075in" fo:padding-top="0in" fo:padding-bottom="0in" fo:border="0.75pt solid #00000a"/>
    </style:style>
    <style:style style:name="Table42.C2" style:family="table-cell">
      <style:table-cell-properties fo:padding-left="0.0785in" fo:padding-right="0.075in" fo:padding-top="0in" fo:padding-bottom="0in" fo:border="0.75pt solid #00000a"/>
    </style:style>
    <style:style style:name="Table42.D2" style:family="table-cell">
      <style:table-cell-properties fo:padding-left="0.0785in" fo:padding-right="0.075in" fo:padding-top="0in" fo:padding-bottom="0in" fo:border="0.75pt solid #00000a"/>
    </style:style>
    <style:style style:name="Table42.E2" style:family="table-cell">
      <style:table-cell-properties fo:padding-left="0.0785in" fo:padding-right="0.075in" fo:padding-top="0in" fo:padding-bottom="0in" fo:border="0.75pt solid #00000a"/>
    </style:style>
    <style:style style:name="Table42.F2" style:family="table-cell">
      <style:table-cell-properties fo:padding-left="0.0785in" fo:padding-right="0.075in" fo:padding-top="0in" fo:padding-bottom="0in" fo:border="0.75pt solid #00000a"/>
    </style:style>
    <style:style style:name="Table42.G2" style:family="table-cell">
      <style:table-cell-properties fo:padding-left="0.0785in" fo:padding-right="0.075in" fo:padding-top="0in" fo:padding-bottom="0in" fo:border="0.75pt solid #00000a"/>
    </style:style>
    <style:style style:name="Table42.A3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3" style:family="table-cell">
      <style:table-cell-properties fo:padding-left="0.0785in" fo:padding-right="0.075in" fo:padding-top="0in" fo:padding-bottom="0in" fo:border="0.75pt solid #00000a"/>
    </style:style>
    <style:style style:name="Table42.C3" style:family="table-cell">
      <style:table-cell-properties fo:padding-left="0.0785in" fo:padding-right="0.075in" fo:padding-top="0in" fo:padding-bottom="0in" fo:border="0.75pt solid #00000a"/>
    </style:style>
    <style:style style:name="Table42.D3" style:family="table-cell">
      <style:table-cell-properties fo:padding-left="0.0785in" fo:padding-right="0.075in" fo:padding-top="0in" fo:padding-bottom="0in" fo:border="0.75pt solid #00000a"/>
    </style:style>
    <style:style style:name="Table42.E3" style:family="table-cell">
      <style:table-cell-properties fo:padding-left="0.0785in" fo:padding-right="0.075in" fo:padding-top="0in" fo:padding-bottom="0in" fo:border="0.75pt solid #00000a"/>
    </style:style>
    <style:style style:name="Table42.F3" style:family="table-cell">
      <style:table-cell-properties fo:padding-left="0.0785in" fo:padding-right="0.075in" fo:padding-top="0in" fo:padding-bottom="0in" fo:border="0.75pt solid #00000a"/>
    </style:style>
    <style:style style:name="Table42.G3" style:family="table-cell">
      <style:table-cell-properties fo:padding-left="0.0785in" fo:padding-right="0.075in" fo:padding-top="0in" fo:padding-bottom="0in" fo:border="0.75pt solid #00000a"/>
    </style:style>
    <style:style style:name="Table42.A4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4" style:family="table-cell">
      <style:table-cell-properties fo:padding-left="0.0785in" fo:padding-right="0.075in" fo:padding-top="0in" fo:padding-bottom="0in" fo:border="0.75pt solid #00000a"/>
    </style:style>
    <style:style style:name="Table42.C4" style:family="table-cell">
      <style:table-cell-properties fo:padding-left="0.0785in" fo:padding-right="0.075in" fo:padding-top="0in" fo:padding-bottom="0in" fo:border="0.75pt solid #00000a"/>
    </style:style>
    <style:style style:name="Table42.D4" style:family="table-cell">
      <style:table-cell-properties fo:padding-left="0.0785in" fo:padding-right="0.075in" fo:padding-top="0in" fo:padding-bottom="0in" fo:border="0.75pt solid #00000a"/>
    </style:style>
    <style:style style:name="Table42.E4" style:family="table-cell">
      <style:table-cell-properties fo:padding-left="0.0785in" fo:padding-right="0.075in" fo:padding-top="0in" fo:padding-bottom="0in" fo:border="0.75pt solid #00000a"/>
    </style:style>
    <style:style style:name="Table42.F4" style:family="table-cell">
      <style:table-cell-properties fo:padding-left="0.0785in" fo:padding-right="0.075in" fo:padding-top="0in" fo:padding-bottom="0in" fo:border="0.75pt solid #00000a"/>
    </style:style>
    <style:style style:name="Table42.G4" style:family="table-cell">
      <style:table-cell-properties fo:padding-left="0.0785in" fo:padding-right="0.075in" fo:padding-top="0in" fo:padding-bottom="0in" fo:border="0.75pt solid #00000a"/>
    </style:style>
    <style:style style:name="Table42.A5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5" style:family="table-cell">
      <style:table-cell-properties fo:padding-left="0.0785in" fo:padding-right="0.075in" fo:padding-top="0in" fo:padding-bottom="0in" fo:border="0.75pt solid #00000a"/>
    </style:style>
    <style:style style:name="Table42.C5" style:family="table-cell">
      <style:table-cell-properties fo:padding-left="0.0785in" fo:padding-right="0.075in" fo:padding-top="0in" fo:padding-bottom="0in" fo:border="0.75pt solid #00000a"/>
    </style:style>
    <style:style style:name="Table42.D5" style:family="table-cell">
      <style:table-cell-properties fo:padding-left="0.0785in" fo:padding-right="0.075in" fo:padding-top="0in" fo:padding-bottom="0in" fo:border="0.75pt solid #00000a"/>
    </style:style>
    <style:style style:name="Table42.E5" style:family="table-cell">
      <style:table-cell-properties fo:padding-left="0.0785in" fo:padding-right="0.075in" fo:padding-top="0in" fo:padding-bottom="0in" fo:border="0.75pt solid #00000a"/>
    </style:style>
    <style:style style:name="Table42.F5" style:family="table-cell">
      <style:table-cell-properties fo:padding-left="0.0785in" fo:padding-right="0.075in" fo:padding-top="0in" fo:padding-bottom="0in" fo:border="0.75pt solid #00000a"/>
    </style:style>
    <style:style style:name="Table42.G5" style:family="table-cell">
      <style:table-cell-properties fo:padding-left="0.0785in" fo:padding-right="0.075in" fo:padding-top="0in" fo:padding-bottom="0in" fo:border="0.75pt solid #00000a"/>
    </style:style>
    <style:style style:name="Table42.A6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6" style:family="table-cell">
      <style:table-cell-properties fo:padding-left="0.0785in" fo:padding-right="0.075in" fo:padding-top="0in" fo:padding-bottom="0in" fo:border="0.75pt solid #00000a"/>
    </style:style>
    <style:style style:name="Table42.C6" style:family="table-cell">
      <style:table-cell-properties fo:padding-left="0.0785in" fo:padding-right="0.075in" fo:padding-top="0in" fo:padding-bottom="0in" fo:border="0.75pt solid #00000a"/>
    </style:style>
    <style:style style:name="Table42.D6" style:family="table-cell">
      <style:table-cell-properties fo:padding-left="0.0785in" fo:padding-right="0.075in" fo:padding-top="0in" fo:padding-bottom="0in" fo:border="0.75pt solid #00000a"/>
    </style:style>
    <style:style style:name="Table42.E6" style:family="table-cell">
      <style:table-cell-properties fo:padding-left="0.0785in" fo:padding-right="0.075in" fo:padding-top="0in" fo:padding-bottom="0in" fo:border="0.75pt solid #00000a"/>
    </style:style>
    <style:style style:name="Table42.F6" style:family="table-cell">
      <style:table-cell-properties fo:padding-left="0.0785in" fo:padding-right="0.075in" fo:padding-top="0in" fo:padding-bottom="0in" fo:border="0.75pt solid #00000a"/>
    </style:style>
    <style:style style:name="Table42.G6" style:family="table-cell">
      <style:table-cell-properties fo:padding-left="0.0785in" fo:padding-right="0.075in" fo:padding-top="0in" fo:padding-bottom="0in" fo:border="0.75pt solid #00000a"/>
    </style:style>
    <style:style style:name="Table42.A7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7" style:family="table-cell">
      <style:table-cell-properties fo:padding-left="0.0785in" fo:padding-right="0.075in" fo:padding-top="0in" fo:padding-bottom="0in" fo:border="0.75pt solid #00000a"/>
    </style:style>
    <style:style style:name="Table42.C7" style:family="table-cell">
      <style:table-cell-properties fo:padding-left="0.0785in" fo:padding-right="0.075in" fo:padding-top="0in" fo:padding-bottom="0in" fo:border="0.75pt solid #00000a"/>
    </style:style>
    <style:style style:name="Table42.D7" style:family="table-cell">
      <style:table-cell-properties fo:padding-left="0.0785in" fo:padding-right="0.075in" fo:padding-top="0in" fo:padding-bottom="0in" fo:border="0.75pt solid #00000a"/>
    </style:style>
    <style:style style:name="Table42.E7" style:family="table-cell">
      <style:table-cell-properties fo:padding-left="0.0785in" fo:padding-right="0.075in" fo:padding-top="0in" fo:padding-bottom="0in" fo:border="0.75pt solid #00000a"/>
    </style:style>
    <style:style style:name="Table42.F7" style:family="table-cell">
      <style:table-cell-properties fo:padding-left="0.0785in" fo:padding-right="0.075in" fo:padding-top="0in" fo:padding-bottom="0in" fo:border="0.75pt solid #00000a"/>
    </style:style>
    <style:style style:name="Table42.G7" style:family="table-cell">
      <style:table-cell-properties fo:padding-left="0.0785in" fo:padding-right="0.075in" fo:padding-top="0in" fo:padding-bottom="0in" fo:border="0.75pt solid #00000a"/>
    </style:style>
    <style:style style:name="Table42.A8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8" style:family="table-cell">
      <style:table-cell-properties fo:padding-left="0.0785in" fo:padding-right="0.075in" fo:padding-top="0in" fo:padding-bottom="0in" fo:border="0.75pt solid #00000a"/>
    </style:style>
    <style:style style:name="Table42.C8" style:family="table-cell">
      <style:table-cell-properties fo:padding-left="0.0785in" fo:padding-right="0.075in" fo:padding-top="0in" fo:padding-bottom="0in" fo:border="0.75pt solid #00000a"/>
    </style:style>
    <style:style style:name="Table42.D8" style:family="table-cell">
      <style:table-cell-properties fo:padding-left="0.0785in" fo:padding-right="0.075in" fo:padding-top="0in" fo:padding-bottom="0in" fo:border="0.75pt solid #00000a"/>
    </style:style>
    <style:style style:name="Table42.E8" style:family="table-cell">
      <style:table-cell-properties fo:padding-left="0.0785in" fo:padding-right="0.075in" fo:padding-top="0in" fo:padding-bottom="0in" fo:border="0.75pt solid #00000a"/>
    </style:style>
    <style:style style:name="Table42.F8" style:family="table-cell">
      <style:table-cell-properties fo:padding-left="0.0785in" fo:padding-right="0.075in" fo:padding-top="0in" fo:padding-bottom="0in" fo:border="0.75pt solid #00000a"/>
    </style:style>
    <style:style style:name="Table42.G8" style:family="table-cell">
      <style:table-cell-properties fo:padding-left="0.0785in" fo:padding-right="0.075in" fo:padding-top="0in" fo:padding-bottom="0in" fo:border="0.75pt solid #00000a"/>
    </style:style>
    <style:style style:name="Table42.A9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9" style:family="table-cell">
      <style:table-cell-properties fo:padding-left="0.0785in" fo:padding-right="0.075in" fo:padding-top="0in" fo:padding-bottom="0in" fo:border="0.75pt solid #00000a"/>
    </style:style>
    <style:style style:name="Table42.C9" style:family="table-cell">
      <style:table-cell-properties fo:padding-left="0.0785in" fo:padding-right="0.075in" fo:padding-top="0in" fo:padding-bottom="0in" fo:border="0.75pt solid #00000a"/>
    </style:style>
    <style:style style:name="Table42.D9" style:family="table-cell">
      <style:table-cell-properties fo:padding-left="0.0785in" fo:padding-right="0.075in" fo:padding-top="0in" fo:padding-bottom="0in" fo:border="0.75pt solid #00000a"/>
    </style:style>
    <style:style style:name="Table42.E9" style:family="table-cell">
      <style:table-cell-properties fo:padding-left="0.0785in" fo:padding-right="0.075in" fo:padding-top="0in" fo:padding-bottom="0in" fo:border="0.75pt solid #00000a"/>
    </style:style>
    <style:style style:name="Table42.F9" style:family="table-cell">
      <style:table-cell-properties fo:padding-left="0.0785in" fo:padding-right="0.075in" fo:padding-top="0in" fo:padding-bottom="0in" fo:border="0.75pt solid #00000a"/>
    </style:style>
    <style:style style:name="Table42.G9" style:family="table-cell">
      <style:table-cell-properties fo:padding-left="0.0785in" fo:padding-right="0.075in" fo:padding-top="0in" fo:padding-bottom="0in" fo:border="0.75pt solid #00000a"/>
    </style:style>
    <style:style style:name="Table42.A10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0" style:family="table-cell">
      <style:table-cell-properties fo:padding-left="0.0785in" fo:padding-right="0.075in" fo:padding-top="0in" fo:padding-bottom="0in" fo:border="0.75pt solid #00000a"/>
    </style:style>
    <style:style style:name="Table42.C10" style:family="table-cell">
      <style:table-cell-properties fo:padding-left="0.0785in" fo:padding-right="0.075in" fo:padding-top="0in" fo:padding-bottom="0in" fo:border="0.75pt solid #00000a"/>
    </style:style>
    <style:style style:name="Table42.D10" style:family="table-cell">
      <style:table-cell-properties fo:padding-left="0.0785in" fo:padding-right="0.075in" fo:padding-top="0in" fo:padding-bottom="0in" fo:border="0.75pt solid #00000a"/>
    </style:style>
    <style:style style:name="Table42.E10" style:family="table-cell">
      <style:table-cell-properties fo:padding-left="0.0785in" fo:padding-right="0.075in" fo:padding-top="0in" fo:padding-bottom="0in" fo:border="0.75pt solid #00000a"/>
    </style:style>
    <style:style style:name="Table42.F10" style:family="table-cell">
      <style:table-cell-properties fo:padding-left="0.0785in" fo:padding-right="0.075in" fo:padding-top="0in" fo:padding-bottom="0in" fo:border="0.75pt solid #00000a"/>
    </style:style>
    <style:style style:name="Table42.G10" style:family="table-cell">
      <style:table-cell-properties fo:padding-left="0.0785in" fo:padding-right="0.075in" fo:padding-top="0in" fo:padding-bottom="0in" fo:border="0.75pt solid #00000a"/>
    </style:style>
    <style:style style:name="Table42.A11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1" style:family="table-cell">
      <style:table-cell-properties fo:padding-left="0.0785in" fo:padding-right="0.075in" fo:padding-top="0in" fo:padding-bottom="0in" fo:border="0.75pt solid #00000a"/>
    </style:style>
    <style:style style:name="Table42.C11" style:family="table-cell">
      <style:table-cell-properties fo:padding-left="0.0785in" fo:padding-right="0.075in" fo:padding-top="0in" fo:padding-bottom="0in" fo:border="0.75pt solid #00000a"/>
    </style:style>
    <style:style style:name="Table42.D11" style:family="table-cell">
      <style:table-cell-properties fo:padding-left="0.0785in" fo:padding-right="0.075in" fo:padding-top="0in" fo:padding-bottom="0in" fo:border="0.75pt solid #00000a"/>
    </style:style>
    <style:style style:name="Table42.E11" style:family="table-cell">
      <style:table-cell-properties fo:padding-left="0.0785in" fo:padding-right="0.075in" fo:padding-top="0in" fo:padding-bottom="0in" fo:border="0.75pt solid #00000a"/>
    </style:style>
    <style:style style:name="Table42.F11" style:family="table-cell">
      <style:table-cell-properties fo:padding-left="0.0785in" fo:padding-right="0.075in" fo:padding-top="0in" fo:padding-bottom="0in" fo:border="0.75pt solid #00000a"/>
    </style:style>
    <style:style style:name="Table42.G11" style:family="table-cell">
      <style:table-cell-properties fo:padding-left="0.0785in" fo:padding-right="0.075in" fo:padding-top="0in" fo:padding-bottom="0in" fo:border="0.75pt solid #00000a"/>
    </style:style>
    <style:style style:name="Table42.A12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2" style:family="table-cell">
      <style:table-cell-properties fo:padding-left="0.0785in" fo:padding-right="0.075in" fo:padding-top="0in" fo:padding-bottom="0in" fo:border="0.75pt solid #00000a"/>
    </style:style>
    <style:style style:name="Table42.C12" style:family="table-cell">
      <style:table-cell-properties fo:padding-left="0.0785in" fo:padding-right="0.075in" fo:padding-top="0in" fo:padding-bottom="0in" fo:border="0.75pt solid #00000a"/>
    </style:style>
    <style:style style:name="Table42.D12" style:family="table-cell">
      <style:table-cell-properties fo:padding-left="0.0785in" fo:padding-right="0.075in" fo:padding-top="0in" fo:padding-bottom="0in" fo:border="0.75pt solid #00000a"/>
    </style:style>
    <style:style style:name="Table42.E12" style:family="table-cell">
      <style:table-cell-properties fo:padding-left="0.0785in" fo:padding-right="0.075in" fo:padding-top="0in" fo:padding-bottom="0in" fo:border="0.75pt solid #00000a"/>
    </style:style>
    <style:style style:name="Table42.F12" style:family="table-cell">
      <style:table-cell-properties fo:padding-left="0.0785in" fo:padding-right="0.075in" fo:padding-top="0in" fo:padding-bottom="0in" fo:border="0.75pt solid #00000a"/>
    </style:style>
    <style:style style:name="Table42.G12" style:family="table-cell">
      <style:table-cell-properties fo:padding-left="0.0785in" fo:padding-right="0.075in" fo:padding-top="0in" fo:padding-bottom="0in" fo:border="0.75pt solid #00000a"/>
    </style:style>
    <style:style style:name="Table42.A13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3" style:family="table-cell">
      <style:table-cell-properties fo:padding-left="0.0785in" fo:padding-right="0.075in" fo:padding-top="0in" fo:padding-bottom="0in" fo:border="0.75pt solid #00000a"/>
    </style:style>
    <style:style style:name="Table42.C13" style:family="table-cell">
      <style:table-cell-properties fo:padding-left="0.0785in" fo:padding-right="0.075in" fo:padding-top="0in" fo:padding-bottom="0in" fo:border="0.75pt solid #00000a"/>
    </style:style>
    <style:style style:name="Table42.D13" style:family="table-cell">
      <style:table-cell-properties fo:padding-left="0.0785in" fo:padding-right="0.075in" fo:padding-top="0in" fo:padding-bottom="0in" fo:border="0.75pt solid #00000a"/>
    </style:style>
    <style:style style:name="Table42.E13" style:family="table-cell">
      <style:table-cell-properties fo:padding-left="0.0785in" fo:padding-right="0.075in" fo:padding-top="0in" fo:padding-bottom="0in" fo:border="0.75pt solid #00000a"/>
    </style:style>
    <style:style style:name="Table42.F13" style:family="table-cell">
      <style:table-cell-properties fo:padding-left="0.0785in" fo:padding-right="0.075in" fo:padding-top="0in" fo:padding-bottom="0in" fo:border="0.75pt solid #00000a"/>
    </style:style>
    <style:style style:name="Table42.G13" style:family="table-cell">
      <style:table-cell-properties fo:padding-left="0.0785in" fo:padding-right="0.075in" fo:padding-top="0in" fo:padding-bottom="0in" fo:border="0.75pt solid #00000a"/>
    </style:style>
    <style:style style:name="Table42.A14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4" style:family="table-cell">
      <style:table-cell-properties fo:padding-left="0.0785in" fo:padding-right="0.075in" fo:padding-top="0in" fo:padding-bottom="0in" fo:border="0.75pt solid #00000a"/>
    </style:style>
    <style:style style:name="Table42.C14" style:family="table-cell">
      <style:table-cell-properties fo:padding-left="0.0785in" fo:padding-right="0.075in" fo:padding-top="0in" fo:padding-bottom="0in" fo:border="0.75pt solid #00000a"/>
    </style:style>
    <style:style style:name="Table42.D14" style:family="table-cell">
      <style:table-cell-properties fo:padding-left="0.0785in" fo:padding-right="0.075in" fo:padding-top="0in" fo:padding-bottom="0in" fo:border="0.75pt solid #00000a"/>
    </style:style>
    <style:style style:name="Table42.E14" style:family="table-cell">
      <style:table-cell-properties fo:padding-left="0.0785in" fo:padding-right="0.075in" fo:padding-top="0in" fo:padding-bottom="0in" fo:border="0.75pt solid #00000a"/>
    </style:style>
    <style:style style:name="Table42.F14" style:family="table-cell">
      <style:table-cell-properties fo:padding-left="0.0785in" fo:padding-right="0.075in" fo:padding-top="0in" fo:padding-bottom="0in" fo:border="0.75pt solid #00000a"/>
    </style:style>
    <style:style style:name="Table42.G14" style:family="table-cell">
      <style:table-cell-properties fo:padding-left="0.0785in" fo:padding-right="0.075in" fo:padding-top="0in" fo:padding-bottom="0in" fo:border="0.75pt solid #00000a"/>
    </style:style>
    <style:style style:name="Table42.A15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5" style:family="table-cell">
      <style:table-cell-properties fo:padding-left="0.0785in" fo:padding-right="0.075in" fo:padding-top="0in" fo:padding-bottom="0in" fo:border="0.75pt solid #00000a"/>
    </style:style>
    <style:style style:name="Table42.C15" style:family="table-cell">
      <style:table-cell-properties fo:padding-left="0.0785in" fo:padding-right="0.075in" fo:padding-top="0in" fo:padding-bottom="0in" fo:border="0.75pt solid #00000a"/>
    </style:style>
    <style:style style:name="Table42.D15" style:family="table-cell">
      <style:table-cell-properties fo:padding-left="0.0785in" fo:padding-right="0.075in" fo:padding-top="0in" fo:padding-bottom="0in" fo:border="0.75pt solid #00000a"/>
    </style:style>
    <style:style style:name="Table42.E15" style:family="table-cell">
      <style:table-cell-properties fo:padding-left="0.0785in" fo:padding-right="0.075in" fo:padding-top="0in" fo:padding-bottom="0in" fo:border="0.75pt solid #00000a"/>
    </style:style>
    <style:style style:name="Table42.F15" style:family="table-cell">
      <style:table-cell-properties fo:padding-left="0.0785in" fo:padding-right="0.075in" fo:padding-top="0in" fo:padding-bottom="0in" fo:border="0.75pt solid #00000a"/>
    </style:style>
    <style:style style:name="Table42.G15" style:family="table-cell">
      <style:table-cell-properties fo:padding-left="0.0785in" fo:padding-right="0.075in" fo:padding-top="0in" fo:padding-bottom="0in" fo:border="0.75pt solid #00000a"/>
    </style:style>
    <style:style style:name="Table42.A16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6" style:family="table-cell">
      <style:table-cell-properties fo:padding-left="0.0785in" fo:padding-right="0.075in" fo:padding-top="0in" fo:padding-bottom="0in" fo:border="0.75pt solid #00000a"/>
    </style:style>
    <style:style style:name="Table42.C16" style:family="table-cell">
      <style:table-cell-properties fo:padding-left="0.0785in" fo:padding-right="0.075in" fo:padding-top="0in" fo:padding-bottom="0in" fo:border="0.75pt solid #00000a"/>
    </style:style>
    <style:style style:name="Table42.D16" style:family="table-cell">
      <style:table-cell-properties fo:padding-left="0.0785in" fo:padding-right="0.075in" fo:padding-top="0in" fo:padding-bottom="0in" fo:border="0.75pt solid #00000a"/>
    </style:style>
    <style:style style:name="Table42.E16" style:family="table-cell">
      <style:table-cell-properties fo:padding-left="0.0785in" fo:padding-right="0.075in" fo:padding-top="0in" fo:padding-bottom="0in" fo:border="0.75pt solid #00000a"/>
    </style:style>
    <style:style style:name="Table42.F16" style:family="table-cell">
      <style:table-cell-properties fo:padding-left="0.0785in" fo:padding-right="0.075in" fo:padding-top="0in" fo:padding-bottom="0in" fo:border="0.75pt solid #00000a"/>
    </style:style>
    <style:style style:name="Table42.G16" style:family="table-cell">
      <style:table-cell-properties fo:padding-left="0.0785in" fo:padding-right="0.075in" fo:padding-top="0in" fo:padding-bottom="0in" fo:border="0.75pt solid #00000a"/>
    </style:style>
    <style:style style:name="Table42.A17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7" style:family="table-cell">
      <style:table-cell-properties fo:padding-left="0.0785in" fo:padding-right="0.075in" fo:padding-top="0in" fo:padding-bottom="0in" fo:border="0.75pt solid #00000a"/>
    </style:style>
    <style:style style:name="Table42.C17" style:family="table-cell">
      <style:table-cell-properties fo:padding-left="0.0785in" fo:padding-right="0.075in" fo:padding-top="0in" fo:padding-bottom="0in" fo:border="0.75pt solid #00000a"/>
    </style:style>
    <style:style style:name="Table42.D17" style:family="table-cell">
      <style:table-cell-properties fo:padding-left="0.0785in" fo:padding-right="0.075in" fo:padding-top="0in" fo:padding-bottom="0in" fo:border="0.75pt solid #00000a"/>
    </style:style>
    <style:style style:name="Table42.E17" style:family="table-cell">
      <style:table-cell-properties fo:padding-left="0.0785in" fo:padding-right="0.075in" fo:padding-top="0in" fo:padding-bottom="0in" fo:border="0.75pt solid #00000a"/>
    </style:style>
    <style:style style:name="Table42.F17" style:family="table-cell">
      <style:table-cell-properties fo:padding-left="0.0785in" fo:padding-right="0.075in" fo:padding-top="0in" fo:padding-bottom="0in" fo:border="0.75pt solid #00000a"/>
    </style:style>
    <style:style style:name="Table42.G17" style:family="table-cell">
      <style:table-cell-properties fo:padding-left="0.0785in" fo:padding-right="0.075in" fo:padding-top="0in" fo:padding-bottom="0in" fo:border="0.75pt solid #00000a"/>
    </style:style>
    <style:style style:name="Table42.A18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8" style:family="table-cell">
      <style:table-cell-properties fo:padding-left="0.0785in" fo:padding-right="0.075in" fo:padding-top="0in" fo:padding-bottom="0in" fo:border="0.75pt solid #00000a"/>
    </style:style>
    <style:style style:name="Table42.C18" style:family="table-cell">
      <style:table-cell-properties fo:padding-left="0.0785in" fo:padding-right="0.075in" fo:padding-top="0in" fo:padding-bottom="0in" fo:border="0.75pt solid #00000a"/>
    </style:style>
    <style:style style:name="Table42.D18" style:family="table-cell">
      <style:table-cell-properties fo:padding-left="0.0785in" fo:padding-right="0.075in" fo:padding-top="0in" fo:padding-bottom="0in" fo:border="0.75pt solid #00000a"/>
    </style:style>
    <style:style style:name="Table42.E18" style:family="table-cell">
      <style:table-cell-properties fo:padding-left="0.0785in" fo:padding-right="0.075in" fo:padding-top="0in" fo:padding-bottom="0in" fo:border="0.75pt solid #00000a"/>
    </style:style>
    <style:style style:name="Table42.F18" style:family="table-cell">
      <style:table-cell-properties fo:padding-left="0.0785in" fo:padding-right="0.075in" fo:padding-top="0in" fo:padding-bottom="0in" fo:border="0.75pt solid #00000a"/>
    </style:style>
    <style:style style:name="Table42.G18" style:family="table-cell">
      <style:table-cell-properties fo:padding-left="0.0785in" fo:padding-right="0.075in" fo:padding-top="0in" fo:padding-bottom="0in" fo:border="0.75pt solid #00000a"/>
    </style:style>
    <style:style style:name="Table42.A19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9" style:family="table-cell">
      <style:table-cell-properties fo:padding-left="0.0785in" fo:padding-right="0.075in" fo:padding-top="0in" fo:padding-bottom="0in" fo:border="0.75pt solid #00000a"/>
    </style:style>
    <style:style style:name="Table42.C19" style:family="table-cell">
      <style:table-cell-properties fo:padding-left="0.0785in" fo:padding-right="0.075in" fo:padding-top="0in" fo:padding-bottom="0in" fo:border="0.75pt solid #00000a"/>
    </style:style>
    <style:style style:name="Table42.D19" style:family="table-cell">
      <style:table-cell-properties fo:padding-left="0.0785in" fo:padding-right="0.075in" fo:padding-top="0in" fo:padding-bottom="0in" fo:border="0.75pt solid #00000a"/>
    </style:style>
    <style:style style:name="Table42.E19" style:family="table-cell">
      <style:table-cell-properties fo:padding-left="0.0785in" fo:padding-right="0.075in" fo:padding-top="0in" fo:padding-bottom="0in" fo:border="0.75pt solid #00000a"/>
    </style:style>
    <style:style style:name="Table42.F19" style:family="table-cell">
      <style:table-cell-properties fo:padding-left="0.0785in" fo:padding-right="0.075in" fo:padding-top="0in" fo:padding-bottom="0in" fo:border="0.75pt solid #00000a"/>
    </style:style>
    <style:style style:name="Table42.G19" style:family="table-cell">
      <style:table-cell-properties fo:padding-left="0.0785in" fo:padding-right="0.075in" fo:padding-top="0in" fo:padding-bottom="0in" fo:border="0.75pt solid #00000a"/>
    </style:style>
    <style:style style:name="Table42.A20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0" style:family="table-cell">
      <style:table-cell-properties fo:padding-left="0.0785in" fo:padding-right="0.075in" fo:padding-top="0in" fo:padding-bottom="0in" fo:border="0.75pt solid #00000a"/>
    </style:style>
    <style:style style:name="Table42.C20" style:family="table-cell">
      <style:table-cell-properties fo:padding-left="0.0785in" fo:padding-right="0.075in" fo:padding-top="0in" fo:padding-bottom="0in" fo:border="0.75pt solid #00000a"/>
    </style:style>
    <style:style style:name="Table42.D20" style:family="table-cell">
      <style:table-cell-properties fo:padding-left="0.0785in" fo:padding-right="0.075in" fo:padding-top="0in" fo:padding-bottom="0in" fo:border="0.75pt solid #00000a"/>
    </style:style>
    <style:style style:name="Table42.E20" style:family="table-cell">
      <style:table-cell-properties fo:padding-left="0.0785in" fo:padding-right="0.075in" fo:padding-top="0in" fo:padding-bottom="0in" fo:border="0.75pt solid #00000a"/>
    </style:style>
    <style:style style:name="Table42.F20" style:family="table-cell">
      <style:table-cell-properties fo:padding-left="0.0785in" fo:padding-right="0.075in" fo:padding-top="0in" fo:padding-bottom="0in" fo:border="0.75pt solid #00000a"/>
    </style:style>
    <style:style style:name="Table42.G20" style:family="table-cell">
      <style:table-cell-properties fo:padding-left="0.0785in" fo:padding-right="0.075in" fo:padding-top="0in" fo:padding-bottom="0in" fo:border="0.75pt solid #00000a"/>
    </style:style>
    <style:style style:name="Table42.A21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1" style:family="table-cell">
      <style:table-cell-properties fo:padding-left="0.0785in" fo:padding-right="0.075in" fo:padding-top="0in" fo:padding-bottom="0in" fo:border="0.75pt solid #00000a"/>
    </style:style>
    <style:style style:name="Table42.C21" style:family="table-cell">
      <style:table-cell-properties fo:padding-left="0.0785in" fo:padding-right="0.075in" fo:padding-top="0in" fo:padding-bottom="0in" fo:border="0.75pt solid #00000a"/>
    </style:style>
    <style:style style:name="Table42.D21" style:family="table-cell">
      <style:table-cell-properties fo:padding-left="0.0785in" fo:padding-right="0.075in" fo:padding-top="0in" fo:padding-bottom="0in" fo:border="0.75pt solid #00000a"/>
    </style:style>
    <style:style style:name="Table42.E21" style:family="table-cell">
      <style:table-cell-properties fo:padding-left="0.0785in" fo:padding-right="0.075in" fo:padding-top="0in" fo:padding-bottom="0in" fo:border="0.75pt solid #00000a"/>
    </style:style>
    <style:style style:name="Table42.F21" style:family="table-cell">
      <style:table-cell-properties fo:padding-left="0.0785in" fo:padding-right="0.075in" fo:padding-top="0in" fo:padding-bottom="0in" fo:border="0.75pt solid #00000a"/>
    </style:style>
    <style:style style:name="Table42.G21" style:family="table-cell">
      <style:table-cell-properties fo:padding-left="0.0785in" fo:padding-right="0.075in" fo:padding-top="0in" fo:padding-bottom="0in" fo:border="0.75pt solid #00000a"/>
    </style:style>
    <style:style style:name="Table42.A22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2" style:family="table-cell">
      <style:table-cell-properties fo:padding-left="0.0785in" fo:padding-right="0.075in" fo:padding-top="0in" fo:padding-bottom="0in" fo:border="0.75pt solid #00000a"/>
    </style:style>
    <style:style style:name="Table42.C22" style:family="table-cell">
      <style:table-cell-properties fo:padding-left="0.0785in" fo:padding-right="0.075in" fo:padding-top="0in" fo:padding-bottom="0in" fo:border="0.75pt solid #00000a"/>
    </style:style>
    <style:style style:name="Table42.D22" style:family="table-cell">
      <style:table-cell-properties fo:padding-left="0.0785in" fo:padding-right="0.075in" fo:padding-top="0in" fo:padding-bottom="0in" fo:border="0.75pt solid #00000a"/>
    </style:style>
    <style:style style:name="Table42.E22" style:family="table-cell">
      <style:table-cell-properties fo:padding-left="0.0785in" fo:padding-right="0.075in" fo:padding-top="0in" fo:padding-bottom="0in" fo:border="0.75pt solid #00000a"/>
    </style:style>
    <style:style style:name="Table42.F22" style:family="table-cell">
      <style:table-cell-properties fo:padding-left="0.0785in" fo:padding-right="0.075in" fo:padding-top="0in" fo:padding-bottom="0in" fo:border="0.75pt solid #00000a"/>
    </style:style>
    <style:style style:name="Table42.G22" style:family="table-cell">
      <style:table-cell-properties fo:padding-left="0.0785in" fo:padding-right="0.075in" fo:padding-top="0in" fo:padding-bottom="0in" fo:border="0.75pt solid #00000a"/>
    </style:style>
    <style:style style:name="Table42.A23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3" style:family="table-cell">
      <style:table-cell-properties fo:padding-left="0.0785in" fo:padding-right="0.075in" fo:padding-top="0in" fo:padding-bottom="0in" fo:border="0.75pt solid #00000a"/>
    </style:style>
    <style:style style:name="Table42.C23" style:family="table-cell">
      <style:table-cell-properties fo:padding-left="0.0785in" fo:padding-right="0.075in" fo:padding-top="0in" fo:padding-bottom="0in" fo:border="0.75pt solid #00000a"/>
    </style:style>
    <style:style style:name="Table42.D23" style:family="table-cell">
      <style:table-cell-properties fo:padding-left="0.0785in" fo:padding-right="0.075in" fo:padding-top="0in" fo:padding-bottom="0in" fo:border="0.75pt solid #00000a"/>
    </style:style>
    <style:style style:name="Table42.E23" style:family="table-cell">
      <style:table-cell-properties fo:padding-left="0.0785in" fo:padding-right="0.075in" fo:padding-top="0in" fo:padding-bottom="0in" fo:border="0.75pt solid #00000a"/>
    </style:style>
    <style:style style:name="Table42.F23" style:family="table-cell">
      <style:table-cell-properties fo:padding-left="0.0785in" fo:padding-right="0.075in" fo:padding-top="0in" fo:padding-bottom="0in" fo:border="0.75pt solid #00000a"/>
    </style:style>
    <style:style style:name="Table42.G23" style:family="table-cell">
      <style:table-cell-properties fo:padding-left="0.0785in" fo:padding-right="0.075in" fo:padding-top="0in" fo:padding-bottom="0in" fo:border="0.75pt solid #00000a"/>
    </style:style>
    <style:style style:name="Table42.A24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4" style:family="table-cell">
      <style:table-cell-properties fo:padding-left="0.0785in" fo:padding-right="0.075in" fo:padding-top="0in" fo:padding-bottom="0in" fo:border="0.75pt solid #00000a"/>
    </style:style>
    <style:style style:name="Table42.C24" style:family="table-cell">
      <style:table-cell-properties fo:padding-left="0.0785in" fo:padding-right="0.075in" fo:padding-top="0in" fo:padding-bottom="0in" fo:border="0.75pt solid #00000a"/>
    </style:style>
    <style:style style:name="Table42.D24" style:family="table-cell">
      <style:table-cell-properties fo:padding-left="0.0785in" fo:padding-right="0.075in" fo:padding-top="0in" fo:padding-bottom="0in" fo:border="0.75pt solid #00000a"/>
    </style:style>
    <style:style style:name="Table42.E24" style:family="table-cell">
      <style:table-cell-properties fo:padding-left="0.0785in" fo:padding-right="0.075in" fo:padding-top="0in" fo:padding-bottom="0in" fo:border="0.75pt solid #00000a"/>
    </style:style>
    <style:style style:name="Table42.F24" style:family="table-cell">
      <style:table-cell-properties fo:padding-left="0.0785in" fo:padding-right="0.075in" fo:padding-top="0in" fo:padding-bottom="0in" fo:border="0.75pt solid #00000a"/>
    </style:style>
    <style:style style:name="Table42.G24" style:family="table-cell">
      <style:table-cell-properties fo:padding-left="0.0785in" fo:padding-right="0.075in" fo:padding-top="0in" fo:padding-bottom="0in" fo:border="0.75pt solid #00000a"/>
    </style:style>
    <style:style style:name="Table42.A25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5" style:family="table-cell">
      <style:table-cell-properties fo:padding-left="0.0785in" fo:padding-right="0.075in" fo:padding-top="0in" fo:padding-bottom="0in" fo:border="0.75pt solid #00000a"/>
    </style:style>
    <style:style style:name="Table42.C25" style:family="table-cell">
      <style:table-cell-properties fo:padding-left="0.0785in" fo:padding-right="0.075in" fo:padding-top="0in" fo:padding-bottom="0in" fo:border="0.75pt solid #00000a"/>
    </style:style>
    <style:style style:name="Table42.D25" style:family="table-cell">
      <style:table-cell-properties fo:padding-left="0.0785in" fo:padding-right="0.075in" fo:padding-top="0in" fo:padding-bottom="0in" fo:border="0.75pt solid #00000a"/>
    </style:style>
    <style:style style:name="Table42.E25" style:family="table-cell">
      <style:table-cell-properties fo:padding-left="0.0785in" fo:padding-right="0.075in" fo:padding-top="0in" fo:padding-bottom="0in" fo:border="0.75pt solid #00000a"/>
    </style:style>
    <style:style style:name="Table42.F25" style:family="table-cell">
      <style:table-cell-properties fo:padding-left="0.0785in" fo:padding-right="0.075in" fo:padding-top="0in" fo:padding-bottom="0in" fo:border="0.75pt solid #00000a"/>
    </style:style>
    <style:style style:name="Table42.G25" style:family="table-cell">
      <style:table-cell-properties fo:padding-left="0.0785in" fo:padding-right="0.075in" fo:padding-top="0in" fo:padding-bottom="0in" fo:border="0.75pt solid #00000a"/>
    </style:style>
    <style:style style:name="Table42.A26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6" style:family="table-cell">
      <style:table-cell-properties fo:padding-left="0.0785in" fo:padding-right="0.075in" fo:padding-top="0in" fo:padding-bottom="0in" fo:border="0.75pt solid #00000a"/>
    </style:style>
    <style:style style:name="Table42.C26" style:family="table-cell">
      <style:table-cell-properties fo:padding-left="0.0785in" fo:padding-right="0.075in" fo:padding-top="0in" fo:padding-bottom="0in" fo:border="0.75pt solid #00000a"/>
    </style:style>
    <style:style style:name="Table42.D26" style:family="table-cell">
      <style:table-cell-properties fo:padding-left="0.0785in" fo:padding-right="0.075in" fo:padding-top="0in" fo:padding-bottom="0in" fo:border="0.75pt solid #00000a"/>
    </style:style>
    <style:style style:name="Table42.E26" style:family="table-cell">
      <style:table-cell-properties fo:padding-left="0.0785in" fo:padding-right="0.075in" fo:padding-top="0in" fo:padding-bottom="0in" fo:border="0.75pt solid #00000a"/>
    </style:style>
    <style:style style:name="Table42.F26" style:family="table-cell">
      <style:table-cell-properties fo:padding-left="0.0785in" fo:padding-right="0.075in" fo:padding-top="0in" fo:padding-bottom="0in" fo:border="0.75pt solid #00000a"/>
    </style:style>
    <style:style style:name="Table42.G26" style:family="table-cell">
      <style:table-cell-properties fo:padding-left="0.0785in" fo:padding-right="0.075in" fo:padding-top="0in" fo:padding-bottom="0in" fo:border="0.75pt solid #00000a"/>
    </style:style>
    <style:style style:name="Table42.A27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7" style:family="table-cell">
      <style:table-cell-properties fo:padding-left="0.0785in" fo:padding-right="0.075in" fo:padding-top="0in" fo:padding-bottom="0in" fo:border="0.75pt solid #00000a"/>
    </style:style>
    <style:style style:name="Table42.C27" style:family="table-cell">
      <style:table-cell-properties fo:padding-left="0.0785in" fo:padding-right="0.075in" fo:padding-top="0in" fo:padding-bottom="0in" fo:border="0.75pt solid #00000a"/>
    </style:style>
    <style:style style:name="Table42.D27" style:family="table-cell">
      <style:table-cell-properties fo:padding-left="0.0785in" fo:padding-right="0.075in" fo:padding-top="0in" fo:padding-bottom="0in" fo:border="0.75pt solid #00000a"/>
    </style:style>
    <style:style style:name="Table42.E27" style:family="table-cell">
      <style:table-cell-properties fo:padding-left="0.0785in" fo:padding-right="0.075in" fo:padding-top="0in" fo:padding-bottom="0in" fo:border="0.75pt solid #00000a"/>
    </style:style>
    <style:style style:name="Table42.F27" style:family="table-cell">
      <style:table-cell-properties fo:padding-left="0.0785in" fo:padding-right="0.075in" fo:padding-top="0in" fo:padding-bottom="0in" fo:border="0.75pt solid #00000a"/>
    </style:style>
    <style:style style:name="Table42.G27" style:family="table-cell">
      <style:table-cell-properties fo:padding-left="0.0785in" fo:padding-right="0.075in" fo:padding-top="0in" fo:padding-bottom="0in" fo:border="0.75pt solid #00000a"/>
    </style:style>
    <style:style style:name="Table1" style:family="table">
      <style:table-properties style:width="6.2188in" fo:margin-left="0.4833in" table:align="left"/>
    </style:style>
    <style:style style:name="Table1.A" style:family="table-column">
      <style:table-column-properties style:column-width="1.2861in"/>
    </style:style>
    <style:style style:name="Table1.B" style:family="table-column">
      <style:table-column-properties style:column-width="1.6389in"/>
    </style:style>
    <style:style style:name="Table1.C" style:family="table-column">
      <style:table-column-properties style:column-width="1.6465in"/>
    </style:style>
    <style:style style:name="Table1.D" style:family="table-column">
      <style:table-column-properties style:column-width="1.64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2188in" fo:margin-left="0.4833in" table:align="left" style:shadow="none"/>
    </style:style>
    <style:style style:name="Table2.A" style:family="table-column">
      <style:table-column-properties style:column-width="1.0188in"/>
    </style:style>
    <style:style style:name="Table2.B" style:family="table-column">
      <style:table-column-properties style:column-width="1.2986in"/>
    </style:style>
    <style:style style:name="Table2.C" style:family="table-column">
      <style:table-column-properties style:column-width="1.2979in"/>
    </style:style>
    <style:style style:name="Table2.E" style:family="table-column">
      <style:table-column-properties style:column-width="1.3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188in" fo:margin-left="0.4833in" table:align="left"/>
    </style:style>
    <style:style style:name="Table3.A" style:family="table-column">
      <style:table-column-properties style:column-width="1.2861in"/>
    </style:style>
    <style:style style:name="Table3.B" style:family="table-column">
      <style:table-column-properties style:column-width="2.4639in"/>
    </style:style>
    <style:style style:name="Table3.C" style:family="table-column">
      <style:table-column-properties style:column-width="2.468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6.2188in" fo:margin-left="0.4833in" table:align="left" style:shadow="none"/>
    </style:style>
    <style:style style:name="Table4.A" style:family="table-column">
      <style:table-column-properties style:column-width="1.0188in"/>
    </style:style>
    <style:style style:name="Table4.B" style:family="table-column">
      <style:table-column-properties style:column-width="1.2986in"/>
    </style:style>
    <style:style style:name="Table4.C" style:family="table-column">
      <style:table-column-properties style:column-width="1.2979in"/>
    </style:style>
    <style:style style:name="Table4.E" style:family="table-column">
      <style:table-column-properties style:column-width="1.3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1875in" fo:margin-left="0.5146in" table:align="left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1.645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6" style:family="table">
      <style:table-properties style:width="6.2188in" fo:margin-left="0.4833in" table:align="left" style:shadow="none"/>
    </style:style>
    <style:style style:name="Table6.A" style:family="table-column">
      <style:table-column-properties style:column-width="1.0188in"/>
    </style:style>
    <style:style style:name="Table6.B" style:family="table-column">
      <style:table-column-properties style:column-width="1.2986in"/>
    </style:style>
    <style:style style:name="Table6.C" style:family="table-column">
      <style:table-column-properties style:column-width="1.2979in"/>
    </style:style>
    <style:style style:name="Table6.E" style:family="table-column">
      <style:table-column-properties style:column-width="1.305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2188in" fo:margin-left="0.4833in" table:align="left"/>
    </style:style>
    <style:style style:name="Table12.A" style:family="table-column">
      <style:table-column-properties style:column-width="1.2861in"/>
    </style:style>
    <style:style style:name="Table12.B" style:family="table-column">
      <style:table-column-properties style:column-width="4.9326in"/>
    </style:style>
    <style:style style:name="Table12.1" style:family="table-row">
      <style:table-row-properties style:min-row-height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8" style:family="table">
      <style:table-properties style:width="6.2188in" fo:margin-left="0.4833in" table:align="left" style:shadow="none"/>
    </style:style>
    <style:style style:name="Table8.A" style:family="table-column">
      <style:table-column-properties style:column-width="1.0188in"/>
    </style:style>
    <style:style style:name="Table8.B" style:family="table-column">
      <style:table-column-properties style:column-width="1.2986in"/>
    </style:style>
    <style:style style:name="Table8.C" style:family="table-column">
      <style:table-column-properties style:column-width="1.2979in"/>
    </style:style>
    <style:style style:name="Table8.E" style:family="table-column">
      <style:table-column-properties style:column-width="1.305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2188in" fo:margin-left="0.4833in" table:align="left"/>
    </style:style>
    <style:style style:name="Table9.A" style:family="table-column">
      <style:table-column-properties style:column-width="1.2861in"/>
    </style:style>
    <style:style style:name="Table9.B" style:family="table-column">
      <style:table-column-properties style:column-width="1.6389in"/>
    </style:style>
    <style:style style:name="Table9.C" style:family="table-column">
      <style:table-column-properties style:column-width="3.29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10" style:family="table">
      <style:table-properties style:width="6.2188in" fo:margin-left="0.4833in" table:align="left" style:shadow="none"/>
    </style:style>
    <style:style style:name="Table10.A" style:family="table-column">
      <style:table-column-properties style:column-width="1.0188in"/>
    </style:style>
    <style:style style:name="Table10.B" style:family="table-column">
      <style:table-column-properties style:column-width="1.2986in"/>
    </style:style>
    <style:style style:name="Table10.C" style:family="table-column">
      <style:table-column-properties style:column-width="1.2979in"/>
    </style:style>
    <style:style style:name="Table10.E" style:family="table-column">
      <style:table-column-properties style:column-width="1.305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125in"/>
    </style:style>
    <style:style style:name="Table5.G" style:family="table-column">
      <style:table-column-properties style:column-width="0.9375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G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7" style:family="table">
      <style:table-properties style:width="6.2188in" fo:margin-left="0.4833in" table:align="left" style:shadow="none"/>
    </style:style>
    <style:style style:name="Table7.A" style:family="table-column">
      <style:table-column-properties style:column-width="1.0188in"/>
    </style:style>
    <style:style style:name="Table7.B" style:family="table-column">
      <style:table-column-properties style:column-width="1.2986in"/>
    </style:style>
    <style:style style:name="Table7.C" style:family="table-column">
      <style:table-column-properties style:column-width="1.2979in"/>
    </style:style>
    <style:style style:name="Table7.E" style:family="table-column">
      <style:table-column-properties style:column-width="1.305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2.625in"/>
    </style:style>
    <style:style style:name="Table13.B" style:family="table-column">
      <style:table-column-properties style:column-width="3.5625in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4" style:family="table">
      <style:table-properties style:width="6.2188in" fo:margin-left="0.4833in" table:align="left" style:shadow="none"/>
    </style:style>
    <style:style style:name="Table14.A" style:family="table-column">
      <style:table-column-properties style:column-width="1.0188in"/>
    </style:style>
    <style:style style:name="Table14.B" style:family="table-column">
      <style:table-column-properties style:column-width="1.2986in"/>
    </style:style>
    <style:style style:name="Table14.C" style:family="table-column">
      <style:table-column-properties style:column-width="1.2979in"/>
    </style:style>
    <style:style style:name="Table14.E" style:family="table-column">
      <style:table-column-properties style:column-width="1.305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9729in"/>
    </style:style>
    <style:style style:name="Table15.E" style:family="table-column">
      <style:table-column-properties style:column-width="0.9736in"/>
    </style:style>
    <style:style style:name="Table15.F" style:family="table-column">
      <style:table-column-properties style:column-width="1.3222in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F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6" style:family="table">
      <style:table-properties style:width="6.2188in" fo:margin-left="0.4833in" table:align="left" style:shadow="none"/>
    </style:style>
    <style:style style:name="Table16.A" style:family="table-column">
      <style:table-column-properties style:column-width="1.0188in"/>
    </style:style>
    <style:style style:name="Table16.B" style:family="table-column">
      <style:table-column-properties style:column-width="1.2986in"/>
    </style:style>
    <style:style style:name="Table16.C" style:family="table-column">
      <style:table-column-properties style:column-width="1.2979in"/>
    </style:style>
    <style:style style:name="Table16.E" style:family="table-column">
      <style:table-column-properties style:column-width="1.305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13" style:family="table-row">
      <style:table-row-properties style:min-row-height="0.1396in"/>
    </style:style>
    <style:style style:name="Table43" style:family="table">
      <style:table-properties style:width="6.1979in" fo:margin-left="0.5042in" table:align="left"/>
    </style:style>
    <style:style style:name="Table43.A" style:family="table-column">
      <style:table-column-properties style:column-width="0.8333in"/>
    </style:style>
    <style:style style:name="Table43.B" style:family="table-column">
      <style:table-column-properties style:column-width="1.3438in"/>
    </style:style>
    <style:style style:name="Table43.C" style:family="table-column">
      <style:table-column-properties style:column-width="1.3333in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E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1in"/>
    </style:style>
    <style:style style:name="Table18.B" style:family="table-column">
      <style:table-column-properties style:column-width="2.3583in"/>
    </style:style>
    <style:style style:name="Table18.C" style:family="table-column">
      <style:table-column-properties style:column-width="2.8292in"/>
    </style:style>
    <style:style style:name="Table18.1" style:family="table-row">
      <style:table-row-properties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8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9" style:family="table">
      <style:table-properties style:width="6.2188in" fo:margin-left="0.4833in" table:align="left" style:shadow="none"/>
    </style:style>
    <style:style style:name="Table19.A" style:family="table-column">
      <style:table-column-properties style:column-width="1.0188in"/>
    </style:style>
    <style:style style:name="Table19.B" style:family="table-column">
      <style:table-column-properties style:column-width="1.2986in"/>
    </style:style>
    <style:style style:name="Table19.C" style:family="table-column">
      <style:table-column-properties style:column-width="1.2979in"/>
    </style:style>
    <style:style style:name="Table19.D" style:family="table-column">
      <style:table-column-properties style:column-width="1.0097in"/>
    </style:style>
    <style:style style:name="Table19.E" style:family="table-column">
      <style:table-column-properties style:column-width="1.5938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7" style:family="table-row">
      <style:table-row-properties style:min-row-height="0.3132in"/>
    </style:style>
    <style:style style:name="Table19.8" style:family="table-row">
      <style:table-row-properties style:min-row-height="0.2104in"/>
    </style:style>
    <style:style style:name="Table19.13" style:family="table-row">
      <style:table-row-properties style:min-row-height="0.1396in"/>
    </style:style>
    <style:style style:name="Table21" style:family="table">
      <style:table-properties style:width="6.2604in" fo:margin-left="0.4417in" table:align="left"/>
    </style:style>
    <style:style style:name="Table21.A" style:family="table-column">
      <style:table-column-properties style:column-width="0.8958in"/>
    </style:style>
    <style:style style:name="Table21.B" style:family="table-column">
      <style:table-column-properties style:column-width="1.3438in"/>
    </style:style>
    <style:style style:name="Table21.C" style:family="table-column">
      <style:table-column-properties style:column-width="1.3333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1979in" fo:margin-left="0.5042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8333in"/>
    </style:style>
    <style:style style:name="Table20.B" style:family="table-column">
      <style:table-column-properties style:column-width="1.3438in"/>
    </style:style>
    <style:style style:name="Table20.C" style:family="table-column">
      <style:table-column-properties style:column-width="1.333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3" style:family="table-row">
      <style:table-row-properties fo:background-color="transparent" fo:keep-together="auto">
        <style:background-image/>
      </style:table-row-properties>
    </style:style>
    <style:style style:name="Table20.E3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0.E4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1.6875in"/>
    </style:style>
    <style:style style:name="Table22.C" style:family="table-column">
      <style:table-column-properties style:column-width="3in"/>
    </style:style>
    <style:style style:name="Table22.1" style:family="table-row">
      <style:table-row-properties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2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3" style:family="table">
      <style:table-properties style:width="6.2188in" fo:margin-left="0.4833in" table:align="left" style:shadow="none"/>
    </style:style>
    <style:style style:name="Table23.A" style:family="table-column">
      <style:table-column-properties style:column-width="1.0188in"/>
    </style:style>
    <style:style style:name="Table23.B" style:family="table-column">
      <style:table-column-properties style:column-width="1.2986in"/>
    </style:style>
    <style:style style:name="Table23.C" style:family="table-column">
      <style:table-column-properties style:column-width="1.2979in"/>
    </style:style>
    <style:style style:name="Table23.E" style:family="table-column">
      <style:table-column-properties style:column-width="1.3056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E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1979in" fo:margin-left="0.5042in" table:align="left"/>
    </style:style>
    <style:style style:name="Table25.A" style:family="table-column">
      <style:table-column-properties style:column-width="0.8333in"/>
    </style:style>
    <style:style style:name="Table25.B" style:family="table-column">
      <style:table-column-properties style:column-width="1.3438in"/>
    </style:style>
    <style:style style:name="Table25.C" style:family="table-column">
      <style:table-column-properties style:column-width="1.333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E1" style:family="table-cell">
      <style:table-cell-properties fo:padding="0.0382in" fo:border="0.05pt solid #000000"/>
    </style:style>
    <style:style style:name="Table25.2" style:family="table-row">
      <style:table-row-properties style:min-row-height="0.2944in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1979in" fo:margin-left="0.5042in" table:align="left"/>
    </style:style>
    <style:style style:name="Table24.A" style:family="table-column">
      <style:table-column-properties style:column-width="0.8333in"/>
    </style:style>
    <style:style style:name="Table24.B" style:family="table-column">
      <style:table-column-properties style:column-width="1.3438in"/>
    </style:style>
    <style:style style:name="Table24.C" style:family="table-column">
      <style:table-column-properties style:column-width="1.3333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2.625in"/>
    </style:style>
    <style:style style:name="Table26.B" style:family="table-column">
      <style:table-column-properties style:column-width="1.7813in"/>
    </style:style>
    <style:style style:name="Table26.1" style:family="table-row">
      <style:table-row-properties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6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7" style:family="table">
      <style:table-properties style:width="6.2188in" fo:margin-left="0.4833in" table:align="left" style:shadow="none"/>
    </style:style>
    <style:style style:name="Table27.A" style:family="table-column">
      <style:table-column-properties style:column-width="1.0188in"/>
    </style:style>
    <style:style style:name="Table27.B" style:family="table-column">
      <style:table-column-properties style:column-width="1.2986in"/>
    </style:style>
    <style:style style:name="Table27.C" style:family="table-column">
      <style:table-column-properties style:column-width="1.2979in"/>
    </style:style>
    <style:style style:name="Table27.E" style:family="table-column">
      <style:table-column-properties style:column-width="1.3056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E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2.625in"/>
    </style:style>
    <style:style style:name="Table28.B" style:family="table-column">
      <style:table-column-properties style:column-width="3.5625in"/>
    </style:style>
    <style:style style:name="Table28.1" style:family="table-row">
      <style:table-row-properties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8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9" style:family="table">
      <style:table-properties style:width="6.2188in" fo:margin-left="0.4833in" table:align="left" style:shadow="none"/>
    </style:style>
    <style:style style:name="Table29.A" style:family="table-column">
      <style:table-column-properties style:column-width="1.0188in"/>
    </style:style>
    <style:style style:name="Table29.B" style:family="table-column">
      <style:table-column-properties style:column-width="1.2986in"/>
    </style:style>
    <style:style style:name="Table29.C" style:family="table-column">
      <style:table-column-properties style:column-width="1.2979in"/>
    </style:style>
    <style:style style:name="Table29.E" style:family="table-column">
      <style:table-column-properties style:column-width="1.3056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E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2.625in"/>
    </style:style>
    <style:style style:name="Table30.B" style:family="table-column">
      <style:table-column-properties style:column-width="3.5625in"/>
    </style:style>
    <style:style style:name="Table30.1" style:family="table-row">
      <style:table-row-properties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0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1" style:family="table">
      <style:table-properties style:width="6.2188in" fo:margin-left="0.4833in" table:align="left" style:shadow="none"/>
    </style:style>
    <style:style style:name="Table31.A" style:family="table-column">
      <style:table-column-properties style:column-width="1.0188in"/>
    </style:style>
    <style:style style:name="Table31.B" style:family="table-column">
      <style:table-column-properties style:column-width="1.2986in"/>
    </style:style>
    <style:style style:name="Table31.C" style:family="table-column">
      <style:table-column-properties style:column-width="1.2979in"/>
    </style:style>
    <style:style style:name="Table31.E" style:family="table-column">
      <style:table-column-properties style:column-width="1.3056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E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2.625in"/>
    </style:style>
    <style:style style:name="Table32.B" style:family="table-column">
      <style:table-column-properties style:column-width="3.5625in"/>
    </style:style>
    <style:style style:name="Table32.1" style:family="table-row">
      <style:table-row-properties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2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3" style:family="table">
      <style:table-properties style:width="6.2188in" fo:margin-left="0.4833in" table:align="left" style:shadow="none"/>
    </style:style>
    <style:style style:name="Table33.A" style:family="table-column">
      <style:table-column-properties style:column-width="1.0188in"/>
    </style:style>
    <style:style style:name="Table33.B" style:family="table-column">
      <style:table-column-properties style:column-width="1.2986in"/>
    </style:style>
    <style:style style:name="Table33.C" style:family="table-column">
      <style:table-column-properties style:column-width="1.2979in"/>
    </style:style>
    <style:style style:name="Table33.E" style:family="table-column">
      <style:table-column-properties style:column-width="1.3056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E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1.3125in"/>
    </style:style>
    <style:style style:name="Table34.B" style:family="table-column">
      <style:table-column-properties style:column-width="1.625in"/>
    </style:style>
    <style:style style:name="Table34.1" style:family="table-row">
      <style:table-row-properties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4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5" style:family="table">
      <style:table-properties style:width="6.2188in" fo:margin-left="0.4833in" table:align="left" style:shadow="none"/>
    </style:style>
    <style:style style:name="Table35.A" style:family="table-column">
      <style:table-column-properties style:column-width="1.0188in"/>
    </style:style>
    <style:style style:name="Table35.B" style:family="table-column">
      <style:table-column-properties style:column-width="1.2986in"/>
    </style:style>
    <style:style style:name="Table35.C" style:family="table-column">
      <style:table-column-properties style:column-width="1.2979in"/>
    </style:style>
    <style:style style:name="Table35.E" style:family="table-column">
      <style:table-column-properties style:column-width="1.3056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E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2.625in"/>
    </style:style>
    <style:style style:name="Table36.B" style:family="table-column">
      <style:table-column-properties style:column-width="3.5625in"/>
    </style:style>
    <style:style style:name="Table36.1" style:family="table-row">
      <style:table-row-properties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6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7" style:family="table">
      <style:table-properties style:width="6.2188in" fo:margin-left="0.4833in" table:align="left" style:shadow="none"/>
    </style:style>
    <style:style style:name="Table37.A" style:family="table-column">
      <style:table-column-properties style:column-width="1.0188in"/>
    </style:style>
    <style:style style:name="Table37.B" style:family="table-column">
      <style:table-column-properties style:column-width="1.2986in"/>
    </style:style>
    <style:style style:name="Table37.C" style:family="table-column">
      <style:table-column-properties style:column-width="1.2979in"/>
    </style:style>
    <style:style style:name="Table37.E" style:family="table-column">
      <style:table-column-properties style:column-width="1.3056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E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5625in"/>
    </style:style>
    <style:style style:name="Table38.1" style:family="table-row">
      <style:table-row-properties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8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9" style:family="table">
      <style:table-properties style:width="6.2188in" fo:margin-left="0.4833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1.0188in"/>
    </style:style>
    <style:style style:name="Table39.B" style:family="table-column">
      <style:table-column-properties style:column-width="1.2986in"/>
    </style:style>
    <style:style style:name="Table39.C" style:family="table-column">
      <style:table-column-properties style:column-width="1.2979in"/>
    </style:style>
    <style:style style:name="Table39.E" style:family="table-column">
      <style:table-column-properties style:column-width="1.3056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E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D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9.E5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0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1.3125in"/>
    </style:style>
    <style:style style:name="Table40.C" style:family="table-column">
      <style:table-column-properties style:column-width="3.5625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0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41" style:family="table">
      <style:table-properties style:width="6.2188in" fo:margin-left="0.4833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1.0188in"/>
    </style:style>
    <style:style style:name="Table41.B" style:family="table-column">
      <style:table-column-properties style:column-width="1.2986in"/>
    </style:style>
    <style:style style:name="Table41.C" style:family="table-column">
      <style:table-column-properties style:column-width="1.2979in"/>
    </style:style>
    <style:style style:name="Table41.E" style:family="table-column">
      <style:table-column-properties style:column-width="1.3056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E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D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1.E5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951a2" officeooo:paragraph-rsid="001951a2"/>
    </style:style>
    <style:style style:name="P2" style:family="paragraph" style:parent-style-name="Standard">
      <style:text-properties officeooo:rsid="001951a2" officeooo:paragraph-rsid="00faac2d"/>
    </style:style>
    <style:style style:name="P3" style:family="paragraph" style:parent-style-name="Standard">
      <style:text-properties officeooo:rsid="001951a2" officeooo:paragraph-rsid="00fbbd99"/>
    </style:style>
    <style:style style:name="P4" style:family="paragraph" style:parent-style-name="Standard">
      <style:text-properties officeooo:rsid="001951a2" officeooo:paragraph-rsid="01217f3e"/>
    </style:style>
    <style:style style:name="P5" style:family="paragraph" style:parent-style-name="Standard">
      <style:text-properties officeooo:rsid="001aad36" officeooo:paragraph-rsid="001aad36"/>
    </style:style>
    <style:style style:name="P6" style:family="paragraph" style:parent-style-name="Standard">
      <style:text-properties officeooo:rsid="001aad36" officeooo:paragraph-rsid="001ff89b"/>
    </style:style>
    <style:style style:name="P7" style:family="paragraph" style:parent-style-name="Standard">
      <style:text-properties officeooo:rsid="001aad36" officeooo:paragraph-rsid="0021d8ff"/>
    </style:style>
    <style:style style:name="P8" style:family="paragraph" style:parent-style-name="Standard">
      <style:text-properties officeooo:rsid="001aad36" officeooo:paragraph-rsid="002be0c4"/>
    </style:style>
    <style:style style:name="P9" style:family="paragraph" style:parent-style-name="Standard">
      <style:text-properties officeooo:rsid="001aad36" officeooo:paragraph-rsid="002e8e29"/>
    </style:style>
    <style:style style:name="P10" style:family="paragraph" style:parent-style-name="Standard">
      <style:text-properties officeooo:rsid="001aad36" officeooo:paragraph-rsid="0032fb97"/>
    </style:style>
    <style:style style:name="P11" style:family="paragraph" style:parent-style-name="Standard">
      <style:text-properties officeooo:rsid="001aad36" officeooo:paragraph-rsid="0036a025"/>
    </style:style>
    <style:style style:name="P12" style:family="paragraph" style:parent-style-name="Standard">
      <style:text-properties officeooo:rsid="001aad36" officeooo:paragraph-rsid="0036ed17"/>
    </style:style>
    <style:style style:name="P13" style:family="paragraph" style:parent-style-name="Standard">
      <style:text-properties officeooo:rsid="001aad36" officeooo:paragraph-rsid="003e4f5b"/>
    </style:style>
    <style:style style:name="P14" style:family="paragraph" style:parent-style-name="Standard">
      <style:text-properties officeooo:rsid="001aad36" officeooo:paragraph-rsid="00423e18"/>
    </style:style>
    <style:style style:name="P15" style:family="paragraph" style:parent-style-name="Standard">
      <style:text-properties officeooo:rsid="001aad36" officeooo:paragraph-rsid="004cc3d0"/>
    </style:style>
    <style:style style:name="P16" style:family="paragraph" style:parent-style-name="Standard">
      <style:text-properties officeooo:rsid="001aad36" officeooo:paragraph-rsid="004ff9ff"/>
    </style:style>
    <style:style style:name="P17" style:family="paragraph" style:parent-style-name="Standard">
      <style:text-properties officeooo:rsid="001aad36" officeooo:paragraph-rsid="0053251e"/>
    </style:style>
    <style:style style:name="P18" style:family="paragraph" style:parent-style-name="Standard">
      <style:text-properties officeooo:rsid="001aad36" officeooo:paragraph-rsid="00580ae3"/>
    </style:style>
    <style:style style:name="P19" style:family="paragraph" style:parent-style-name="Standard">
      <style:text-properties officeooo:rsid="001aad36" officeooo:paragraph-rsid="00599d73"/>
    </style:style>
    <style:style style:name="P20" style:family="paragraph" style:parent-style-name="Standard">
      <style:text-properties officeooo:rsid="001aad36" officeooo:paragraph-rsid="00647e87"/>
    </style:style>
    <style:style style:name="P21" style:family="paragraph" style:parent-style-name="Standard">
      <style:text-properties officeooo:rsid="001aad36" officeooo:paragraph-rsid="0077da39"/>
    </style:style>
    <style:style style:name="P22" style:family="paragraph" style:parent-style-name="Standard">
      <style:text-properties officeooo:rsid="001aad36" officeooo:paragraph-rsid="007a024e"/>
    </style:style>
    <style:style style:name="P23" style:family="paragraph" style:parent-style-name="Standard">
      <style:text-properties officeooo:rsid="001aad36" officeooo:paragraph-rsid="007a5d56"/>
    </style:style>
    <style:style style:name="P24" style:family="paragraph" style:parent-style-name="Standard">
      <style:text-properties officeooo:rsid="001aad36" officeooo:paragraph-rsid="007bc969"/>
    </style:style>
    <style:style style:name="P25" style:family="paragraph" style:parent-style-name="Standard">
      <style:text-properties officeooo:rsid="001aad36" officeooo:paragraph-rsid="0081f769"/>
    </style:style>
    <style:style style:name="P26" style:family="paragraph" style:parent-style-name="Standard">
      <style:text-properties officeooo:rsid="001aad36" officeooo:paragraph-rsid="0085b5b2"/>
    </style:style>
    <style:style style:name="P27" style:family="paragraph" style:parent-style-name="Standard">
      <style:text-properties officeooo:rsid="001aad36" officeooo:paragraph-rsid="00985089"/>
    </style:style>
    <style:style style:name="P28" style:family="paragraph" style:parent-style-name="Standard">
      <style:text-properties officeooo:rsid="001aad36" officeooo:paragraph-rsid="00bdb1bd"/>
    </style:style>
    <style:style style:name="P29" style:family="paragraph" style:parent-style-name="Standard">
      <style:text-properties officeooo:rsid="001aad36" officeooo:paragraph-rsid="00c28815"/>
    </style:style>
    <style:style style:name="P30" style:family="paragraph" style:parent-style-name="Standard">
      <style:text-properties officeooo:rsid="001aad36" officeooo:paragraph-rsid="00d94ee0"/>
    </style:style>
    <style:style style:name="P31" style:family="paragraph" style:parent-style-name="Standard">
      <style:text-properties officeooo:rsid="001aad36" officeooo:paragraph-rsid="00e97b18"/>
    </style:style>
    <style:style style:name="P32" style:family="paragraph" style:parent-style-name="Standard">
      <style:text-properties officeooo:rsid="001aad36" officeooo:paragraph-rsid="00f44ee1"/>
    </style:style>
    <style:style style:name="P33" style:family="paragraph" style:parent-style-name="Standard">
      <style:text-properties officeooo:rsid="001aad36" officeooo:paragraph-rsid="00f82554"/>
    </style:style>
    <style:style style:name="P34" style:family="paragraph" style:parent-style-name="Standard">
      <style:text-properties officeooo:rsid="001aad36" officeooo:paragraph-rsid="00faac2d"/>
    </style:style>
    <style:style style:name="P35" style:family="paragraph" style:parent-style-name="Standard">
      <style:text-properties officeooo:rsid="001aad36" officeooo:paragraph-rsid="00fbbd99"/>
    </style:style>
    <style:style style:name="P36" style:family="paragraph" style:parent-style-name="Standard">
      <style:text-properties officeooo:rsid="001aad36" officeooo:paragraph-rsid="010a798d"/>
    </style:style>
    <style:style style:name="P37" style:family="paragraph" style:parent-style-name="Standard">
      <style:text-properties officeooo:rsid="001aad36" officeooo:paragraph-rsid="010c67dd"/>
    </style:style>
    <style:style style:name="P38" style:family="paragraph" style:parent-style-name="Standard">
      <style:text-properties officeooo:rsid="001aad36" officeooo:paragraph-rsid="01109d73"/>
    </style:style>
    <style:style style:name="P39" style:family="paragraph" style:parent-style-name="Standard">
      <style:text-properties officeooo:rsid="001aad36" officeooo:paragraph-rsid="0113b9d5"/>
    </style:style>
    <style:style style:name="P40" style:family="paragraph" style:parent-style-name="Standard">
      <style:text-properties officeooo:rsid="001aad36" officeooo:paragraph-rsid="0115b9c4"/>
    </style:style>
    <style:style style:name="P41" style:family="paragraph" style:parent-style-name="Standard">
      <style:text-properties officeooo:rsid="001aad36" officeooo:paragraph-rsid="011793dc"/>
    </style:style>
    <style:style style:name="P42" style:family="paragraph" style:parent-style-name="Standard">
      <style:text-properties officeooo:rsid="001aad36" officeooo:paragraph-rsid="011c3f65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4ce601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4e04fb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4e33a3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4fe8d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b83f5" officeooo:paragraph-rsid="005b83f5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b83f5" officeooo:paragraph-rsid="00647e87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b83f5" officeooo:paragraph-rsid="014d760f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c62f5" officeooo:paragraph-rsid="005c62f5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cc35d" officeooo:paragraph-rsid="005cc35d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cac5c" officeooo:paragraph-rsid="006cac5c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e64aa" officeooo:paragraph-rsid="006e64aa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e64aa" officeooo:paragraph-rsid="0077da39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85c2a6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860282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3d8f" officeooo:paragraph-rsid="00863d8f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8b524f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cfaf9" officeooo:paragraph-rsid="008cfaf9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e3901" officeooo:paragraph-rsid="008e3901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08029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aed83" officeooo:paragraph-rsid="009aed83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c535b" officeooo:paragraph-rsid="009c535b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db2c9" officeooo:paragraph-rsid="009db2c9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9afb" officeooo:paragraph-rsid="009f9afb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2db99" officeooo:paragraph-rsid="00a2db99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a48551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a654e1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a9150e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b2e8" officeooo:paragraph-rsid="00a9b2e8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1314" officeooo:paragraph-rsid="00ac1314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afdb18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1795d" officeooo:paragraph-rsid="00b1795d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8bb61" officeooo:paragraph-rsid="00c8bb61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9f569" officeooo:paragraph-rsid="00c9f569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a49ce" officeooo:paragraph-rsid="00ca49ce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e97b18"/>
    </style:style>
    <style:style style:name="P7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1e49b" officeooo:paragraph-rsid="00e1e49b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2bd5f" officeooo:paragraph-rsid="00e2bd5f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8b8df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aac2d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bbd99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0faac2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b293" officeooo:paragraph-rsid="0108b293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0fbbd99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c3f65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c7072" officeooo:paragraph-rsid="004cc3d0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385f31" officeooo:paragraph-rsid="004cc3d0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3bf7ba" officeooo:paragraph-rsid="013bf7ba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4d760f" officeooo:paragraph-rsid="014d760f"/>
    </style:style>
    <style:style style:name="P92" style:family="paragraph" style:parent-style-name="Standard">
      <style:text-properties officeooo:rsid="003b8451" officeooo:paragraph-rsid="001951a2"/>
    </style:style>
    <style:style style:name="P93" style:family="paragraph" style:parent-style-name="Standard">
      <style:paragraph-properties fo:text-align="center" style:justify-single-word="false"/>
      <style:text-properties officeooo:rsid="00461a03" officeooo:paragraph-rsid="00461a03"/>
    </style:style>
    <style:style style:name="P94" style:family="paragraph" style:parent-style-name="Standard">
      <style:text-properties officeooo:rsid="0054c72f" officeooo:paragraph-rsid="0054c72f"/>
    </style:style>
    <style:style style:name="P95" style:family="paragraph" style:parent-style-name="Standard">
      <style:text-properties officeooo:rsid="0062f6ae" officeooo:paragraph-rsid="0062f6ae"/>
    </style:style>
    <style:style style:name="P96" style:family="paragraph" style:parent-style-name="Standard">
      <style:text-properties officeooo:rsid="00760f5c" officeooo:paragraph-rsid="00760f5c"/>
    </style:style>
    <style:style style:name="P97" style:family="paragraph" style:parent-style-name="Standard">
      <style:text-properties officeooo:rsid="00c128fa" officeooo:paragraph-rsid="00c128fa"/>
    </style:style>
    <style:style style:name="P98" style:family="paragraph" style:parent-style-name="Standard">
      <style:text-properties officeooo:rsid="001aad36" officeooo:paragraph-rsid="00c28815" fo:background-color="#ffffff"/>
    </style:style>
    <style:style style:name="P99" style:family="paragraph" style:parent-style-name="Standard">
      <style:text-properties officeooo:rsid="001aad36" officeooo:paragraph-rsid="0077da39" fo:background-color="#ffffff"/>
    </style:style>
    <style:style style:name="P100" style:family="paragraph" style:parent-style-name="Standard">
      <style:text-properties officeooo:rsid="00d88684" officeooo:paragraph-rsid="00d88684"/>
    </style:style>
    <style:style style:name="P101" style:family="paragraph" style:parent-style-name="Standard">
      <style:text-properties officeooo:rsid="00e678e0" officeooo:paragraph-rsid="00e678e0"/>
    </style:style>
    <style:style style:name="P102" style:family="paragraph" style:parent-style-name="Standard">
      <style:text-properties officeooo:rsid="00f27232" officeooo:paragraph-rsid="00f27232"/>
    </style:style>
    <style:style style:name="P103" style:family="paragraph" style:parent-style-name="Standard">
      <style:text-properties officeooo:rsid="00f63982" officeooo:paragraph-rsid="00f63982"/>
    </style:style>
    <style:style style:name="P104" style:family="paragraph" style:parent-style-name="Standard">
      <style:text-properties fo:font-size="12pt" officeooo:rsid="011f8620" officeooo:paragraph-rsid="011f8620" style:font-size-asian="12pt" style:font-size-complex="12pt"/>
    </style:style>
    <style:style style:name="P105" style:family="paragraph" style:parent-style-name="Standard">
      <style:text-properties fo:font-size="12pt" officeooo:rsid="001c7072" officeooo:paragraph-rsid="0111c86d" style:font-size-asian="12pt" style:font-size-complex="12pt"/>
    </style:style>
    <style:style style:name="P106" style:family="paragraph" style:parent-style-name="Standard">
      <style:text-properties fo:font-size="12pt" officeooo:rsid="0117d73d" officeooo:paragraph-rsid="0117bfe4" style:font-size-asian="12pt" style:font-size-complex="12pt"/>
    </style:style>
    <style:style style:name="P107" style:family="paragraph" style:parent-style-name="Standard">
      <style:paragraph-properties fo:text-align="center" style:justify-single-word="false"/>
      <style:text-properties officeooo:rsid="00548373" officeooo:paragraph-rsid="0053251e"/>
    </style:style>
    <style:style style:name="P108" style:family="paragraph" style:parent-style-name="Standard">
      <style:paragraph-properties fo:text-align="center" style:justify-single-word="false"/>
      <style:text-properties officeooo:rsid="00385f31" officeooo:paragraph-rsid="0053251e"/>
    </style:style>
    <style:style style:name="P109" style:family="paragraph" style:parent-style-name="Standard">
      <style:text-properties officeooo:rsid="001c7072" officeooo:paragraph-rsid="00580ae3"/>
    </style:style>
    <style:style style:name="P110" style:family="paragraph" style:parent-style-name="Standard">
      <style:paragraph-properties fo:line-height="150%"/>
      <style:text-properties officeooo:paragraph-rsid="0130e410"/>
    </style:style>
    <style:style style:name="P111" style:family="paragraph" style:parent-style-name="Standard">
      <style:paragraph-properties fo:line-height="150%"/>
      <style:text-properties fo:language="en" fo:country="GB" officeooo:paragraph-rsid="0130e410"/>
    </style:style>
    <style:style style:name="P112" style:family="paragraph" style:parent-style-name="Standard">
      <style:paragraph-properties fo:line-height="150%" fo:text-align="center" style:justify-single-word="false"/>
      <style:text-properties officeooo:rsid="0132b4ce" officeooo:paragraph-rsid="0132b4ce"/>
    </style:style>
    <style:style style:name="P113" style:family="paragraph" style:parent-style-name="Standard">
      <style:paragraph-properties fo:line-height="150%" fo:text-align="center" style:justify-single-word="false"/>
      <style:text-properties fo:font-size="16pt" fo:font-weight="bold" officeooo:rsid="0132b4ce" officeooo:paragraph-rsid="0132b4ce" style:font-size-asian="16pt" style:font-weight-asian="bold" style:font-weight-complex="bold"/>
    </style:style>
    <style:style style:name="P114" style:family="paragraph" style:parent-style-name="Standard">
      <style:paragraph-properties fo:line-height="150%" fo:text-align="center" style:justify-single-word="false"/>
      <style:text-properties fo:font-size="16pt" fo:font-weight="bold" officeooo:rsid="0133673b" officeooo:paragraph-rsid="0133673b" style:font-size-asian="16pt" style:font-weight-asian="bold" style:font-weight-complex="bold"/>
    </style:style>
    <style:style style:name="P115" style:family="paragraph" style:parent-style-name="Standard">
      <style:paragraph-properties fo:line-height="150%" fo:text-align="center" style:justify-single-word="false"/>
      <style:text-properties fo:font-size="16pt" fo:font-weight="bold" officeooo:paragraph-rsid="0130e410" style:font-size-asian="16pt" style:font-weight-asian="bold" style:font-weight-complex="bold"/>
    </style:style>
    <style:style style:name="P116" style:family="paragraph" style:parent-style-name="Standard">
      <style:paragraph-properties fo:line-height="150%"/>
      <style:text-properties fo:font-weight="bold" officeooo:paragraph-rsid="0130e410" style:font-weight-asian="bold" style:font-weight-complex="bold"/>
    </style:style>
    <style:style style:name="P117" style:family="paragraph" style:parent-style-name="Standard">
      <style:text-properties fo:language="zh" fo:country="CN"/>
    </style:style>
    <style:style style:name="P118" style:family="paragraph" style:parent-style-name="Table_20_Contents">
      <style:paragraph-properties fo:text-align="center" style:justify-single-word="false"/>
      <style:text-properties officeooo:rsid="001f5064" officeooo:paragraph-rsid="001f5064"/>
    </style:style>
    <style:style style:name="P119" style:family="paragraph" style:parent-style-name="Table_20_Contents">
      <style:paragraph-properties fo:text-align="center" style:justify-single-word="false"/>
      <style:text-properties officeooo:rsid="001f5064" officeooo:paragraph-rsid="002be0c4"/>
    </style:style>
    <style:style style:name="P120" style:family="paragraph" style:parent-style-name="Table_20_Contents">
      <style:paragraph-properties fo:text-align="center" style:justify-single-word="false"/>
    </style:style>
    <style:style style:name="P121" style:family="paragraph" style:parent-style-name="Table_20_Contents">
      <style:paragraph-properties fo:text-align="center" style:justify-single-word="false"/>
      <style:text-properties officeooo:paragraph-rsid="00236d25"/>
    </style:style>
    <style:style style:name="P122" style:family="paragraph" style:parent-style-name="Table_20_Contents">
      <style:paragraph-properties fo:text-align="center" style:justify-single-word="false"/>
      <style:text-properties officeooo:paragraph-rsid="002be0c4"/>
    </style:style>
    <style:style style:name="P123" style:family="paragraph" style:parent-style-name="Table_20_Contents">
      <style:paragraph-properties fo:text-align="center" style:justify-single-word="false"/>
      <style:text-properties officeooo:paragraph-rsid="003e4f5b"/>
    </style:style>
    <style:style style:name="P124" style:family="paragraph" style:parent-style-name="Table_20_Contents">
      <style:paragraph-properties fo:text-align="center" style:justify-single-word="false"/>
      <style:text-properties officeooo:paragraph-rsid="00423e18"/>
    </style:style>
    <style:style style:name="P125" style:family="paragraph" style:parent-style-name="Table_20_Contents">
      <style:paragraph-properties fo:text-align="center" style:justify-single-word="false"/>
      <style:text-properties officeooo:paragraph-rsid="004cc3d0"/>
    </style:style>
    <style:style style:name="P126" style:family="paragraph" style:parent-style-name="Table_20_Contents">
      <style:paragraph-properties fo:text-align="center" style:justify-single-word="false"/>
      <style:text-properties officeooo:paragraph-rsid="00580ae3"/>
    </style:style>
    <style:style style:name="P127" style:family="paragraph" style:parent-style-name="Table_20_Contents">
      <style:paragraph-properties fo:text-align="center" style:justify-single-word="false"/>
      <style:text-properties officeooo:paragraph-rsid="00647e87"/>
    </style:style>
    <style:style style:name="P128" style:family="paragraph" style:parent-style-name="Table_20_Contents">
      <style:paragraph-properties fo:text-align="center" style:justify-single-word="false"/>
      <style:text-properties officeooo:paragraph-rsid="0077da39"/>
    </style:style>
    <style:style style:name="P129" style:family="paragraph" style:parent-style-name="Table_20_Contents">
      <style:paragraph-properties fo:text-align="center" style:justify-single-word="false"/>
      <style:text-properties officeooo:paragraph-rsid="00985089"/>
    </style:style>
    <style:style style:name="P130" style:family="paragraph" style:parent-style-name="Table_20_Contents">
      <style:paragraph-properties fo:text-align="center" style:justify-single-word="false"/>
      <style:text-properties officeooo:paragraph-rsid="00c28815"/>
    </style:style>
    <style:style style:name="P131" style:family="paragraph" style:parent-style-name="Table_20_Contents">
      <style:paragraph-properties fo:text-align="center" style:justify-single-word="false"/>
      <style:text-properties officeooo:paragraph-rsid="00d94ee0"/>
    </style:style>
    <style:style style:name="P132" style:family="paragraph" style:parent-style-name="Table_20_Contents">
      <style:paragraph-properties fo:text-align="center" style:justify-single-word="false"/>
      <style:text-properties officeooo:paragraph-rsid="00e97b18"/>
    </style:style>
    <style:style style:name="P133" style:family="paragraph" style:parent-style-name="Table_20_Contents">
      <style:paragraph-properties fo:text-align="center" style:justify-single-word="false"/>
      <style:text-properties officeooo:paragraph-rsid="00f44ee1"/>
    </style:style>
    <style:style style:name="P134" style:family="paragraph" style:parent-style-name="Table_20_Contents">
      <style:paragraph-properties fo:text-align="center" style:justify-single-word="false"/>
      <style:text-properties officeooo:paragraph-rsid="00f82554"/>
    </style:style>
    <style:style style:name="P135" style:family="paragraph" style:parent-style-name="Table_20_Contents">
      <style:paragraph-properties fo:text-align="center" style:justify-single-word="false"/>
      <style:text-properties officeooo:paragraph-rsid="00faac2d"/>
    </style:style>
    <style:style style:name="P136" style:family="paragraph" style:parent-style-name="Table_20_Contents">
      <style:paragraph-properties fo:text-align="center" style:justify-single-word="false"/>
      <style:text-properties officeooo:paragraph-rsid="00fbbd99"/>
    </style:style>
    <style:style style:name="P137" style:family="paragraph" style:parent-style-name="Table_20_Contents">
      <style:paragraph-properties fo:text-align="center" style:justify-single-word="false"/>
      <style:text-properties officeooo:paragraph-rsid="011c3f65"/>
    </style:style>
    <style:style style:name="P138" style:family="paragraph" style:parent-style-name="Table_20_Contents">
      <style:paragraph-properties fo:text-align="center" style:justify-single-word="false"/>
      <style:text-properties officeooo:paragraph-rsid="01533aa2"/>
    </style:style>
    <style:style style:name="P13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/>
    </style:style>
    <style:style style:name="P14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240f5d"/>
    </style:style>
    <style:style style:name="P14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2be0c4"/>
    </style:style>
    <style:style style:name="P14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3e4f5b"/>
    </style:style>
    <style:style style:name="P14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423e18"/>
    </style:style>
    <style:style style:name="P14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4cc3d0"/>
    </style:style>
    <style:style style:name="P14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580ae3"/>
    </style:style>
    <style:style style:name="P14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647e87"/>
    </style:style>
    <style:style style:name="P14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5979a"/>
    </style:style>
    <style:style style:name="P14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7da39"/>
    </style:style>
    <style:style style:name="P14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/>
    </style:style>
    <style:style style:name="P15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c28815"/>
    </style:style>
    <style:style style:name="P15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d94ee0"/>
    </style:style>
    <style:style style:name="P15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e97b18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44ee1"/>
    </style:style>
    <style:style style:name="P15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82554"/>
    </style:style>
    <style:style style:name="P15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aac2d"/>
    </style:style>
    <style:style style:name="P15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bbd99"/>
    </style:style>
    <style:style style:name="P15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11c3f65"/>
    </style:style>
    <style:style style:name="P15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13e05c5"/>
    </style:style>
    <style:style style:name="P15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14c720e"/>
    </style:style>
    <style:style style:name="P16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/>
    </style:style>
    <style:style style:name="P16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240f5d"/>
    </style:style>
    <style:style style:name="P16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2be0c4"/>
    </style:style>
    <style:style style:name="P16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3e4f5b"/>
    </style:style>
    <style:style style:name="P16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423e18"/>
    </style:style>
    <style:style style:name="P16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4cc3d0"/>
    </style:style>
    <style:style style:name="P16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580ae3"/>
    </style:style>
    <style:style style:name="P16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647e87"/>
    </style:style>
    <style:style style:name="P16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77da39"/>
    </style:style>
    <style:style style:name="P16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985089"/>
    </style:style>
    <style:style style:name="P17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c28815"/>
    </style:style>
    <style:style style:name="P17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d94ee0"/>
    </style:style>
    <style:style style:name="P17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e97b18"/>
    </style:style>
    <style:style style:name="P17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44ee1"/>
    </style:style>
    <style:style style:name="P17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82554"/>
    </style:style>
    <style:style style:name="P17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aac2d"/>
    </style:style>
    <style:style style:name="P17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bbd99"/>
    </style:style>
    <style:style style:name="P17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11c3f65"/>
    </style:style>
    <style:style style:name="P17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318910" officeooo:paragraph-rsid="00318910"/>
    </style:style>
    <style:style style:name="P17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4ce601"/>
    </style:style>
    <style:style style:name="P18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580ae3"/>
    </style:style>
    <style:style style:name="P18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4e04fb"/>
    </style:style>
    <style:style style:name="P18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580ae3"/>
    </style:style>
    <style:style style:name="P18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647e87"/>
    </style:style>
    <style:style style:name="P18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77da39"/>
    </style:style>
    <style:style style:name="P18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985089"/>
    </style:style>
    <style:style style:name="P18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c28815"/>
    </style:style>
    <style:style style:name="P18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d94ee0"/>
    </style:style>
    <style:style style:name="P18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4fe8dd"/>
    </style:style>
    <style:style style:name="P18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580ae3"/>
    </style:style>
    <style:style style:name="P19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647e87"/>
    </style:style>
    <style:style style:name="P19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77da39"/>
    </style:style>
    <style:style style:name="P19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985089"/>
    </style:style>
    <style:style style:name="P19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c28815"/>
    </style:style>
    <style:style style:name="P19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d94ee0"/>
    </style:style>
    <style:style style:name="P19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4e33a3"/>
    </style:style>
    <style:style style:name="P19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580ae3"/>
    </style:style>
    <style:style style:name="P19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647e87"/>
    </style:style>
    <style:style style:name="P19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d94ee0"/>
    </style:style>
    <style:style style:name="P19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70fa9a"/>
    </style:style>
    <style:style style:name="P20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77da39"/>
    </style:style>
    <style:style style:name="P20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985089"/>
    </style:style>
    <style:style style:name="P20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c28815"/>
    </style:style>
    <style:style style:name="P20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d94ee0"/>
    </style:style>
    <style:style style:name="P20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e97b18"/>
    </style:style>
    <style:style style:name="P20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3b8b7" officeooo:paragraph-rsid="0073b8b7"/>
    </style:style>
    <style:style style:name="P20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85c2a6"/>
    </style:style>
    <style:style style:name="P20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985089"/>
    </style:style>
    <style:style style:name="P20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c28815"/>
    </style:style>
    <style:style style:name="P20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860282" fo:background-color="#ffff00"/>
    </style:style>
    <style:style style:name="P21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985089" fo:background-color="#ffff00"/>
    </style:style>
    <style:style style:name="P21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c28815" fo:background-color="#ffff00"/>
    </style:style>
    <style:style style:name="P21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7da39" fo:background-color="#ffff00"/>
    </style:style>
    <style:style style:name="P21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 fo:background-color="#ffff00"/>
    </style:style>
    <style:style style:name="P21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8b524f"/>
    </style:style>
    <style:style style:name="P21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985089"/>
    </style:style>
    <style:style style:name="P21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08029"/>
    </style:style>
    <style:style style:name="P21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2400d"/>
    </style:style>
    <style:style style:name="P21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85089"/>
    </style:style>
    <style:style style:name="P21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aed83" officeooo:paragraph-rsid="009aed83"/>
    </style:style>
    <style:style style:name="P220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/>
    </style:style>
    <style:style style:name="P221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0207" officeooo:paragraph-rsid="009f0207"/>
    </style:style>
    <style:style style:name="P222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9afb" officeooo:paragraph-rsid="009f9afb"/>
    </style:style>
    <style:style style:name="P22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a48551"/>
    </style:style>
    <style:style style:name="P22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b28ccb"/>
    </style:style>
    <style:style style:name="P22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a654e1"/>
    </style:style>
    <style:style style:name="P22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b28ccb"/>
    </style:style>
    <style:style style:name="P227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7e16d" officeooo:paragraph-rsid="00a7e16d"/>
    </style:style>
    <style:style style:name="P228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81546" officeooo:paragraph-rsid="00a81546"/>
    </style:style>
    <style:style style:name="P22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a9150e"/>
    </style:style>
    <style:style style:name="P23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b28ccb"/>
    </style:style>
    <style:style style:name="P231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d076" officeooo:paragraph-rsid="00a9d076" fo:background-color="#ffffff"/>
    </style:style>
    <style:style style:name="P232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1314" officeooo:paragraph-rsid="00ac1314" fo:background-color="#ffffff"/>
    </style:style>
    <style:style style:name="P233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8873" officeooo:paragraph-rsid="00ac8873" fo:background-color="#ffffff"/>
    </style:style>
    <style:style style:name="P23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afdb18"/>
    </style:style>
    <style:style style:name="P23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b28ccb"/>
    </style:style>
    <style:style style:name="P23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1795d" officeooo:paragraph-rsid="00b1795d"/>
    </style:style>
    <style:style style:name="P237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686c3" officeooo:paragraph-rsid="00b686c3"/>
    </style:style>
    <style:style style:name="P23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686c3" officeooo:paragraph-rsid="00985089"/>
    </style:style>
    <style:style style:name="P23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8ffa2" officeooo:paragraph-rsid="00b8ffa2"/>
    </style:style>
    <style:style style:name="P24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96d4b" officeooo:paragraph-rsid="00c96d4b"/>
    </style:style>
    <style:style style:name="P24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/>
    </style:style>
    <style:style style:name="P24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e97b18"/>
    </style:style>
    <style:style style:name="P24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 fo:background-color="#ffff66"/>
    </style:style>
    <style:style style:name="P24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56bb4" officeooo:paragraph-rsid="00e56bb4"/>
    </style:style>
    <style:style style:name="P24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0d0f8" officeooo:paragraph-rsid="00f0d0f8"/>
    </style:style>
    <style:style style:name="P24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82554" officeooo:paragraph-rsid="00f82554"/>
    </style:style>
    <style:style style:name="P24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82554" officeooo:paragraph-rsid="00fbbd99"/>
    </style:style>
    <style:style style:name="P24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2a659"/>
    </style:style>
    <style:style style:name="P24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4f9e4"/>
    </style:style>
    <style:style style:name="P250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520f9"/>
    </style:style>
    <style:style style:name="P25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38ffc" officeooo:paragraph-rsid="01038ffc"/>
    </style:style>
    <style:style style:name="P25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4f9e4" officeooo:paragraph-rsid="0104f9e4"/>
    </style:style>
    <style:style style:name="P25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48f9" officeooo:paragraph-rsid="010848f9"/>
    </style:style>
    <style:style style:name="P25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48f9" officeooo:paragraph-rsid="010848f9"/>
    </style:style>
    <style:style style:name="P25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7e7d" officeooo:paragraph-rsid="01087e7d"/>
    </style:style>
    <style:style style:name="P25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7e7d" officeooo:paragraph-rsid="01087e7d"/>
    </style:style>
    <style:style style:name="P25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92ca8"/>
    </style:style>
    <style:style style:name="P258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9f847"/>
    </style:style>
    <style:style style:name="P25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c3f65"/>
    </style:style>
    <style:style style:name="P26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048" officeooo:paragraph-rsid="011db048"/>
    </style:style>
    <style:style style:name="P26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eaa" officeooo:paragraph-rsid="011dbeaa"/>
    </style:style>
    <style:style style:name="P262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eaa" officeooo:paragraph-rsid="011dbeaa"/>
    </style:style>
    <style:style style:name="P26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40b2a5" officeooo:paragraph-rsid="0140b2a5"/>
    </style:style>
    <style:style style:name="P26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44da79" officeooo:paragraph-rsid="0144da79"/>
    </style:style>
    <style:style style:name="P265" style:family="paragraph" style:parent-style-name="Table_20_Contents">
      <style:paragraph-properties fo:text-align="center" style:justify-single-word="false"/>
      <style:text-properties officeooo:rsid="0027a924" officeooo:paragraph-rsid="0027a924"/>
    </style:style>
    <style:style style:name="P266" style:family="paragraph" style:parent-style-name="Table_20_Contents">
      <style:paragraph-properties fo:text-align="center" style:justify-single-word="false"/>
      <style:text-properties officeooo:rsid="00301d76" officeooo:paragraph-rsid="00301d76"/>
    </style:style>
    <style:style style:name="P267" style:family="paragraph" style:parent-style-name="Table_20_Contents">
      <style:paragraph-properties fo:text-align="center" style:justify-single-word="false"/>
      <style:text-properties officeooo:rsid="0037f679" officeooo:paragraph-rsid="00423e18"/>
    </style:style>
    <style:style style:name="P268" style:family="paragraph" style:parent-style-name="Table_20_Contents">
      <style:paragraph-properties fo:text-align="center" style:justify-single-word="false"/>
      <style:text-properties officeooo:rsid="0037f679" officeooo:paragraph-rsid="0053251e"/>
    </style:style>
    <style:style style:name="P269" style:family="paragraph" style:parent-style-name="Table_20_Contents">
      <style:paragraph-properties fo:text-align="center" style:justify-single-word="false"/>
      <style:text-properties officeooo:rsid="00483ca7" officeooo:paragraph-rsid="00483ca7"/>
    </style:style>
    <style:style style:name="P270" style:family="paragraph" style:parent-style-name="Table_20_Contents">
      <style:text-properties fo:font-size="12pt" officeooo:rsid="00599d73" officeooo:paragraph-rsid="00599d73" style:font-size-asian="12pt" style:font-size-complex="12pt"/>
    </style:style>
    <style:style style:name="P271" style:family="paragraph" style:parent-style-name="Table_20_Contents">
      <style:text-properties fo:font-size="12pt" officeooo:rsid="00599d73" officeooo:paragraph-rsid="00647e87" style:font-size-asian="12pt" style:font-size-complex="12pt"/>
    </style:style>
    <style:style style:name="P272" style:family="paragraph" style:parent-style-name="Table_20_Contents">
      <style:text-properties fo:font-size="12pt" officeooo:rsid="00599d73" officeooo:paragraph-rsid="007c1196" style:font-size-asian="12pt" style:font-size-complex="12pt"/>
    </style:style>
    <style:style style:name="P273" style:family="paragraph" style:parent-style-name="Table_20_Contents">
      <style:text-properties fo:font-size="12pt" officeooo:rsid="00599d73" officeooo:paragraph-rsid="00985089" style:font-size-asian="12pt" style:font-size-complex="12pt"/>
    </style:style>
    <style:style style:name="P274" style:family="paragraph" style:parent-style-name="Table_20_Contents">
      <style:text-properties fo:font-size="12pt" officeooo:rsid="00599d73" officeooo:paragraph-rsid="00c28815" style:font-size-asian="12pt" style:font-size-complex="12pt"/>
    </style:style>
    <style:style style:name="P275" style:family="paragraph" style:parent-style-name="Table_20_Contents">
      <style:text-properties fo:font-size="12pt" officeooo:rsid="00599d73" officeooo:paragraph-rsid="00d94ee0" style:font-size-asian="12pt" style:font-size-complex="12pt"/>
    </style:style>
    <style:style style:name="P276" style:family="paragraph" style:parent-style-name="Table_20_Contents">
      <style:text-properties fo:font-size="12pt" officeooo:rsid="00599d73" officeooo:paragraph-rsid="00e97b18" style:font-size-asian="12pt" style:font-size-complex="12pt"/>
    </style:style>
    <style:style style:name="P277" style:family="paragraph" style:parent-style-name="Table_20_Contents">
      <style:text-properties fo:font-size="12pt" officeooo:rsid="00599d73" officeooo:paragraph-rsid="00f44ee1" style:font-size-asian="12pt" style:font-size-complex="12pt"/>
    </style:style>
    <style:style style:name="P278" style:family="paragraph" style:parent-style-name="Table_20_Contents">
      <style:text-properties fo:font-size="12pt" officeooo:rsid="00599d73" officeooo:paragraph-rsid="00f82554" style:font-size-asian="12pt" style:font-size-complex="12pt"/>
    </style:style>
    <style:style style:name="P279" style:family="paragraph" style:parent-style-name="Table_20_Contents">
      <style:text-properties fo:font-size="12pt" officeooo:rsid="00599d73" officeooo:paragraph-rsid="00faac2d" style:font-size-asian="12pt" style:font-size-complex="12pt"/>
    </style:style>
    <style:style style:name="P280" style:family="paragraph" style:parent-style-name="Table_20_Contents">
      <style:text-properties fo:font-size="12pt" officeooo:rsid="00599d73" officeooo:paragraph-rsid="00fbbd99" style:font-size-asian="12pt" style:font-size-complex="12pt"/>
    </style:style>
    <style:style style:name="P281" style:family="paragraph" style:parent-style-name="Table_20_Contents">
      <style:text-properties fo:font-size="12pt" officeooo:rsid="00599d73" officeooo:paragraph-rsid="011c3f65" style:font-size-asian="12pt" style:font-size-complex="12pt"/>
    </style:style>
    <style:style style:name="P282" style:family="paragraph" style:parent-style-name="Table_20_Contents">
      <style:text-properties fo:font-size="12pt" officeooo:rsid="007c1888" officeooo:paragraph-rsid="007c1888" style:font-size-asian="12pt" style:font-size-complex="12pt"/>
    </style:style>
    <style:style style:name="P283" style:family="paragraph" style:parent-style-name="Table_20_Contents">
      <style:text-properties fo:font-size="12pt" officeooo:rsid="007d57c9" officeooo:paragraph-rsid="007d57c9" style:font-size-asian="12pt" style:font-size-complex="12pt"/>
    </style:style>
    <style:style style:name="P284" style:family="paragraph" style:parent-style-name="Table_20_Contents">
      <style:text-properties fo:font-size="12pt" officeooo:rsid="0099e50a" officeooo:paragraph-rsid="0099e50a" style:font-size-asian="12pt" style:font-size-complex="12pt"/>
    </style:style>
    <style:style style:name="P285" style:family="paragraph" style:parent-style-name="Table_20_Contents">
      <style:text-properties fo:font-size="12pt" officeooo:rsid="00c43d9d" officeooo:paragraph-rsid="00c43d9d" style:font-size-asian="12pt" style:font-size-complex="12pt"/>
    </style:style>
    <style:style style:name="P286" style:family="paragraph" style:parent-style-name="Table_20_Contents">
      <style:text-properties fo:font-size="12pt" officeooo:rsid="00db9056" officeooo:paragraph-rsid="00db9056" style:font-size-asian="12pt" style:font-size-complex="12pt"/>
    </style:style>
    <style:style style:name="P287" style:family="paragraph" style:parent-style-name="Table_20_Contents">
      <style:text-properties fo:font-size="12pt" officeooo:rsid="00fd3d87" officeooo:paragraph-rsid="00fd3d87" style:font-size-asian="12pt" style:font-size-complex="12pt"/>
    </style:style>
    <style:style style:name="P288" style:family="paragraph" style:parent-style-name="Table_20_Contents">
      <style:text-properties fo:font-size="12pt" officeooo:rsid="00fe583a" officeooo:paragraph-rsid="00fe583a" style:font-size-asian="12pt" style:font-size-complex="12pt"/>
    </style:style>
    <style:style style:name="P289" style:family="paragraph" style:parent-style-name="Table_20_Contents">
      <style:text-properties fo:font-size="12pt" officeooo:rsid="00ff9e1a" officeooo:paragraph-rsid="00ff9e1a" style:font-size-asian="12pt" style:font-size-complex="12pt"/>
    </style:style>
    <style:style style:name="P290" style:family="paragraph" style:parent-style-name="Table_20_Contents">
      <style:text-properties fo:font-size="12pt" officeooo:rsid="0117d73d" officeooo:paragraph-rsid="0117d73d" style:font-size-asian="12pt" style:font-size-complex="12pt"/>
    </style:style>
    <style:style style:name="P291" style:family="paragraph" style:parent-style-name="Table_20_Contents">
      <style:text-properties fo:font-size="12pt" officeooo:rsid="011f8620" officeooo:paragraph-rsid="011f8620" style:font-size-asian="12pt" style:font-size-complex="12pt"/>
    </style:style>
    <style:style style:name="P292" style:family="paragraph" style:parent-style-name="Table_20_Contents">
      <style:paragraph-properties fo:text-align="center" style:justify-single-word="false"/>
      <style:text-properties officeooo:rsid="00872ece" officeooo:paragraph-rsid="00872ece"/>
    </style:style>
    <style:style style:name="P293" style:family="paragraph" style:parent-style-name="Table_20_Contents">
      <style:paragraph-properties fo:text-align="start" style:justify-single-word="false"/>
      <style:text-properties officeooo:rsid="009c535b" officeooo:paragraph-rsid="009c535b"/>
    </style:style>
    <style:style style:name="P294" style:family="paragraph" style:parent-style-name="Table_20_Contents">
      <style:paragraph-properties fo:text-align="center" style:justify-single-word="false"/>
      <style:text-properties officeooo:rsid="00b686c3" officeooo:paragraph-rsid="00b686c3"/>
    </style:style>
    <style:style style:name="P295" style:family="paragraph" style:parent-style-name="Table_20_Contents">
      <style:paragraph-properties fo:text-align="center" style:justify-single-word="false"/>
      <style:text-properties officeooo:rsid="00b79829" officeooo:paragraph-rsid="00b79829"/>
    </style:style>
    <style:style style:name="P296" style:family="paragraph" style:parent-style-name="Table_20_Contents">
      <style:paragraph-properties fo:text-align="center" style:justify-single-word="false"/>
      <style:text-properties officeooo:rsid="00b8ffa2" officeooo:paragraph-rsid="00b8ffa2"/>
    </style:style>
    <style:style style:name="P297" style:family="paragraph" style:parent-style-name="Table_20_Contents">
      <style:paragraph-properties fo:text-align="center" style:justify-single-word="false"/>
      <style:text-properties officeooo:rsid="00bdb1bd" officeooo:paragraph-rsid="00bdb1bd"/>
    </style:style>
    <style:style style:name="P298" style:family="paragraph" style:parent-style-name="Table_20_Contents">
      <style:paragraph-properties fo:text-align="center" style:justify-single-word="false"/>
      <style:text-properties officeooo:rsid="00bf5daa" officeooo:paragraph-rsid="00bf5daa"/>
    </style:style>
    <style:style style:name="P299" style:family="paragraph" style:parent-style-name="Table_20_Contents">
      <style:paragraph-properties fo:text-align="center" style:justify-single-word="false"/>
      <style:text-properties officeooo:rsid="00d245dd" officeooo:paragraph-rsid="00d245dd"/>
    </style:style>
    <style:style style:name="P300" style:family="paragraph" style:parent-style-name="Table_20_Contents">
      <style:paragraph-properties fo:text-align="center" style:justify-single-word="false"/>
      <style:text-properties officeooo:rsid="00d73b62" officeooo:paragraph-rsid="00d73b62"/>
    </style:style>
    <style:style style:name="P301" style:family="paragraph" style:parent-style-name="Table_20_Contents">
      <style:paragraph-properties fo:text-align="center" style:justify-single-word="false"/>
      <style:text-properties officeooo:rsid="00f5ceca" officeooo:paragraph-rsid="00f5ceca"/>
    </style:style>
    <style:style style:name="P302" style:family="paragraph" style:parent-style-name="Table_20_Contents">
      <style:paragraph-properties fo:text-align="center" style:justify-single-word="false"/>
      <style:text-properties officeooo:rsid="00f5ceca" officeooo:paragraph-rsid="00f82554"/>
    </style:style>
    <style:style style:name="P303" style:family="paragraph" style:parent-style-name="Table_20_Contents">
      <style:paragraph-properties fo:text-align="center" style:justify-single-word="false"/>
      <style:text-properties officeooo:rsid="00f5ceca" officeooo:paragraph-rsid="00faac2d"/>
    </style:style>
    <style:style style:name="P304" style:family="paragraph" style:parent-style-name="Table_20_Contents">
      <style:paragraph-properties fo:text-align="center" style:justify-single-word="false"/>
      <style:text-properties officeooo:rsid="00f5ceca" officeooo:paragraph-rsid="00fbbd99"/>
    </style:style>
    <style:style style:name="P305" style:family="paragraph" style:parent-style-name="Table_20_Contents">
      <style:paragraph-properties fo:text-align="center" style:justify-single-word="false"/>
      <style:text-properties officeooo:rsid="00f5ceca" officeooo:paragraph-rsid="011c3f65"/>
    </style:style>
    <style:style style:name="P306" style:family="paragraph" style:parent-style-name="Table_20_Contents">
      <style:paragraph-properties fo:text-align="center" style:justify-single-word="false"/>
      <style:text-properties officeooo:rsid="013a34f2" officeooo:paragraph-rsid="013a34f2"/>
    </style:style>
    <style:style style:name="P307" style:family="paragraph" style:parent-style-name="Table_20_Contents">
      <style:paragraph-properties fo:text-align="center" style:justify-single-word="false"/>
      <style:text-properties officeooo:rsid="013c8f2d" officeooo:paragraph-rsid="013c8f2d"/>
    </style:style>
    <style:style style:name="P308" style:family="paragraph" style:parent-style-name="Table_20_Contents">
      <style:paragraph-properties fo:text-align="center" style:justify-single-word="false"/>
      <style:text-properties officeooo:rsid="014e35bf" officeooo:paragraph-rsid="014e35bf"/>
    </style:style>
    <style:style style:name="P309" style:family="paragraph" style:parent-style-name="Table_20_Contents">
      <style:paragraph-properties fo:text-align="center" style:justify-single-word="false"/>
      <style:text-properties officeooo:rsid="0151d1fe" officeooo:paragraph-rsid="0151d1fe"/>
    </style:style>
    <style:style style:name="P310" style:family="paragraph" style:parent-style-name="Table_20_Contents">
      <style:paragraph-properties fo:text-align="center" style:justify-single-word="false"/>
      <style:text-properties officeooo:rsid="009525da" officeooo:paragraph-rsid="01533aa2"/>
    </style:style>
    <style:style style:name="P311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paragraph-rsid="0130e410" style:font-size-asian="16pt" style:font-weight-asian="bold" style:font-weight-complex="bold"/>
    </style:style>
    <style:style style:name="P312" style:family="paragraph" style:parent-style-name="Standard">
      <style:paragraph-properties fo:break-before="page"/>
      <style:text-properties fo:language="zh" fo:country="CN"/>
    </style:style>
    <style:style style:name="P313" style:family="paragraph" style:parent-style-name="Contents_20_Heading">
      <style:paragraph-properties fo:break-before="page"/>
    </style:style>
    <style:style style:name="P3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17" style:family="paragraph" style:parent-style-name="Standard" style:list-style-name="L1">
      <style:text-properties fo:font-weight="bold" officeooo:rsid="001aad36" officeooo:paragraph-rsid="001aad36" style:font-weight-asian="bold" style:font-weight-complex="bold"/>
    </style:style>
    <style:style style:name="P318" style:family="paragraph" style:parent-style-name="Standard" style:list-style-name="L2">
      <style:text-properties fo:font-weight="bold" officeooo:rsid="001aad36" officeooo:paragraph-rsid="0021d8ff" style:font-weight-asian="bold" style:font-weight-complex="bold"/>
    </style:style>
    <style:style style:name="P319" style:family="paragraph" style:parent-style-name="Standard" style:list-style-name="L3">
      <style:text-properties fo:font-weight="bold" officeooo:rsid="001aad36" officeooo:paragraph-rsid="001aad36" style:font-weight-asian="bold" style:font-weight-complex="bold"/>
    </style:style>
    <style:style style:name="P320" style:family="paragraph" style:parent-style-name="Standard" style:list-style-name="L4">
      <style:text-properties fo:font-weight="bold" officeooo:rsid="001aad36" officeooo:paragraph-rsid="001aad36" style:font-weight-asian="bold" style:font-weight-complex="bold"/>
    </style:style>
    <style:style style:name="P321" style:family="paragraph" style:parent-style-name="Standard" style:list-style-name="L5">
      <style:text-properties fo:font-weight="bold" officeooo:rsid="001aad36" officeooo:paragraph-rsid="002be0c4" style:font-weight-asian="bold" style:font-weight-complex="bold"/>
    </style:style>
    <style:style style:name="P322" style:family="paragraph" style:parent-style-name="Standard" style:list-style-name="L6">
      <style:text-properties fo:font-weight="bold" officeooo:rsid="001aad36" officeooo:paragraph-rsid="002be0c4" style:font-weight-asian="bold" style:font-weight-complex="bold"/>
    </style:style>
    <style:style style:name="P323" style:family="paragraph" style:parent-style-name="Standard" style:list-style-name="L7">
      <style:text-properties fo:font-weight="bold" officeooo:rsid="001aad36" officeooo:paragraph-rsid="002be0c4" style:font-weight-asian="bold" style:font-weight-complex="bold"/>
    </style:style>
    <style:style style:name="P324" style:family="paragraph" style:parent-style-name="Standard" style:list-style-name="L8">
      <style:text-properties fo:font-weight="bold" officeooo:rsid="001aad36" officeooo:paragraph-rsid="002be0c4" style:font-weight-asian="bold" style:font-weight-complex="bold"/>
    </style:style>
    <style:style style:name="P325" style:family="paragraph" style:parent-style-name="Standard" style:list-style-name="L9">
      <style:text-properties fo:font-weight="bold" officeooo:rsid="001aad36" officeooo:paragraph-rsid="0032fb97" style:font-weight-asian="bold" style:font-weight-complex="bold"/>
    </style:style>
    <style:style style:name="P326" style:family="paragraph" style:parent-style-name="Standard" style:list-style-name="L10">
      <style:text-properties fo:font-weight="bold" officeooo:rsid="001aad36" officeooo:paragraph-rsid="0032fb97" style:font-weight-asian="bold" style:font-weight-complex="bold"/>
    </style:style>
    <style:style style:name="P327" style:family="paragraph" style:parent-style-name="Standard" style:list-style-name="L11">
      <style:text-properties fo:font-weight="bold" officeooo:rsid="001aad36" officeooo:paragraph-rsid="0032fb97" style:font-weight-asian="bold" style:font-weight-complex="bold"/>
    </style:style>
    <style:style style:name="P328" style:family="paragraph" style:parent-style-name="Standard" style:list-style-name="L12">
      <style:text-properties fo:font-weight="bold" officeooo:rsid="001aad36" officeooo:paragraph-rsid="0032fb97" style:font-weight-asian="bold" style:font-weight-complex="bold"/>
    </style:style>
    <style:style style:name="P329" style:family="paragraph" style:parent-style-name="Standard" style:list-style-name="L14">
      <style:text-properties fo:font-weight="bold" officeooo:rsid="001aad36" officeooo:paragraph-rsid="003e4f5b" style:font-weight-asian="bold" style:font-weight-complex="bold"/>
    </style:style>
    <style:style style:name="P330" style:family="paragraph" style:parent-style-name="Standard" style:list-style-name="L15">
      <style:text-properties fo:font-weight="bold" officeooo:rsid="001aad36" officeooo:paragraph-rsid="003e4f5b" style:font-weight-asian="bold" style:font-weight-complex="bold"/>
    </style:style>
    <style:style style:name="P331" style:family="paragraph" style:parent-style-name="Standard" style:list-style-name="L16">
      <style:text-properties fo:font-weight="bold" officeooo:rsid="001aad36" officeooo:paragraph-rsid="003e4f5b" style:font-weight-asian="bold" style:font-weight-complex="bold"/>
    </style:style>
    <style:style style:name="P332" style:family="paragraph" style:parent-style-name="Standard" style:list-style-name="L18">
      <style:text-properties fo:font-weight="bold" officeooo:rsid="001aad36" officeooo:paragraph-rsid="00423e18" style:font-weight-asian="bold" style:font-weight-complex="bold"/>
    </style:style>
    <style:style style:name="P333" style:family="paragraph" style:parent-style-name="Standard" style:list-style-name="L19">
      <style:text-properties fo:font-weight="bold" officeooo:rsid="001aad36" officeooo:paragraph-rsid="00423e18" style:font-weight-asian="bold" style:font-weight-complex="bold"/>
    </style:style>
    <style:style style:name="P334" style:family="paragraph" style:parent-style-name="Standard" style:list-style-name="L20">
      <style:text-properties fo:font-weight="bold" officeooo:rsid="001aad36" officeooo:paragraph-rsid="00423e18" style:font-weight-asian="bold" style:font-weight-complex="bold"/>
    </style:style>
    <style:style style:name="P335" style:family="paragraph" style:parent-style-name="Standard" style:list-style-name="L21">
      <style:text-properties fo:font-weight="bold" officeooo:rsid="001aad36" officeooo:paragraph-rsid="00580ae3" style:font-weight-asian="bold" style:font-weight-complex="bold"/>
    </style:style>
    <style:style style:name="P336" style:family="paragraph" style:parent-style-name="Standard" style:list-style-name="L22">
      <style:text-properties fo:font-weight="bold" officeooo:rsid="001aad36" officeooo:paragraph-rsid="00580ae3" style:font-weight-asian="bold" style:font-weight-complex="bold"/>
    </style:style>
    <style:style style:name="P337" style:family="paragraph" style:parent-style-name="Standard" style:list-style-name="L23">
      <style:text-properties fo:font-weight="bold" officeooo:rsid="001aad36" officeooo:paragraph-rsid="00580ae3" style:font-weight-asian="bold" style:font-weight-complex="bold"/>
    </style:style>
    <style:style style:name="P338" style:family="paragraph" style:parent-style-name="Standard" style:list-style-name="L24">
      <style:text-properties fo:font-weight="bold" officeooo:rsid="001aad36" officeooo:paragraph-rsid="00580ae3" style:font-weight-asian="bold" style:font-weight-complex="bold"/>
    </style:style>
    <style:style style:name="P339" style:family="paragraph" style:parent-style-name="Standard" style:list-style-name="L26">
      <style:text-properties fo:font-weight="bold" officeooo:rsid="001aad36" officeooo:paragraph-rsid="00647e87" style:font-weight-asian="bold" style:font-weight-complex="bold"/>
    </style:style>
    <style:style style:name="P340" style:family="paragraph" style:parent-style-name="Standard" style:list-style-name="L27">
      <style:text-properties fo:font-weight="bold" officeooo:rsid="001aad36" officeooo:paragraph-rsid="00647e87" style:font-weight-asian="bold" style:font-weight-complex="bold"/>
    </style:style>
    <style:style style:name="P341" style:family="paragraph" style:parent-style-name="Standard" style:list-style-name="L28">
      <style:text-properties fo:font-weight="bold" officeooo:rsid="001aad36" officeooo:paragraph-rsid="00647e87" style:font-weight-asian="bold" style:font-weight-complex="bold"/>
    </style:style>
    <style:style style:name="P342" style:family="paragraph" style:parent-style-name="Standard" style:list-style-name="L29">
      <style:text-properties fo:font-weight="bold" officeooo:rsid="001aad36" officeooo:paragraph-rsid="0077da39" style:font-weight-asian="bold" style:font-weight-complex="bold"/>
    </style:style>
    <style:style style:name="P343" style:family="paragraph" style:parent-style-name="Standard" style:list-style-name="L30">
      <style:text-properties fo:font-weight="bold" officeooo:rsid="001aad36" officeooo:paragraph-rsid="0077da39" style:font-weight-asian="bold" style:font-weight-complex="bold"/>
    </style:style>
    <style:style style:name="P344" style:family="paragraph" style:parent-style-name="Standard" style:list-style-name="L31">
      <style:text-properties fo:font-weight="bold" officeooo:rsid="001aad36" officeooo:paragraph-rsid="0077da39" style:font-weight-asian="bold" style:font-weight-complex="bold"/>
    </style:style>
    <style:style style:name="P345" style:family="paragraph" style:parent-style-name="Standard" style:list-style-name="L32">
      <style:text-properties fo:font-weight="bold" officeooo:rsid="001aad36" officeooo:paragraph-rsid="0077da39" style:font-weight-asian="bold" style:font-weight-complex="bold"/>
    </style:style>
    <style:style style:name="P346" style:family="paragraph" style:parent-style-name="Standard" style:list-style-name="L34">
      <style:text-properties fo:font-weight="bold" officeooo:rsid="001aad36" officeooo:paragraph-rsid="00985089" style:font-weight-asian="bold" style:font-weight-complex="bold"/>
    </style:style>
    <style:style style:name="P347" style:family="paragraph" style:parent-style-name="Standard" style:list-style-name="L35">
      <style:text-properties fo:font-weight="bold" officeooo:rsid="001aad36" officeooo:paragraph-rsid="00985089" style:font-weight-asian="bold" style:font-weight-complex="bold"/>
    </style:style>
    <style:style style:name="P348" style:family="paragraph" style:parent-style-name="Standard" style:list-style-name="L36">
      <style:text-properties fo:font-weight="bold" officeooo:rsid="001aad36" officeooo:paragraph-rsid="00985089" style:font-weight-asian="bold" style:font-weight-complex="bold"/>
    </style:style>
    <style:style style:name="P349" style:family="paragraph" style:parent-style-name="Standard" style:list-style-name="L38">
      <style:text-properties fo:font-weight="bold" officeooo:rsid="001aad36" officeooo:paragraph-rsid="00c28815" style:font-weight-asian="bold" style:font-weight-complex="bold"/>
    </style:style>
    <style:style style:name="P350" style:family="paragraph" style:parent-style-name="Standard" style:list-style-name="L39">
      <style:text-properties fo:font-weight="bold" officeooo:rsid="001aad36" officeooo:paragraph-rsid="00c28815" style:font-weight-asian="bold" style:font-weight-complex="bold"/>
    </style:style>
    <style:style style:name="P351" style:family="paragraph" style:parent-style-name="Standard" style:list-style-name="L40">
      <style:text-properties fo:font-weight="bold" officeooo:rsid="001aad36" officeooo:paragraph-rsid="00c28815" style:font-weight-asian="bold" style:font-weight-complex="bold"/>
    </style:style>
    <style:style style:name="P352" style:family="paragraph" style:parent-style-name="Standard" style:list-style-name="L42">
      <style:text-properties fo:font-weight="bold" officeooo:rsid="001aad36" officeooo:paragraph-rsid="00d94ee0" style:font-weight-asian="bold" style:font-weight-complex="bold"/>
    </style:style>
    <style:style style:name="P353" style:family="paragraph" style:parent-style-name="Standard" style:list-style-name="L43">
      <style:text-properties fo:font-weight="bold" officeooo:rsid="001aad36" officeooo:paragraph-rsid="00d94ee0" style:font-weight-asian="bold" style:font-weight-complex="bold"/>
    </style:style>
    <style:style style:name="P354" style:family="paragraph" style:parent-style-name="Standard" style:list-style-name="L44">
      <style:text-properties fo:font-weight="bold" officeooo:rsid="001aad36" officeooo:paragraph-rsid="00d94ee0" style:font-weight-asian="bold" style:font-weight-complex="bold"/>
    </style:style>
    <style:style style:name="P355" style:family="paragraph" style:parent-style-name="Standard" style:list-style-name="L46">
      <style:text-properties fo:font-weight="bold" officeooo:rsid="001aad36" officeooo:paragraph-rsid="00e97b18" style:font-weight-asian="bold" style:font-weight-complex="bold"/>
    </style:style>
    <style:style style:name="P356" style:family="paragraph" style:parent-style-name="Standard" style:list-style-name="L47">
      <style:text-properties fo:font-weight="bold" officeooo:rsid="001aad36" officeooo:paragraph-rsid="00e97b18" style:font-weight-asian="bold" style:font-weight-complex="bold"/>
    </style:style>
    <style:style style:name="P357" style:family="paragraph" style:parent-style-name="Standard" style:list-style-name="L48">
      <style:text-properties fo:font-weight="bold" officeooo:rsid="001aad36" officeooo:paragraph-rsid="00e97b18" style:font-weight-asian="bold" style:font-weight-complex="bold"/>
    </style:style>
    <style:style style:name="P358" style:family="paragraph" style:parent-style-name="Standard" style:list-style-name="L49">
      <style:text-properties fo:font-weight="bold" officeooo:rsid="001aad36" officeooo:paragraph-rsid="00f44ee1" style:font-weight-asian="bold" style:font-weight-complex="bold"/>
    </style:style>
    <style:style style:name="P359" style:family="paragraph" style:parent-style-name="Standard" style:list-style-name="L50">
      <style:text-properties fo:font-weight="bold" officeooo:rsid="001aad36" officeooo:paragraph-rsid="00f44ee1" style:font-weight-asian="bold" style:font-weight-complex="bold"/>
    </style:style>
    <style:style style:name="P360" style:family="paragraph" style:parent-style-name="Standard" style:list-style-name="L51">
      <style:text-properties fo:font-weight="bold" officeooo:rsid="001aad36" officeooo:paragraph-rsid="00f44ee1" style:font-weight-asian="bold" style:font-weight-complex="bold"/>
    </style:style>
    <style:style style:name="P361" style:family="paragraph" style:parent-style-name="Standard" style:list-style-name="L52">
      <style:text-properties fo:font-weight="bold" officeooo:rsid="001aad36" officeooo:paragraph-rsid="00f44ee1" style:font-weight-asian="bold" style:font-weight-complex="bold"/>
    </style:style>
    <style:style style:name="P362" style:family="paragraph" style:parent-style-name="Standard" style:list-style-name="L54">
      <style:text-properties fo:font-weight="bold" officeooo:rsid="001aad36" officeooo:paragraph-rsid="00f82554" style:font-weight-asian="bold" style:font-weight-complex="bold"/>
    </style:style>
    <style:style style:name="P363" style:family="paragraph" style:parent-style-name="Standard" style:list-style-name="L55">
      <style:text-properties fo:font-weight="bold" officeooo:rsid="001aad36" officeooo:paragraph-rsid="00f82554" style:font-weight-asian="bold" style:font-weight-complex="bold"/>
    </style:style>
    <style:style style:name="P364" style:family="paragraph" style:parent-style-name="Standard" style:list-style-name="L56">
      <style:text-properties fo:font-weight="bold" officeooo:rsid="001aad36" officeooo:paragraph-rsid="00f82554" style:font-weight-asian="bold" style:font-weight-complex="bold"/>
    </style:style>
    <style:style style:name="P365" style:family="paragraph" style:parent-style-name="Standard" style:list-style-name="L57">
      <style:text-properties fo:font-weight="bold" officeooo:rsid="001aad36" officeooo:paragraph-rsid="00faac2d" style:font-weight-asian="bold" style:font-weight-complex="bold"/>
    </style:style>
    <style:style style:name="P366" style:family="paragraph" style:parent-style-name="Standard" style:list-style-name="L58">
      <style:text-properties fo:font-weight="bold" officeooo:rsid="001aad36" officeooo:paragraph-rsid="00faac2d" style:font-weight-asian="bold" style:font-weight-complex="bold"/>
    </style:style>
    <style:style style:name="P367" style:family="paragraph" style:parent-style-name="Standard" style:list-style-name="L59">
      <style:text-properties fo:font-weight="bold" officeooo:rsid="001aad36" officeooo:paragraph-rsid="00faac2d" style:font-weight-asian="bold" style:font-weight-complex="bold"/>
    </style:style>
    <style:style style:name="P368" style:family="paragraph" style:parent-style-name="Standard" style:list-style-name="L60">
      <style:text-properties fo:font-weight="bold" officeooo:rsid="001aad36" officeooo:paragraph-rsid="00faac2d" style:font-weight-asian="bold" style:font-weight-complex="bold"/>
    </style:style>
    <style:style style:name="P369" style:family="paragraph" style:parent-style-name="Standard" style:list-style-name="L62">
      <style:text-properties fo:font-weight="bold" officeooo:rsid="001aad36" officeooo:paragraph-rsid="00fbbd99" style:font-weight-asian="bold" style:font-weight-complex="bold"/>
    </style:style>
    <style:style style:name="P370" style:family="paragraph" style:parent-style-name="Standard" style:list-style-name="L63">
      <style:text-properties fo:font-weight="bold" officeooo:rsid="001aad36" officeooo:paragraph-rsid="00fbbd99" style:font-weight-asian="bold" style:font-weight-complex="bold"/>
    </style:style>
    <style:style style:name="P371" style:family="paragraph" style:parent-style-name="Standard" style:list-style-name="L64">
      <style:text-properties fo:font-weight="bold" officeooo:rsid="001aad36" officeooo:paragraph-rsid="00fbbd99" style:font-weight-asian="bold" style:font-weight-complex="bold"/>
    </style:style>
    <style:style style:name="P372" style:family="paragraph" style:parent-style-name="Standard" style:list-style-name="L66">
      <style:text-properties fo:font-weight="bold" officeooo:rsid="001aad36" officeooo:paragraph-rsid="00fbbd99" style:font-weight-asian="bold" style:font-weight-complex="bold"/>
    </style:style>
    <style:style style:name="P373" style:family="paragraph" style:parent-style-name="Standard" style:list-style-name="L67">
      <style:text-properties fo:font-weight="bold" officeooo:rsid="001aad36" officeooo:paragraph-rsid="00fbbd99" style:font-weight-asian="bold" style:font-weight-complex="bold"/>
    </style:style>
    <style:style style:name="P374" style:family="paragraph" style:parent-style-name="Standard" style:list-style-name="L68">
      <style:text-properties fo:font-weight="bold" officeooo:rsid="001aad36" officeooo:paragraph-rsid="00fbbd99" style:font-weight-asian="bold" style:font-weight-complex="bold"/>
    </style:style>
    <style:style style:name="P375" style:family="paragraph" style:parent-style-name="Standard" style:list-style-name="L69">
      <style:text-properties fo:font-weight="bold" officeooo:rsid="001aad36" officeooo:paragraph-rsid="011c3f65" style:font-weight-asian="bold" style:font-weight-complex="bold"/>
    </style:style>
    <style:style style:name="P376" style:family="paragraph" style:parent-style-name="Standard" style:list-style-name="L70">
      <style:text-properties fo:font-weight="bold" officeooo:rsid="001aad36" officeooo:paragraph-rsid="011c3f65" style:font-weight-asian="bold" style:font-weight-complex="bold"/>
    </style:style>
    <style:style style:name="P377" style:family="paragraph" style:parent-style-name="Standard" style:list-style-name="L71">
      <style:text-properties fo:font-weight="bold" officeooo:rsid="001aad36" officeooo:paragraph-rsid="011c3f65" style:font-weight-asian="bold" style:font-weight-complex="bold"/>
    </style:style>
    <style:style style:name="P378" style:family="paragraph" style:parent-style-name="Standard" style:list-style-name="L72">
      <style:text-properties fo:font-weight="bold" officeooo:rsid="001aad36" officeooo:paragraph-rsid="011c3f65" style:font-weight-asian="bold" style:font-weight-complex="bold"/>
    </style:style>
    <style:style style:name="P379" style:family="paragraph" style:parent-style-name="Standard" style:list-style-name="L13">
      <style:text-properties fo:font-weight="bold" officeooo:rsid="003e0dd9" officeooo:paragraph-rsid="003e4f5b" style:font-weight-asian="bold" style:font-weight-complex="bold"/>
    </style:style>
    <style:style style:name="P380" style:family="paragraph" style:parent-style-name="Standard" style:list-style-name="L17">
      <style:text-properties fo:font-weight="bold" officeooo:rsid="0041e866" officeooo:paragraph-rsid="00423e18" style:font-weight-asian="bold" style:font-weight-complex="bold"/>
    </style:style>
    <style:style style:name="P381" style:family="paragraph" style:parent-style-name="Standard" style:list-style-name="L25">
      <style:text-properties fo:font-weight="bold" officeooo:rsid="0062f6ae" officeooo:paragraph-rsid="00647e87" style:font-weight-asian="bold" style:font-weight-complex="bold"/>
    </style:style>
    <style:style style:name="P382" style:family="paragraph" style:parent-style-name="Standard" style:list-style-name="L33">
      <style:text-properties fo:font-weight="bold" officeooo:rsid="00985089" officeooo:paragraph-rsid="00985089" style:font-weight-asian="bold" style:font-weight-complex="bold"/>
    </style:style>
    <style:style style:name="P383" style:family="paragraph" style:parent-style-name="Standard" style:list-style-name="L37">
      <style:text-properties fo:font-weight="bold" officeooo:rsid="00c128fa" officeooo:paragraph-rsid="00c28815" style:font-weight-asian="bold" style:font-weight-complex="bold"/>
    </style:style>
    <style:style style:name="P384" style:family="paragraph" style:parent-style-name="Standard" style:list-style-name="L41">
      <style:text-properties fo:font-weight="bold" officeooo:rsid="00d88684" officeooo:paragraph-rsid="00d94ee0" style:font-weight-asian="bold" style:font-weight-complex="bold"/>
    </style:style>
    <style:style style:name="P385" style:family="paragraph" style:parent-style-name="Standard" style:list-style-name="L45">
      <style:text-properties fo:font-weight="bold" officeooo:rsid="00e678e0" officeooo:paragraph-rsid="00e97b18" style:font-weight-asian="bold" style:font-weight-complex="bold"/>
    </style:style>
    <style:style style:name="P386" style:family="paragraph" style:parent-style-name="Standard" style:list-style-name="L53">
      <style:text-properties fo:font-weight="bold" officeooo:rsid="00f63982" officeooo:paragraph-rsid="00f82554" style:font-weight-asian="bold" style:font-weight-complex="bold"/>
    </style:style>
    <style:style style:name="P387" style:family="paragraph" style:parent-style-name="Standard" style:list-style-name="L61">
      <style:text-properties fo:font-weight="bold" officeooo:rsid="00f63982" officeooo:paragraph-rsid="00fbbd99" style:font-weight-asian="bold" style:font-weight-complex="bold"/>
    </style:style>
    <style:style style:name="P388" style:family="paragraph" style:parent-style-name="Standard" style:list-style-name="L65">
      <style:text-properties fo:font-weight="bold" officeooo:rsid="00f63982" officeooo:paragraph-rsid="00fbbd99" style:font-weight-asian="bold" style:font-weight-complex="bold"/>
    </style:style>
    <style:style style:name="P38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>
      <style:paragraph-properties fo:text-align="center"/>
    </style:style>
    <style:style style:name="T1" style:family="text">
      <style:text-properties officeooo:rsid="001c7072"/>
    </style:style>
    <style:style style:name="T2" style:family="text">
      <style:text-properties officeooo:rsid="00236d25"/>
    </style:style>
    <style:style style:name="T3" style:family="text">
      <style:text-properties officeooo:rsid="002b0d6c"/>
    </style:style>
    <style:style style:name="T4" style:family="text">
      <style:text-properties officeooo:rsid="002d128a"/>
    </style:style>
    <style:style style:name="T5" style:family="text">
      <style:text-properties officeooo:rsid="00301d76"/>
    </style:style>
    <style:style style:name="T6" style:family="text">
      <style:text-properties officeooo:rsid="0036a025"/>
    </style:style>
    <style:style style:name="T7" style:family="text">
      <style:text-properties officeooo:rsid="0036ed17"/>
    </style:style>
    <style:style style:name="T8" style:family="text">
      <style:text-properties officeooo:rsid="003bbc8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6e5a21"/>
    </style:style>
    <style:style style:name="T11" style:family="text">
      <style:text-properties officeooo:rsid="006e64aa"/>
    </style:style>
    <style:style style:name="T12" style:family="text">
      <style:text-properties officeooo:rsid="006f494d"/>
    </style:style>
    <style:style style:name="T13" style:family="text">
      <style:text-properties officeooo:rsid="007a024e"/>
    </style:style>
    <style:style style:name="T14" style:family="text">
      <style:text-properties officeooo:rsid="008c4ec3"/>
    </style:style>
    <style:style style:name="T15" style:family="text">
      <style:text-properties officeooo:rsid="008e99c5"/>
    </style:style>
    <style:style style:name="T16" style:family="text">
      <style:text-properties officeooo:rsid="009db2c9"/>
    </style:style>
    <style:style style:name="T17" style:family="text">
      <style:text-properties officeooo:rsid="00a07fcc"/>
    </style:style>
    <style:style style:name="T18" style:family="text">
      <style:text-properties officeooo:rsid="00a1f3a9"/>
    </style:style>
    <style:style style:name="T19" style:family="text">
      <style:text-properties officeooo:rsid="00a81546"/>
    </style:style>
    <style:style style:name="T20" style:family="text">
      <style:text-properties officeooo:rsid="00aae802"/>
    </style:style>
    <style:style style:name="T21" style:family="text">
      <style:text-properties officeooo:rsid="00ac8873"/>
    </style:style>
    <style:style style:name="T22" style:family="text">
      <style:text-properties officeooo:rsid="00b47c00"/>
    </style:style>
    <style:style style:name="T23" style:family="text">
      <style:text-properties officeooo:rsid="00bbab9a"/>
    </style:style>
    <style:style style:name="T24" style:family="text">
      <style:text-properties officeooo:rsid="00bd75ea"/>
    </style:style>
    <style:style style:name="T25" style:family="text">
      <style:text-properties officeooo:rsid="00c79098"/>
    </style:style>
    <style:style style:name="T26" style:family="text">
      <style:text-properties officeooo:rsid="00c9f569"/>
    </style:style>
    <style:style style:name="T27" style:family="text">
      <style:text-properties officeooo:rsid="00cc854a"/>
    </style:style>
    <style:style style:name="T28" style:family="text">
      <style:text-properties officeooo:rsid="00d38218"/>
    </style:style>
    <style:style style:name="T29" style:family="text">
      <style:text-properties officeooo:rsid="00d3bdc1"/>
    </style:style>
    <style:style style:name="T30" style:family="text">
      <style:text-properties officeooo:rsid="00faac2d"/>
    </style:style>
    <style:style style:name="T31" style:family="text">
      <style:text-properties officeooo:rsid="00fbbd99"/>
    </style:style>
    <style:style style:name="T32" style:family="text">
      <style:text-properties officeooo:rsid="01069605"/>
    </style:style>
    <style:style style:name="T33" style:family="text">
      <style:text-properties officeooo:rsid="010f4fab"/>
    </style:style>
    <style:style style:name="T34" style:family="text">
      <style:text-properties officeooo:rsid="0116703d"/>
    </style:style>
    <style:style style:name="T35" style:family="text">
      <style:text-properties officeooo:rsid="0125bfb4"/>
    </style:style>
    <style:style style:name="T36" style:family="text">
      <style:text-properties officeooo:rsid="01274146"/>
    </style:style>
    <style:style style:name="T37" style:family="text">
      <style:text-properties fo:font-size="16pt" fo:font-weight="bold" style:font-size-asian="16pt" style:font-weight-asian="bold" style:font-weight-complex="bold"/>
    </style:style>
    <style:style style:name="T38" style:family="text">
      <style:text-properties fo:font-size="16pt" fo:font-weight="bold" officeooo:rsid="013434a6" style:font-size-asian="16pt" style:font-weight-asian="bold" style:font-weight-complex="bold"/>
    </style:style>
    <style:style style:name="T39" style:family="text">
      <style:text-properties fo:language="en" fo:country="GB"/>
    </style:style>
    <style:style style:name="T40" style:family="text">
      <style:text-properties fo:language="en" fo:country="GB" officeooo:rsid="0131c16a"/>
    </style:style>
    <style:style style:name="T41" style:family="text">
      <style:text-properties officeooo:rsid="0137659a"/>
    </style:style>
    <style:style style:name="T42" style:family="text">
      <style:text-properties officeooo:rsid="0141531a"/>
    </style:style>
    <style:style style:name="T43" style:family="text">
      <style:text-properties officeooo:rsid="014341e9"/>
    </style:style>
    <style:style style:name="T44" style:family="text">
      <style:text-properties officeooo:rsid="01465c98"/>
    </style:style>
    <style:style style:name="T45" style:family="text">
      <style:text-properties officeooo:rsid="0147a0e5"/>
    </style:style>
    <style:style style:name="T46" style:family="text">
      <style:text-properties officeooo:rsid="0150353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经营管理项目</text:p>
      <text:p text:style-name="P113"><draw:line text:anchor-type="paragraph" draw:z-index="0" draw:style-name="gr1" draw:text-style-name="P391" svg:x1="-0.7366in" svg:y1="0.1618in" svg:x2="7.4406in" svg:y2="0.1307in"><text:p/></draw:line></text:p>
      <text:p text:style-name="P112"><text:span text:style-name="T38">功能</text:span><text:span text:style-name="T37">设计文档</text:span></text:p>
      <text:p text:style-name="P113"/>
      <text:p text:style-name="P113"/>
      <text:p text:style-name="P113"/>
      <text:p text:style-name="P113"/>
      <text:p text:style-name="P114">2017.4.30</text:p>
      <text:p text:style-name="P311"/>
      <text:p text:style-name="P115"/>
      <text:p text:style-name="P115">文档修订记录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E"/>
        <table:table-row table:style-name="Table42.1">
          <table:table-cell table:style-name="Table42.A1" office:value-type="string">
            <text:p text:style-name="P116">序号</text:p>
          </table:table-cell>
          <table:table-cell table:style-name="Table42.B1" office:value-type="string">
            <text:p text:style-name="P116">版本号</text:p>
          </table:table-cell>
          <table:table-cell table:style-name="Table42.B1" office:value-type="string">
            <text:p text:style-name="P116">修订日期</text:p>
          </table:table-cell>
          <table:table-cell table:style-name="Table42.B1" office:value-type="string">
            <text:p text:style-name="P116">修订概述</text:p>
          </table:table-cell>
          <table:table-cell table:style-name="Table42.B1" office:value-type="string">
            <text:p text:style-name="P116">修订人</text:p>
          </table:table-cell>
          <table:table-cell table:style-name="Table42.B1" office:value-type="string">
            <text:p text:style-name="P116">审批人</text:p>
          </table:table-cell>
          <table:table-cell table:style-name="Table42.B1" office:value-type="string">
            <text:p text:style-name="P116">备注</text:p>
          </table:table-cell>
        </table:table-row>
        <table:table-row table:style-name="Table42.2">
          <table:table-cell table:style-name="Table42.A2" office:value-type="string">
            <text:p text:style-name="P111">1</text:p>
          </table:table-cell>
          <table:table-cell table:style-name="Table42.B2" office:value-type="string">
            <text:p text:style-name="P111">1.0</text:p>
          </table:table-cell>
          <table:table-cell table:style-name="Table42.C2" office:value-type="string">
            <text:p text:style-name="P110"><text:span text:style-name="T39">201</text:span><text:span text:style-name="T40">7</text:span><text:span text:style-name="T39">-</text:span><text:span text:style-name="T40">4</text:span><text:span text:style-name="T39">-</text:span><text:span text:style-name="T40">30</text:span></text:p>
          </table:table-cell>
          <table:table-cell table:style-name="Table42.D2" office:value-type="string">
            <text:p text:style-name="P111">创建</text:p>
          </table:table-cell>
          <table:table-cell table:style-name="Table42.E2" office:value-type="string">
            <text:p text:style-name="P111">凌晓辉</text:p>
          </table:table-cell>
          <table:table-cell table:style-name="Table42.F2" office:value-type="string">
            <text:p text:style-name="P111"/>
          </table:table-cell>
          <table:table-cell table:style-name="Table42.G2" office:value-type="string">
            <text:p text:style-name="P111"/>
          </table:table-cell>
        </table:table-row>
        <table:table-row table:style-name="Table42.2">
          <table:table-cell table:style-name="Table42.A3" office:value-type="string">
            <text:p text:style-name="P111"/>
          </table:table-cell>
          <table:table-cell table:style-name="Table42.B3" office:value-type="string">
            <text:p text:style-name="P111"/>
          </table:table-cell>
          <table:table-cell table:style-name="Table42.C3" office:value-type="string">
            <text:p text:style-name="P111"/>
          </table:table-cell>
          <table:table-cell table:style-name="Table42.D3" office:value-type="string">
            <text:p text:style-name="P111"/>
          </table:table-cell>
          <table:table-cell table:style-name="Table42.E3" office:value-type="string">
            <text:p text:style-name="P111"/>
          </table:table-cell>
          <table:table-cell table:style-name="Table42.F3" office:value-type="string">
            <text:p text:style-name="P111"/>
          </table:table-cell>
          <table:table-cell table:style-name="Table42.G3" office:value-type="string">
            <text:p text:style-name="P111"/>
          </table:table-cell>
        </table:table-row>
        <table:table-row table:style-name="Table42.2">
          <table:table-cell table:style-name="Table42.A4" office:value-type="string">
            <text:p text:style-name="P111"/>
          </table:table-cell>
          <table:table-cell table:style-name="Table42.B4" office:value-type="string">
            <text:p text:style-name="P111"/>
          </table:table-cell>
          <table:table-cell table:style-name="Table42.C4" office:value-type="string">
            <text:p text:style-name="P111"/>
          </table:table-cell>
          <table:table-cell table:style-name="Table42.D4" office:value-type="string">
            <text:p text:style-name="P110"/>
          </table:table-cell>
          <table:table-cell table:style-name="Table42.E4" office:value-type="string">
            <text:p text:style-name="P110"/>
          </table:table-cell>
          <table:table-cell table:style-name="Table42.F4" office:value-type="string">
            <text:p text:style-name="P110"/>
          </table:table-cell>
          <table:table-cell table:style-name="Table42.G4" office:value-type="string">
            <text:p text:style-name="P110"/>
          </table:table-cell>
        </table:table-row>
        <table:table-row table:style-name="Table42.2">
          <table:table-cell table:style-name="Table42.A5" office:value-type="string">
            <text:p text:style-name="P111"/>
          </table:table-cell>
          <table:table-cell table:style-name="Table42.B5" office:value-type="string">
            <text:p text:style-name="P111"/>
          </table:table-cell>
          <table:table-cell table:style-name="Table42.C5" office:value-type="string">
            <text:p text:style-name="P111"/>
          </table:table-cell>
          <table:table-cell table:style-name="Table42.D5" office:value-type="string">
            <text:p text:style-name="P110"/>
          </table:table-cell>
          <table:table-cell table:style-name="Table42.E5" office:value-type="string">
            <text:p text:style-name="P110"/>
          </table:table-cell>
          <table:table-cell table:style-name="Table42.F5" office:value-type="string">
            <text:p text:style-name="P110"/>
          </table:table-cell>
          <table:table-cell table:style-name="Table42.G5" office:value-type="string">
            <text:p text:style-name="P110"/>
          </table:table-cell>
        </table:table-row>
        <table:table-row table:style-name="Table42.2">
          <table:table-cell table:style-name="Table42.A6" office:value-type="string">
            <text:p text:style-name="P111"/>
          </table:table-cell>
          <table:table-cell table:style-name="Table42.B6" office:value-type="string">
            <text:p text:style-name="P111"/>
          </table:table-cell>
          <table:table-cell table:style-name="Table42.C6" office:value-type="string">
            <text:p text:style-name="P111"/>
          </table:table-cell>
          <table:table-cell table:style-name="Table42.D6" office:value-type="string">
            <text:p text:style-name="P110"/>
          </table:table-cell>
          <table:table-cell table:style-name="Table42.E6" office:value-type="string">
            <text:p text:style-name="P110"/>
          </table:table-cell>
          <table:table-cell table:style-name="Table42.F6" office:value-type="string">
            <text:p text:style-name="P110"/>
          </table:table-cell>
          <table:table-cell table:style-name="Table42.G6" office:value-type="string">
            <text:p text:style-name="P110"/>
          </table:table-cell>
        </table:table-row>
        <table:table-row table:style-name="Table42.2">
          <table:table-cell table:style-name="Table42.A7" office:value-type="string">
            <text:p text:style-name="P111"/>
          </table:table-cell>
          <table:table-cell table:style-name="Table42.B7" office:value-type="string">
            <text:p text:style-name="P111"/>
          </table:table-cell>
          <table:table-cell table:style-name="Table42.C7" office:value-type="string">
            <text:p text:style-name="P111"/>
          </table:table-cell>
          <table:table-cell table:style-name="Table42.D7" office:value-type="string">
            <text:p text:style-name="P110"/>
          </table:table-cell>
          <table:table-cell table:style-name="Table42.E7" office:value-type="string">
            <text:p text:style-name="P110"/>
          </table:table-cell>
          <table:table-cell table:style-name="Table42.F7" office:value-type="string">
            <text:p text:style-name="P110"/>
          </table:table-cell>
          <table:table-cell table:style-name="Table42.G7" office:value-type="string">
            <text:p text:style-name="P110"/>
          </table:table-cell>
        </table:table-row>
        <table:table-row table:style-name="Table42.2">
          <table:table-cell table:style-name="Table42.A8" office:value-type="string">
            <text:p text:style-name="P111"/>
          </table:table-cell>
          <table:table-cell table:style-name="Table42.B8" office:value-type="string">
            <text:p text:style-name="P111"/>
          </table:table-cell>
          <table:table-cell table:style-name="Table42.C8" office:value-type="string">
            <text:p text:style-name="P111"/>
          </table:table-cell>
          <table:table-cell table:style-name="Table42.D8" office:value-type="string">
            <text:p text:style-name="P110"/>
          </table:table-cell>
          <table:table-cell table:style-name="Table42.E8" office:value-type="string">
            <text:p text:style-name="P110"/>
          </table:table-cell>
          <table:table-cell table:style-name="Table42.F8" office:value-type="string">
            <text:p text:style-name="P110"/>
          </table:table-cell>
          <table:table-cell table:style-name="Table42.G8" office:value-type="string">
            <text:p text:style-name="P110"/>
          </table:table-cell>
        </table:table-row>
        <table:table-row table:style-name="Table42.2">
          <table:table-cell table:style-name="Table42.A9" office:value-type="string">
            <text:p text:style-name="P111"/>
          </table:table-cell>
          <table:table-cell table:style-name="Table42.B9" office:value-type="string">
            <text:p text:style-name="P111"/>
          </table:table-cell>
          <table:table-cell table:style-name="Table42.C9" office:value-type="string">
            <text:p text:style-name="P111"/>
          </table:table-cell>
          <table:table-cell table:style-name="Table42.D9" office:value-type="string">
            <text:p text:style-name="P110"/>
          </table:table-cell>
          <table:table-cell table:style-name="Table42.E9" office:value-type="string">
            <text:p text:style-name="P110"/>
          </table:table-cell>
          <table:table-cell table:style-name="Table42.F9" office:value-type="string">
            <text:p text:style-name="P110"/>
          </table:table-cell>
          <table:table-cell table:style-name="Table42.G9" office:value-type="string">
            <text:p text:style-name="P110"/>
          </table:table-cell>
        </table:table-row>
        <table:table-row table:style-name="Table42.2">
          <table:table-cell table:style-name="Table42.A10" office:value-type="string">
            <text:p text:style-name="P111"/>
          </table:table-cell>
          <table:table-cell table:style-name="Table42.B10" office:value-type="string">
            <text:p text:style-name="P111"/>
          </table:table-cell>
          <table:table-cell table:style-name="Table42.C10" office:value-type="string">
            <text:p text:style-name="P111"/>
          </table:table-cell>
          <table:table-cell table:style-name="Table42.D10" office:value-type="string">
            <text:p text:style-name="P110"/>
          </table:table-cell>
          <table:table-cell table:style-name="Table42.E10" office:value-type="string">
            <text:p text:style-name="P110"/>
          </table:table-cell>
          <table:table-cell table:style-name="Table42.F10" office:value-type="string">
            <text:p text:style-name="P110"/>
          </table:table-cell>
          <table:table-cell table:style-name="Table42.G10" office:value-type="string">
            <text:p text:style-name="P110"/>
          </table:table-cell>
        </table:table-row>
        <table:table-row table:style-name="Table42.2">
          <table:table-cell table:style-name="Table42.A11" office:value-type="string">
            <text:p text:style-name="P111"/>
          </table:table-cell>
          <table:table-cell table:style-name="Table42.B11" office:value-type="string">
            <text:p text:style-name="P111"/>
          </table:table-cell>
          <table:table-cell table:style-name="Table42.C11" office:value-type="string">
            <text:p text:style-name="P111"/>
          </table:table-cell>
          <table:table-cell table:style-name="Table42.D11" office:value-type="string">
            <text:p text:style-name="P110"/>
          </table:table-cell>
          <table:table-cell table:style-name="Table42.E11" office:value-type="string">
            <text:p text:style-name="P110"/>
          </table:table-cell>
          <table:table-cell table:style-name="Table42.F11" office:value-type="string">
            <text:p text:style-name="P110"/>
          </table:table-cell>
          <table:table-cell table:style-name="Table42.G11" office:value-type="string">
            <text:p text:style-name="P110"/>
          </table:table-cell>
        </table:table-row>
        <table:table-row table:style-name="Table42.2">
          <table:table-cell table:style-name="Table42.A12" office:value-type="string">
            <text:p text:style-name="P111"/>
          </table:table-cell>
          <table:table-cell table:style-name="Table42.B12" office:value-type="string">
            <text:p text:style-name="P111"/>
          </table:table-cell>
          <table:table-cell table:style-name="Table42.C12" office:value-type="string">
            <text:p text:style-name="P111"/>
          </table:table-cell>
          <table:table-cell table:style-name="Table42.D12" office:value-type="string">
            <text:p text:style-name="P110"/>
          </table:table-cell>
          <table:table-cell table:style-name="Table42.E12" office:value-type="string">
            <text:p text:style-name="P110"/>
          </table:table-cell>
          <table:table-cell table:style-name="Table42.F12" office:value-type="string">
            <text:p text:style-name="P110"/>
          </table:table-cell>
          <table:table-cell table:style-name="Table42.G12" office:value-type="string">
            <text:p text:style-name="P110"/>
          </table:table-cell>
        </table:table-row>
        <table:table-row table:style-name="Table42.2">
          <table:table-cell table:style-name="Table42.A13" office:value-type="string">
            <text:p text:style-name="P111"/>
          </table:table-cell>
          <table:table-cell table:style-name="Table42.B13" office:value-type="string">
            <text:p text:style-name="P111"/>
          </table:table-cell>
          <table:table-cell table:style-name="Table42.C13" office:value-type="string">
            <text:p text:style-name="P111"/>
          </table:table-cell>
          <table:table-cell table:style-name="Table42.D13" office:value-type="string">
            <text:p text:style-name="P110"/>
          </table:table-cell>
          <table:table-cell table:style-name="Table42.E13" office:value-type="string">
            <text:p text:style-name="P110"/>
          </table:table-cell>
          <table:table-cell table:style-name="Table42.F13" office:value-type="string">
            <text:p text:style-name="P110"/>
          </table:table-cell>
          <table:table-cell table:style-name="Table42.G13" office:value-type="string">
            <text:p text:style-name="P110"/>
          </table:table-cell>
        </table:table-row>
        <table:table-row table:style-name="Table42.2">
          <table:table-cell table:style-name="Table42.A14" office:value-type="string">
            <text:p text:style-name="P111"/>
          </table:table-cell>
          <table:table-cell table:style-name="Table42.B14" office:value-type="string">
            <text:p text:style-name="P111"/>
          </table:table-cell>
          <table:table-cell table:style-name="Table42.C14" office:value-type="string">
            <text:p text:style-name="P111"/>
          </table:table-cell>
          <table:table-cell table:style-name="Table42.D14" office:value-type="string">
            <text:p text:style-name="P110"/>
          </table:table-cell>
          <table:table-cell table:style-name="Table42.E14" office:value-type="string">
            <text:p text:style-name="P110"/>
          </table:table-cell>
          <table:table-cell table:style-name="Table42.F14" office:value-type="string">
            <text:p text:style-name="P110"/>
          </table:table-cell>
          <table:table-cell table:style-name="Table42.G14" office:value-type="string">
            <text:p text:style-name="P110"/>
          </table:table-cell>
        </table:table-row>
        <table:table-row table:style-name="Table42.2">
          <table:table-cell table:style-name="Table42.A15" office:value-type="string">
            <text:p text:style-name="P111"/>
          </table:table-cell>
          <table:table-cell table:style-name="Table42.B15" office:value-type="string">
            <text:p text:style-name="P111"/>
          </table:table-cell>
          <table:table-cell table:style-name="Table42.C15" office:value-type="string">
            <text:p text:style-name="P111"/>
          </table:table-cell>
          <table:table-cell table:style-name="Table42.D15" office:value-type="string">
            <text:p text:style-name="P110"/>
          </table:table-cell>
          <table:table-cell table:style-name="Table42.E15" office:value-type="string">
            <text:p text:style-name="P110"/>
          </table:table-cell>
          <table:table-cell table:style-name="Table42.F15" office:value-type="string">
            <text:p text:style-name="P110"/>
          </table:table-cell>
          <table:table-cell table:style-name="Table42.G15" office:value-type="string">
            <text:p text:style-name="P110"/>
          </table:table-cell>
        </table:table-row>
        <table:table-row table:style-name="Table42.2">
          <table:table-cell table:style-name="Table42.A16" office:value-type="string">
            <text:p text:style-name="P111"/>
          </table:table-cell>
          <table:table-cell table:style-name="Table42.B16" office:value-type="string">
            <text:p text:style-name="P111"/>
          </table:table-cell>
          <table:table-cell table:style-name="Table42.C16" office:value-type="string">
            <text:p text:style-name="P111"/>
          </table:table-cell>
          <table:table-cell table:style-name="Table42.D16" office:value-type="string">
            <text:p text:style-name="P110"/>
          </table:table-cell>
          <table:table-cell table:style-name="Table42.E16" office:value-type="string">
            <text:p text:style-name="P110"/>
          </table:table-cell>
          <table:table-cell table:style-name="Table42.F16" office:value-type="string">
            <text:p text:style-name="P110"/>
          </table:table-cell>
          <table:table-cell table:style-name="Table42.G16" office:value-type="string">
            <text:p text:style-name="P110"/>
          </table:table-cell>
        </table:table-row>
        <table:table-row table:style-name="Table42.2">
          <table:table-cell table:style-name="Table42.A17" office:value-type="string">
            <text:p text:style-name="P111"/>
          </table:table-cell>
          <table:table-cell table:style-name="Table42.B17" office:value-type="string">
            <text:p text:style-name="P111"/>
          </table:table-cell>
          <table:table-cell table:style-name="Table42.C17" office:value-type="string">
            <text:p text:style-name="P111"/>
          </table:table-cell>
          <table:table-cell table:style-name="Table42.D17" office:value-type="string">
            <text:p text:style-name="P110"/>
          </table:table-cell>
          <table:table-cell table:style-name="Table42.E17" office:value-type="string">
            <text:p text:style-name="P110"/>
          </table:table-cell>
          <table:table-cell table:style-name="Table42.F17" office:value-type="string">
            <text:p text:style-name="P110"/>
          </table:table-cell>
          <table:table-cell table:style-name="Table42.G17" office:value-type="string">
            <text:p text:style-name="P110"/>
          </table:table-cell>
        </table:table-row>
        <table:table-row table:style-name="Table42.2">
          <table:table-cell table:style-name="Table42.A18" office:value-type="string">
            <text:p text:style-name="P111"/>
          </table:table-cell>
          <table:table-cell table:style-name="Table42.B18" office:value-type="string">
            <text:p text:style-name="P111"/>
          </table:table-cell>
          <table:table-cell table:style-name="Table42.C18" office:value-type="string">
            <text:p text:style-name="P111"/>
          </table:table-cell>
          <table:table-cell table:style-name="Table42.D18" office:value-type="string">
            <text:p text:style-name="P110"/>
          </table:table-cell>
          <table:table-cell table:style-name="Table42.E18" office:value-type="string">
            <text:p text:style-name="P110"/>
          </table:table-cell>
          <table:table-cell table:style-name="Table42.F18" office:value-type="string">
            <text:p text:style-name="P110"/>
          </table:table-cell>
          <table:table-cell table:style-name="Table42.G18" office:value-type="string">
            <text:p text:style-name="P110"/>
          </table:table-cell>
        </table:table-row>
        <table:table-row table:style-name="Table42.2">
          <table:table-cell table:style-name="Table42.A19" office:value-type="string">
            <text:p text:style-name="P111"/>
          </table:table-cell>
          <table:table-cell table:style-name="Table42.B19" office:value-type="string">
            <text:p text:style-name="P111"/>
          </table:table-cell>
          <table:table-cell table:style-name="Table42.C19" office:value-type="string">
            <text:p text:style-name="P111"/>
          </table:table-cell>
          <table:table-cell table:style-name="Table42.D19" office:value-type="string">
            <text:p text:style-name="P110"/>
          </table:table-cell>
          <table:table-cell table:style-name="Table42.E19" office:value-type="string">
            <text:p text:style-name="P110"/>
          </table:table-cell>
          <table:table-cell table:style-name="Table42.F19" office:value-type="string">
            <text:p text:style-name="P110"/>
          </table:table-cell>
          <table:table-cell table:style-name="Table42.G19" office:value-type="string">
            <text:p text:style-name="P110"/>
          </table:table-cell>
        </table:table-row>
        <table:table-row table:style-name="Table42.2">
          <table:table-cell table:style-name="Table42.A20" office:value-type="string">
            <text:p text:style-name="P111"/>
          </table:table-cell>
          <table:table-cell table:style-name="Table42.B20" office:value-type="string">
            <text:p text:style-name="P111"/>
          </table:table-cell>
          <table:table-cell table:style-name="Table42.C20" office:value-type="string">
            <text:p text:style-name="P111"/>
          </table:table-cell>
          <table:table-cell table:style-name="Table42.D20" office:value-type="string">
            <text:p text:style-name="P110"/>
          </table:table-cell>
          <table:table-cell table:style-name="Table42.E20" office:value-type="string">
            <text:p text:style-name="P110"/>
          </table:table-cell>
          <table:table-cell table:style-name="Table42.F20" office:value-type="string">
            <text:p text:style-name="P110"/>
          </table:table-cell>
          <table:table-cell table:style-name="Table42.G20" office:value-type="string">
            <text:p text:style-name="P110"/>
          </table:table-cell>
        </table:table-row>
        <table:table-row table:style-name="Table42.2">
          <table:table-cell table:style-name="Table42.A21" office:value-type="string">
            <text:p text:style-name="P111"/>
          </table:table-cell>
          <table:table-cell table:style-name="Table42.B21" office:value-type="string">
            <text:p text:style-name="P111"/>
          </table:table-cell>
          <table:table-cell table:style-name="Table42.C21" office:value-type="string">
            <text:p text:style-name="P111"/>
          </table:table-cell>
          <table:table-cell table:style-name="Table42.D21" office:value-type="string">
            <text:p text:style-name="P110"/>
          </table:table-cell>
          <table:table-cell table:style-name="Table42.E21" office:value-type="string">
            <text:p text:style-name="P110"/>
          </table:table-cell>
          <table:table-cell table:style-name="Table42.F21" office:value-type="string">
            <text:p text:style-name="P110"/>
          </table:table-cell>
          <table:table-cell table:style-name="Table42.G21" office:value-type="string">
            <text:p text:style-name="P110"/>
          </table:table-cell>
        </table:table-row>
        <table:table-row table:style-name="Table42.2">
          <table:table-cell table:style-name="Table42.A22" office:value-type="string">
            <text:p text:style-name="P111"/>
          </table:table-cell>
          <table:table-cell table:style-name="Table42.B22" office:value-type="string">
            <text:p text:style-name="P111"/>
          </table:table-cell>
          <table:table-cell table:style-name="Table42.C22" office:value-type="string">
            <text:p text:style-name="P111"/>
          </table:table-cell>
          <table:table-cell table:style-name="Table42.D22" office:value-type="string">
            <text:p text:style-name="P110"/>
          </table:table-cell>
          <table:table-cell table:style-name="Table42.E22" office:value-type="string">
            <text:p text:style-name="P110"/>
          </table:table-cell>
          <table:table-cell table:style-name="Table42.F22" office:value-type="string">
            <text:p text:style-name="P110"/>
          </table:table-cell>
          <table:table-cell table:style-name="Table42.G22" office:value-type="string">
            <text:p text:style-name="P110"/>
          </table:table-cell>
        </table:table-row>
        <table:table-row table:style-name="Table42.2">
          <table:table-cell table:style-name="Table42.A23" office:value-type="string">
            <text:p text:style-name="P111"/>
          </table:table-cell>
          <table:table-cell table:style-name="Table42.B23" office:value-type="string">
            <text:p text:style-name="P111"/>
          </table:table-cell>
          <table:table-cell table:style-name="Table42.C23" office:value-type="string">
            <text:p text:style-name="P111"/>
          </table:table-cell>
          <table:table-cell table:style-name="Table42.D23" office:value-type="string">
            <text:p text:style-name="P110"/>
          </table:table-cell>
          <table:table-cell table:style-name="Table42.E23" office:value-type="string">
            <text:p text:style-name="P110"/>
          </table:table-cell>
          <table:table-cell table:style-name="Table42.F23" office:value-type="string">
            <text:p text:style-name="P110"/>
          </table:table-cell>
          <table:table-cell table:style-name="Table42.G23" office:value-type="string">
            <text:p text:style-name="P110"/>
          </table:table-cell>
        </table:table-row>
        <table:table-row table:style-name="Table42.2">
          <table:table-cell table:style-name="Table42.A24" office:value-type="string">
            <text:p text:style-name="P111"/>
          </table:table-cell>
          <table:table-cell table:style-name="Table42.B24" office:value-type="string">
            <text:p text:style-name="P111"/>
          </table:table-cell>
          <table:table-cell table:style-name="Table42.C24" office:value-type="string">
            <text:p text:style-name="P111"/>
          </table:table-cell>
          <table:table-cell table:style-name="Table42.D24" office:value-type="string">
            <text:p text:style-name="P110"/>
          </table:table-cell>
          <table:table-cell table:style-name="Table42.E24" office:value-type="string">
            <text:p text:style-name="P110"/>
          </table:table-cell>
          <table:table-cell table:style-name="Table42.F24" office:value-type="string">
            <text:p text:style-name="P110"/>
          </table:table-cell>
          <table:table-cell table:style-name="Table42.G24" office:value-type="string">
            <text:p text:style-name="P110"/>
          </table:table-cell>
        </table:table-row>
        <table:table-row table:style-name="Table42.2">
          <table:table-cell table:style-name="Table42.A25" office:value-type="string">
            <text:p text:style-name="P111"/>
          </table:table-cell>
          <table:table-cell table:style-name="Table42.B25" office:value-type="string">
            <text:p text:style-name="P111"/>
          </table:table-cell>
          <table:table-cell table:style-name="Table42.C25" office:value-type="string">
            <text:p text:style-name="P111"/>
          </table:table-cell>
          <table:table-cell table:style-name="Table42.D25" office:value-type="string">
            <text:p text:style-name="P110"/>
          </table:table-cell>
          <table:table-cell table:style-name="Table42.E25" office:value-type="string">
            <text:p text:style-name="P110"/>
          </table:table-cell>
          <table:table-cell table:style-name="Table42.F25" office:value-type="string">
            <text:p text:style-name="P110"/>
          </table:table-cell>
          <table:table-cell table:style-name="Table42.G25" office:value-type="string">
            <text:p text:style-name="P110"/>
          </table:table-cell>
        </table:table-row>
        <table:table-row table:style-name="Table42.2">
          <table:table-cell table:style-name="Table42.A26" office:value-type="string">
            <text:p text:style-name="P111"/>
          </table:table-cell>
          <table:table-cell table:style-name="Table42.B26" office:value-type="string">
            <text:p text:style-name="P111"/>
          </table:table-cell>
          <table:table-cell table:style-name="Table42.C26" office:value-type="string">
            <text:p text:style-name="P111"/>
          </table:table-cell>
          <table:table-cell table:style-name="Table42.D26" office:value-type="string">
            <text:p text:style-name="P110"/>
          </table:table-cell>
          <table:table-cell table:style-name="Table42.E26" office:value-type="string">
            <text:p text:style-name="P110"/>
          </table:table-cell>
          <table:table-cell table:style-name="Table42.F26" office:value-type="string">
            <text:p text:style-name="P110"/>
          </table:table-cell>
          <table:table-cell table:style-name="Table42.G26" office:value-type="string">
            <text:p text:style-name="P110"/>
          </table:table-cell>
        </table:table-row>
        <table:table-row table:style-name="Table42.2">
          <table:table-cell table:style-name="Table42.A27" office:value-type="string">
            <text:p text:style-name="P111"/>
          </table:table-cell>
          <table:table-cell table:style-name="Table42.B27" office:value-type="string">
            <text:p text:style-name="P111"/>
          </table:table-cell>
          <table:table-cell table:style-name="Table42.C27" office:value-type="string">
            <text:p text:style-name="P111"/>
          </table:table-cell>
          <table:table-cell table:style-name="Table42.D27" office:value-type="string">
            <text:p text:style-name="P110"/>
          </table:table-cell>
          <table:table-cell table:style-name="Table42.E27" office:value-type="string">
            <text:p text:style-name="P110"/>
          </table:table-cell>
          <table:table-cell table:style-name="Table42.F27" office:value-type="string">
            <text:p text:style-name="P110"/>
          </table:table-cell>
          <table:table-cell table:style-name="Table42.G27" office:value-type="string">
            <text:p text:style-name="P110"/>
          </table:table-cell>
        </table:table-row>
      </table:table>
      <text:p text:style-name="P117"/>
      <text:table-of-content text:style-name="Sect1" text:protected="true" text:name="Table of Contents1">
        <text:table-of-content-source text:outline-level="10">
          <text:index-title-template text:style-name="Contents_20_Heading">                                       目     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3"><text:s text:c="39"/>目 <text:s text:c="4"/>录</text:p>
          </text:index-title>
          <text:p text:style-name="P315"><text:a xlink:type="simple" xlink:href="#__RefHeading___Toc5306_1377988623" text:style-name="Index_20_Link" text:visited-style-name="Index_20_Link">1. 流程概述<text:tab/>4</text:a></text:p>
          <text:p text:style-name="P315"><text:a xlink:type="simple" xlink:href="#__RefHeading___Toc5308_1377988623" text:style-name="Index_20_Link" text:visited-style-name="Index_20_Link">2. 基础数据<text:tab/>4</text:a></text:p>
          <text:p text:style-name="P314"><text:a xlink:type="simple" xlink:href="#__RefHeading___Toc5310_1377988623" text:style-name="Index_20_Link" text:visited-style-name="Index_20_Link">2.1 File Maintenance<text:tab/>4</text:a></text:p>
          <text:p text:style-name="P316"><text:a xlink:type="simple" xlink:href="#__RefHeading___Toc5312_1377988623" text:style-name="Index_20_Link" text:visited-style-name="Index_20_Link">2.1.1 供应商管理<text:tab/>4</text:a></text:p>
          <text:p text:style-name="P316"><text:a xlink:type="simple" xlink:href="#__RefHeading___Toc5314_1377988623" text:style-name="Index_20_Link" text:visited-style-name="Index_20_Link">2.1.2 VAT 类型管理<text:tab/>5</text:a></text:p>
          <text:p text:style-name="P316"><text:a xlink:type="simple" xlink:href="#__RefHeading___Toc5316_1377988623" text:style-name="Index_20_Link" text:visited-style-name="Index_20_Link">2.1.3 产品交付尺寸<text:tab/>6</text:a></text:p>
          <text:p text:style-name="P316"><text:a xlink:type="simple" xlink:href="#__RefHeading___Toc5318_1377988623" text:style-name="Index_20_Link" text:visited-style-name="Index_20_Link">2.1.4 主产品类型管理<text:tab/>6</text:a></text:p>
          <text:p text:style-name="P316"><text:a xlink:type="simple" xlink:href="#__RefHeading___Toc5320_1377988623" text:style-name="Index_20_Link" text:visited-style-name="Index_20_Link">2.1.5 子产品类型管理<text:tab/>7</text:a></text:p>
          <text:p text:style-name="P316"><text:a xlink:type="simple" xlink:href="#__RefHeading___Toc5322_1377988623" text:style-name="Index_20_Link" text:visited-style-name="Index_20_Link">2.1.6 产品库存项管理<text:tab/>8</text:a></text:p>
          <text:p text:style-name="P316"><text:a xlink:type="simple" xlink:href="#__RefHeading___Toc5324_1377988623" text:style-name="Index_20_Link" text:visited-style-name="Index_20_Link">2.1.7 产品体系管理<text:tab/>9</text:a></text:p>
          <text:p text:style-name="P316"><text:a xlink:type="simple" xlink:href="#__RefHeading___Toc5326_1377988623" text:style-name="Index_20_Link" text:visited-style-name="Index_20_Link">2.1.8 PLU管理<text:tab/>10</text:a></text:p>
          <text:p text:style-name="P316"><text:a xlink:type="simple" xlink:href="#__RefHeading___Toc5328_1377988623" text:style-name="Index_20_Link" text:visited-style-name="Index_20_Link">2.1.9 Selection Window 管理<text:tab/>11</text:a></text:p>
          <text:p text:style-name="P316"><text:a xlink:type="simple" xlink:href="#__RefHeading___Toc5330_1377988623" text:style-name="Index_20_Link" text:visited-style-name="Index_20_Link">2.1.10 Recipe 管理<text:tab/>13</text:a></text:p>
          <text:p text:style-name="P314"><text:a xlink:type="simple" xlink:href="#__RefHeading___Toc5332_1377988623" text:style-name="Index_20_Link" text:visited-style-name="Index_20_Link">2.2 Operator Maintenance<text:tab/>15</text:a></text:p>
          <text:p text:style-name="P316"><text:a xlink:type="simple" xlink:href="#__RefHeading___Toc5334_1377988623" text:style-name="Index_20_Link" text:visited-style-name="Index_20_Link">2.2.1 员工管理<text:tab/>15</text:a></text:p>
          <text:p text:style-name="P316"><text:a xlink:type="simple" xlink:href="#__RefHeading___Toc5336_1377988623" text:style-name="Index_20_Link" text:visited-style-name="Index_20_Link">2.2.2 用户组管理<text:tab/>16</text:a></text:p>
          <text:p text:style-name="P314"><text:a xlink:type="simple" xlink:href="#__RefHeading___Toc5338_1377988623" text:style-name="Index_20_Link" text:visited-style-name="Index_20_Link">2.3 Stock Maintenance<text:tab/>16</text:a></text:p>
          <text:p text:style-name="P316"><text:a xlink:type="simple" xlink:href="#__RefHeading___Toc5340_1377988623" text:style-name="Index_20_Link" text:visited-style-name="Index_20_Link">2.3.1 Premises Stock Locations 管理<text:tab/>16</text:a></text:p>
          <text:p text:style-name="P316"><text:a xlink:type="simple" xlink:href="#__RefHeading___Toc5342_1377988623" text:style-name="Index_20_Link" text:visited-style-name="Index_20_Link">2.3.2 Stock Buddy Locations 管理<text:tab/>17</text:a></text:p>
          <text:p text:style-name="P316"><text:a xlink:type="simple" xlink:href="#__RefHeading___Toc5344_1377988623" text:style-name="Index_20_Link" text:visited-style-name="Index_20_Link">2.3.3 Link Stock Buddy Barcodes 管理<text:tab/>18</text:a></text:p>
          <text:p text:style-name="P316"><text:a xlink:type="simple" xlink:href="#__RefHeading___Toc5346_1377988623" text:style-name="Index_20_Link" text:visited-style-name="Index_20_Link">2.3.4 New Stock Buddy Barcodes 管理<text:tab/>19</text:a></text:p>
          <text:p text:style-name="P316"><text:a xlink:type="simple" xlink:href="#__RefHeading___Toc5348_1377988623" text:style-name="Index_20_Link" text:visited-style-name="Index_20_Link">2.3.5 Stock Amendment Categories 管理<text:tab/>19</text:a></text:p>
          <text:p text:style-name="P314"><text:a xlink:type="simple" xlink:href="#__RefHeading___Toc5350_1377988623" text:style-name="Index_20_Link" text:visited-style-name="Index_20_Link">2.4 External Events 管理<text:tab/>20</text:a></text:p>
          <text:p text:style-name="P316"><text:a xlink:type="simple" xlink:href="#__RefHeading___Toc5352_1377988623" text:style-name="Index_20_Link" text:visited-style-name="Index_20_Link">2.4.1 外部事件管理<text:tab/>20</text:a></text:p>
          <text:p text:style-name="P315"><text:a xlink:type="simple" xlink:href="#__RefHeading___Toc5354_1377988623" text:style-name="Index_20_Link" text:visited-style-name="Index_20_Link">3. 库存数据<text:tab/>21</text:a></text:p>
          <text:p text:style-name="P314"><text:a xlink:type="simple" xlink:href="#__RefHeading___Toc5356_1377988623" text:style-name="Index_20_Link" text:visited-style-name="Index_20_Link">3.1 库存数据维护模块<text:tab/>21</text:a></text:p>
          <text:p text:style-name="P316"><text:a xlink:type="simple" xlink:href="#__RefHeading___Toc5358_1377988623" text:style-name="Index_20_Link" text:visited-style-name="Index_20_Link">3.1.1 Current Stock Take<text:tab/>21</text:a></text:p>
          <text:p text:style-name="P316"><text:a xlink:type="simple" xlink:href="#__RefHeading___Toc5360_1377988623" text:style-name="Index_20_Link" text:visited-style-name="Index_20_Link">3.1.2 Close Period<text:tab/>21</text:a></text:p>
          <text:p text:style-name="P316"><text:a xlink:type="simple" xlink:href="#__RefHeading___Toc5362_1377988623" text:style-name="Index_20_Link" text:visited-style-name="Index_20_Link">3.1.3 Quick Pick<text:tab/>21</text:a></text:p>
          <text:p text:style-name="P316"><text:a xlink:type="simple" xlink:href="#__RefHeading___Toc5364_1377988623" text:style-name="Index_20_Link" text:visited-style-name="Index_20_Link">3.1.4 Stock Adjustments<text:tab/>21</text:a></text:p>
          <text:p text:style-name="P316"><text:a xlink:type="simple" xlink:href="#__RefHeading___Toc5366_1377988623" text:style-name="Index_20_Link" text:visited-style-name="Index_20_Link">3.1.5 Quick Delivery<text:tab/>21</text:a></text:p>
          <text:p text:style-name="P316"><text:a xlink:type="simple" xlink:href="#__RefHeading___Toc5368_1377988623" text:style-name="Index_20_Link" text:visited-style-name="Index_20_Link">3.1.6 Quick Return<text:tab/>21</text:a></text:p>
          <text:p text:style-name="P316"><text:a xlink:type="simple" xlink:href="#__RefHeading___Toc5370_1377988623" text:style-name="Index_20_Link" text:visited-style-name="Index_20_Link">3.1.7 Internal Stock Transfer<text:tab/>21</text:a></text:p>
          <text:p text:style-name="P315"><text:a xlink:type="simple" xlink:href="#__RefHeading___Toc5372_1377988623" text:style-name="Index_20_Link" text:visited-style-name="Index_20_Link">4. Purchase Orders<text:tab/>22</text:a></text:p>
          <text:p text:style-name="P314"><text:a xlink:type="simple" xlink:href="#__RefHeading___Toc5374_1377988623" text:style-name="Index_20_Link" text:visited-style-name="Index_20_Link">4.1 Created Purchase Orders<text:tab/>22</text:a></text:p>
          <text:p text:style-name="P314"><text:a xlink:type="simple" xlink:href="#__RefHeading___Toc5365_1582257923" text:style-name="Index_20_Link" text:visited-style-name="Index_20_Link">4.2 Prepare Purchase Orders<text:tab/>22</text:a></text:p>
          <text:p text:style-name="P315"><text:a xlink:type="simple" xlink:href="#__RefHeading___Toc5376_1377988623" text:style-name="Index_20_Link" text:visited-style-name="Index_20_Link">5. 经营分析<text:tab/>22</text:a></text:p>
          <text:p text:style-name="P314"><text:a xlink:type="simple" xlink:href="#__RefHeading___Toc5378_1377988623" text:style-name="Index_20_Link" text:visited-style-name="Index_20_Link">5.1 PLU Sales<text:tab/>22</text:a></text:p>
          <text:p text:style-name="P314"><text:a xlink:type="simple" xlink:href="#__RefHeading___Toc5380_1377988623" text:style-name="Index_20_Link" text:visited-style-name="Index_20_Link">5.2 Sales Analysis<text:tab/>22</text:a></text:p>
          <text:p text:style-name="P314"><text:a xlink:type="simple" xlink:href="#__RefHeading___Toc5382_1377988623" text:style-name="Index_20_Link" text:visited-style-name="Index_20_Link">5.3 Stock Analysis<text:tab/>22</text:a></text:p>
        </text:index-body>
      </text:table-of-content>
      <text:p text:style-name="P117"/>
      <text:p text:style-name="P312"/>
      <text:h text:style-name="Heading_20_1" text:outline-level="1"><text:bookmark-start text:name="__RefHeading___Toc5306_1377988623"/>1. 流程概述<text:bookmark-end text:name="__RefHeading___Toc5306_1377988623"/></text:h>
      <text:p text:style-name="P1"/>
      <text:h text:style-name="Heading_20_1" text:outline-level="1"><text:bookmark-start text:name="__RefHeading___Toc5308_1377988623"/>2. 基础数据<text:bookmark-end text:name="__RefHeading___Toc5308_1377988623"/></text:h>
      <text:p text:style-name="P4"><text:tab/>概述</text:p>
      <text:p text:style-name="P4"><text:tab/>定义业务数据，与业务逻辑无关，维护量少，常作为被引用的数据</text:p>
      <text:p text:style-name="P4"/>
      <text:h text:style-name="Heading_20_2" text:outline-level="2"><text:bookmark-start text:name="__RefHeading___Toc5310_1377988623"/><text:span text:style-name="T35">2</text:span>.1 File Maintenance<text:bookmark-end text:name="__RefHeading___Toc5310_1377988623"/></text:h>
      <text:p text:style-name="P1"><text:tab/>概述</text:p>
      <text:p text:style-name="P1"/>
      <text:h text:style-name="Heading_20_3" text:outline-level="3"><text:bookmark-start text:name="__RefHeading___Toc5312_1377988623"/><text:span text:style-name="T35">2</text:span>.1.1 供应商管理<text:bookmark-end text:name="__RefHeading___Toc5312_1377988623"/></text:h>
      <text:p text:style-name="P1"><text:tab/>概述</text:p>
      <text:p text:style-name="P1"/>
      <text:p text:style-name="Heading"><text:span text:style-name="T35">2</text:span>.1.1.1 功能</text:p>
      <text:list xml:id="list2870952678499388687" text:style-name="L1">
        <text:list-item>
          <text:p text:style-name="P317">查询</text:p>
        </text:list-item>
      </text:list>
      <text:p text:style-name="P5"><text:tab/>过滤条件<text:span text:style-name="T1">：company name, address, contact name，active status(active, inactive, all )</text:span></text:p>
      <text:p text:style-name="P5"><text:tab/>要求: 模糊匹配查询</text:p>
      <text:p text:style-name="P5"><text:tab/>分页查询<text:span text:style-name="T13">：是</text:span></text:p>
      <text:p text:style-name="P5"><text:tab/>排序: 根据<text:span text:style-name="T3">company name 与 contact name进行正反序动态排序</text:span></text:p>
      <text:p text:style-name="P6"><text:tab/>结果集展示:</text:p>
      <text:p text:style-name="P6"><text:tab/>字段描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8">Company name</text:p>
          </table:table-cell>
          <table:table-cell table:style-name="Table1.A1" office:value-type="string">
            <text:p text:style-name="P118">Address</text:p>
          </table:table-cell>
          <table:table-cell table:style-name="Table1.A1" office:value-type="string">
            <text:p text:style-name="P118">Contact name</text:p>
          </table:table-cell>
          <table:table-cell table:style-name="Table1.D1" office:value-type="string">
            <text:p text:style-name="P118">Active status</text:p>
          </table:table-cell>
        </table:table-row>
      </table:table>
      <text:p text:style-name="P5"><text:tab/></text:p>
      <text:p text:style-name="P5"/>
      <text:list xml:id="list8266937654103918538" text:style-name="L2">
        <text:list-item>
          <text:p text:style-name="P318">新增</text:p>
        </text:list-item>
      </text:list>
      <text:p text:style-name="P7"><text:tab/>新增字段描述<text:span text:style-name="T2">：</text:span></text:p>
      <text:p text:style-name="P7"><text:tab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20">字段名称</text:p>
          </table:table-cell>
          <table:table-cell table:style-name="Table2.A1" office:value-type="string">
            <text:p text:style-name="P120">业务名称</text:p>
          </table:table-cell>
          <table:table-cell table:style-name="Table2.A1" office:value-type="string">
            <text:p text:style-name="P121">类型</text:p>
          </table:table-cell>
          <table:table-cell table:style-name="Table2.A1" office:value-type="string">
            <text:p text:style-name="P269">源</text:p>
          </table:table-cell>
          <table:table-cell table:style-name="Table2.E1" office:value-type="string">
            <text:p text:style-name="P121">描述</text:p>
          </table:table-cell>
        </table:table-row>
        <table:table-row>
          <table:table-cell table:style-name="Table2.A2" office:value-type="string">
            <text:p text:style-name="P161">ID</text:p>
          </table:table-cell>
          <table:table-cell table:style-name="Table2.A2" office:value-type="string">
            <text:p text:style-name="P160">主键 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40">Number</text:p>
          </table:table-cell>
          <table:table-cell table:style-name="Table2.A2" office:value-type="string">
            <text:p text:style-name="P160">流水号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Company Name</text:p>
          </table:table-cell>
          <table:table-cell table:style-name="Table2.A2" office:value-type="string">
            <text:p text:style-name="P160">公司名称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Address</text:p>
          </table:table-cell>
          <table:table-cell table:style-name="Table2.A2" office:value-type="string">
            <text:p text:style-name="P160">地址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PostCode</text:p>
          </table:table-cell>
          <table:table-cell table:style-name="Table2.A2" office:value-type="string">
            <text:p text:style-name="P160">邮编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Tel. No.</text:p>
          </table:table-cell>
          <table:table-cell table:style-name="Table2.A2" office:value-type="string">
            <text:p text:style-name="P120">电话号码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Contact Name</text:p>
          </table:table-cell>
          <table:table-cell table:style-name="Table2.A2" office:value-type="string">
            <text:p text:style-name="P120">联系人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Contact Tel. No.</text:p>
          </table:table-cell>
          <table:table-cell table:style-name="Table2.A2" office:value-type="string">
            <text:p text:style-name="P120">联系人电话号码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Contact Email</text:p>
          </table:table-cell>
          <table:table-cell table:style-name="Table2.A2" office:value-type="string">
            <text:p text:style-name="P120">联系人邮箱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Supplier Code</text:p>
          </table:table-cell>
          <table:table-cell table:style-name="Table2.A2" office:value-type="string">
            <text:p text:style-name="P120">供应商代码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ext:soft-page-break/>
        <table:table-row>
          <table:table-cell table:style-name="Table2.A2" office:value-type="string">
            <text:p text:style-name="P139">Supplier Account Number</text:p>
          </table:table-cell>
          <table:table-cell table:style-name="Table2.A2" office:value-type="string">
            <text:p text:style-name="P120">供应商帐号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Website</text:p>
          </table:table-cell>
          <table:table-cell table:style-name="Table2.A2" office:value-type="string">
            <text:p text:style-name="P120">供应商网站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Facebook Address</text:p>
          </table:table-cell>
          <table:table-cell table:style-name="Table2.A2" office:value-type="string">
            <text:p text:style-name="P265">Facebook 帐号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Twitter Address</text:p>
          </table:table-cell>
          <table:table-cell table:style-name="Table2.A2" office:value-type="string">
            <text:p text:style-name="P265">Twitter 帐号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9">Is Active</text:p>
          </table:table-cell>
          <table:table-cell table:style-name="Table2.A2" office:value-type="string">
            <text:p text:style-name="P120">是否激活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E2" office:value-type="string">
            <text:p text:style-name="P121"/>
          </table:table-cell>
        </table:table-row>
      </table:table>
      <text:p text:style-name="P7"/>
      <text:p text:style-name="P5"><text:tab/></text:p>
      <text:list xml:id="list5677036668103526467" text:style-name="L3">
        <text:list-item>
          <text:p text:style-name="P319">修改</text:p>
        </text:list-item>
      </text:list>
      <text:p text:style-name="P5"><text:tab/>修改字段，与新增字段相同。</text:p>
      <text:p text:style-name="P5"/>
      <text:list xml:id="list3797578382540823156" text:style-name="L4">
        <text:list-item>
          <text:p text:style-name="P320">删除</text:p>
        </text:list-item>
      </text:list>
      <text:p text:style-name="P5"><text:tab/>单记录删除</text:p>
      <text:p text:style-name="P5"><text:tab/>批量删除</text:p>
      <text:p text:style-name="P5"/>
      <text:h text:style-name="Heading_20_3" text:outline-level="3"><text:bookmark-start text:name="__RefHeading___Toc5314_1377988623"/><text:span text:style-name="T35">2</text:span>.1.2 VAT 类型管理<text:bookmark-end text:name="__RefHeading___Toc5314_1377988623"/></text:h>
      <text:p text:style-name="P1"><text:tab/>概述</text:p>
      <text:p text:style-name="P1"/>
      <text:p text:style-name="Heading"><text:span text:style-name="T35">2</text:span>.1.2.1 功能</text:p>
      <text:list xml:id="list7728690151878947456" text:style-name="L5">
        <text:list-item>
          <text:p text:style-name="P321">查询</text:p>
        </text:list-item>
      </text:list>
      <text:p text:style-name="P8"><text:tab/>过滤条件<text:span text:style-name="T1">：name, rate</text:span></text:p>
      <text:p text:style-name="P8"><text:tab/>要求: <text:span text:style-name="T4">name</text:span>模糊匹配查询 <text:span text:style-name="T4">rate 精确匹配</text:span></text:p>
      <text:p text:style-name="P22"><text:tab/>分页查询<text:span text:style-name="T13">：是</text:span></text:p>
      <text:p text:style-name="P9"><text:tab/>排序: 根据<text:span text:style-name="T3">name 与 rate进行正反序动态排序</text:span></text:p>
      <text:p text:style-name="P8"><text:tab/>结果集展示:</text:p>
      <text:p text:style-name="P8"><text:tab/>字段描述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9"><text:s/><text:span text:style-name="T5">Number</text:span></text:p>
          </table:table-cell>
          <table:table-cell table:style-name="Table3.A1" office:value-type="string">
            <text:p text:style-name="P266">Name</text:p>
          </table:table-cell>
          <table:table-cell table:style-name="Table3.C1" office:value-type="string">
            <text:p text:style-name="P266">Rate</text:p>
          </table:table-cell>
        </table:table-row>
      </table:table>
      <text:p text:style-name="P8"><text:tab/></text:p>
      <text:p text:style-name="P8"/>
      <text:list xml:id="list5276663577977259783" text:style-name="L6">
        <text:list-item>
          <text:p text:style-name="P322">新增</text:p>
        </text:list-item>
      </text:list>
      <text:p text:style-name="P8"><text:tab/>新增字段描述<text:span text:style-name="T2">：</text:span></text:p>
      <text:p text:style-name="P8"><text:tab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22">字段名称</text:p>
          </table:table-cell>
          <table:table-cell table:style-name="Table4.A1" office:value-type="string">
            <text:p text:style-name="P122">业务名称</text:p>
          </table:table-cell>
          <table:table-cell table:style-name="Table4.A1" office:value-type="string">
            <text:p text:style-name="P122">类型</text:p>
          </table:table-cell>
          <table:table-cell table:style-name="Table4.A1" office:value-type="string">
            <text:p text:style-name="P122">源</text:p>
          </table:table-cell>
          <table:table-cell table:style-name="Table4.E1" office:value-type="string">
            <text:p text:style-name="P122">描述</text:p>
          </table:table-cell>
        </table:table-row>
        <table:table-row>
          <table:table-cell table:style-name="Table4.A2" office:value-type="string">
            <text:p text:style-name="P162">ID</text:p>
          </table:table-cell>
          <table:table-cell table:style-name="Table4.A2" office:value-type="string">
            <text:p text:style-name="P162">主键 </text:p>
          </table:table-cell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122"/>
          </table:table-cell>
          <table:table-cell table:style-name="Table4.E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41">Number</text:p>
          </table:table-cell>
          <table:table-cell table:style-name="Table4.A2" office:value-type="string">
            <text:p text:style-name="P162">流水号</text:p>
          </table:table-cell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122"/>
          </table:table-cell>
          <table:table-cell table:style-name="Table4.E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41">Name</text:p>
          </table:table-cell>
          <table:table-cell table:style-name="Table4.A2" office:value-type="string">
            <text:p text:style-name="P178">VAT名称</text:p>
          </table:table-cell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122"/>
          </table:table-cell>
          <table:table-cell table:style-name="Table4.E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78">Rate</text:p>
          </table:table-cell>
          <table:table-cell table:style-name="Table4.A2" office:value-type="string">
            <text:p text:style-name="P162">税率</text:p>
          </table:table-cell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122"/>
          </table:table-cell>
          <table:table-cell table:style-name="Table4.E2" office:value-type="string">
            <text:p text:style-name="P122"/>
          </table:table-cell>
        </table:table-row>
      </table:table>
      <text:p text:style-name="P8"/>
      <text:p text:style-name="P8"><text:tab/></text:p>
      <text:list xml:id="list478103583993487465" text:style-name="L7">
        <text:list-item>
          <text:p text:style-name="P323">修改</text:p>
        </text:list-item>
      </text:list>
      <text:p text:style-name="P8"><text:tab/>修改字段，与新增字段相同。</text:p>
      <text:p text:style-name="P8"/>
      <text:list xml:id="list4065145664826786101" text:style-name="L8">
        <text:list-item>
          <text:p text:style-name="P324">删除</text:p>
        </text:list-item>
      </text:list>
      <text:p text:style-name="P8"><text:tab/>单记录删除</text:p>
      <text:p text:style-name="P8"><text:soft-page-break/><text:tab/>批量删除</text:p>
      <text:p text:style-name="P1"/>
      <text:h text:style-name="Heading_20_3" text:outline-level="3"><text:bookmark-start text:name="__RefHeading___Toc5316_1377988623"/><text:span text:style-name="T35">2</text:span>.1.3 产品交付尺寸<text:bookmark-end text:name="__RefHeading___Toc5316_1377988623"/></text:h>
      <text:p text:style-name="P92"><text:tab/>概述</text:p>
      <text:p text:style-name="P92"/>
      <text:p text:style-name="Heading"><text:span text:style-name="T35">2</text:span>.1.<text:span text:style-name="T8">3.1</text:span> 功能</text:p>
      <text:list xml:id="list5797737324642740679" text:style-name="L9">
        <text:list-item>
          <text:p text:style-name="P325">查询</text:p>
        </text:list-item>
      </text:list>
      <text:p text:style-name="P10"><text:tab/>过滤条件<text:span text:style-name="T1">：name,single item desc, num units</text:span></text:p>
      <text:p text:style-name="P11"><text:tab/>要求: <text:span text:style-name="T6">name, single item desc </text:span>模糊匹配查询 <text:span text:style-name="T6">num units精确匹配查询</text:span></text:p>
      <text:p text:style-name="P22"><text:tab/>分页查询<text:span text:style-name="T13">：是</text:span></text:p>
      <text:p text:style-name="P12"><text:tab/>排序: 根据<text:span text:style-name="T7">numner, name 与 name, single item desc, num units 进行正反序动态排序</text:span></text:p>
      <text:p text:style-name="P10"><text:tab/>结果集展示:</text:p>
      <text:p text:style-name="P10"><text:tab/>字段描述</text:p>
      <text:p text:style-name="P17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68">Number</text:p>
          </table:table-cell>
          <table:table-cell table:style-name="Table11.A1" office:value-type="string">
            <text:p text:style-name="P268">Name</text:p>
          </table:table-cell>
          <table:table-cell table:style-name="Table11.A1" office:value-type="string">
            <text:p text:style-name="P107">Single item desc</text:p>
          </table:table-cell>
          <table:table-cell table:style-name="Table11.D1" office:value-type="string">
            <text:p text:style-name="P108">Num units</text:p>
          </table:table-cell>
        </table:table-row>
      </table:table>
      <text:p text:style-name="P10"><text:tab/></text:p>
      <text:p text:style-name="P10"/>
      <text:list xml:id="list1665854764524789631" text:style-name="L10">
        <text:list-item>
          <text:p text:style-name="P326">新增</text:p>
        </text:list-item>
      </text:list>
      <text:p text:style-name="P10"><text:tab/>新增字段描述<text:span text:style-name="T2">：</text:span></text:p>
      <text:p text:style-name="P15"><text:tab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row>
          <table:table-cell table:style-name="Table6.A1" office:value-type="string">
            <text:p text:style-name="P125">字段名称</text:p>
          </table:table-cell>
          <table:table-cell table:style-name="Table6.A1" office:value-type="string">
            <text:p text:style-name="P125">业务名称</text:p>
          </table:table-cell>
          <table:table-cell table:style-name="Table6.A1" office:value-type="string">
            <text:p text:style-name="P125">类型</text:p>
          </table:table-cell>
          <table:table-cell table:style-name="Table6.A1" office:value-type="string">
            <text:p text:style-name="P125">源</text:p>
          </table:table-cell>
          <table:table-cell table:style-name="Table6.E1" office:value-type="string">
            <text:p text:style-name="P125">描述</text:p>
          </table:table-cell>
        </table:table-row>
        <table:table-row>
          <table:table-cell table:style-name="Table6.A2" office:value-type="string">
            <text:p text:style-name="P165">ID</text:p>
          </table:table-cell>
          <table:table-cell table:style-name="Table6.A2" office:value-type="string">
            <text:p text:style-name="P165">主键 </text:p>
          </table:table-cell>
          <table:table-cell table:style-name="Table6.A2" office:value-type="string">
            <text:p text:style-name="P125"/>
          </table:table-cell>
          <table:table-cell table:style-name="Table6.A2" office:value-type="string">
            <text:p text:style-name="P125"/>
          </table:table-cell>
          <table:table-cell table:style-name="Table6.E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44">Number</text:p>
          </table:table-cell>
          <table:table-cell table:style-name="Table6.A2" office:value-type="string">
            <text:p text:style-name="P165">流水号</text:p>
          </table:table-cell>
          <table:table-cell table:style-name="Table6.A2" office:value-type="string">
            <text:p text:style-name="P125"/>
          </table:table-cell>
          <table:table-cell table:style-name="Table6.A2" office:value-type="string">
            <text:p text:style-name="P125"/>
          </table:table-cell>
          <table:table-cell table:style-name="Table6.E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44">Name</text:p>
          </table:table-cell>
          <table:table-cell table:style-name="Table6.A2" office:value-type="string">
            <text:p text:style-name="P165">名称</text:p>
          </table:table-cell>
          <table:table-cell table:style-name="Table6.A2" office:value-type="string">
            <text:p text:style-name="P125"/>
          </table:table-cell>
          <table:table-cell table:style-name="Table6.A2" office:value-type="string">
            <text:p text:style-name="P125"/>
          </table:table-cell>
          <table:table-cell table:style-name="Table6.E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88">single item desc</text:p>
          </table:table-cell>
          <table:table-cell table:style-name="Table6.A2" office:value-type="string">
            <text:p text:style-name="P165"/>
          </table:table-cell>
          <table:table-cell table:style-name="Table6.A2" office:value-type="string">
            <text:p text:style-name="P125"/>
          </table:table-cell>
          <table:table-cell table:style-name="Table6.A2" office:value-type="string">
            <text:p text:style-name="P125"/>
          </table:table-cell>
          <table:table-cell table:style-name="Table6.E2" office:value-type="string">
            <text:p text:style-name="P306">单位描述</text:p>
          </table:table-cell>
        </table:table-row>
        <table:table-row>
          <table:table-cell table:style-name="Table6.A2" office:value-type="string">
            <text:p text:style-name="P89">Num units</text:p>
          </table:table-cell>
          <table:table-cell table:style-name="Table6.A2" office:value-type="string">
            <text:p text:style-name="P165"/>
          </table:table-cell>
          <table:table-cell table:style-name="Table6.A2" office:value-type="string">
            <text:p text:style-name="P125"/>
          </table:table-cell>
          <table:table-cell table:style-name="Table6.A2" office:value-type="string">
            <text:p text:style-name="P125"/>
          </table:table-cell>
          <table:table-cell table:style-name="Table6.E2" office:value-type="string">
            <text:p text:style-name="P125">数量</text:p>
          </table:table-cell>
        </table:table-row>
      </table:table>
      <text:p text:style-name="P15"/>
      <text:p text:style-name="P10"><text:tab/></text:p>
      <text:list xml:id="list479135229181696188" text:style-name="L11">
        <text:list-item>
          <text:p text:style-name="P327">修改</text:p>
        </text:list-item>
      </text:list>
      <text:p text:style-name="P10"><text:tab/>修改字段，与新增字段相同。</text:p>
      <text:p text:style-name="P10"/>
      <text:list xml:id="list4874191487155813106" text:style-name="L12">
        <text:list-item>
          <text:p text:style-name="P328">删除</text:p>
        </text:list-item>
      </text:list>
      <text:p text:style-name="P10"><text:tab/>单记录删除</text:p>
      <text:p text:style-name="P10"><text:tab/>批量删除</text:p>
      <text:p text:style-name="P10"/>
      <text:h text:style-name="Heading_20_3" text:outline-level="3"><text:bookmark-start text:name="__RefHeading___Toc5318_1377988623"/><text:span text:style-name="T35">2</text:span>.1.4 主产品类型管理<text:bookmark-end text:name="__RefHeading___Toc5318_1377988623"/></text:h>
      <text:p text:style-name="P1"><text:tab/>概述</text:p>
      <text:p text:style-name="P1"/>
      <text:p text:style-name="Heading"><text:span text:style-name="T35">2</text:span>.1.4.1 功能</text:p>
      <text:list xml:id="list638086466760361266" text:style-name="L13">
        <text:list-item>
          <text:p text:style-name="P379">查询</text:p>
        </text:list-item>
      </text:list>
      <text:p text:style-name="P13"><text:tab/>过滤条件<text:span text:style-name="T1">：name,single item desc, num units</text:span></text:p>
      <text:p text:style-name="P13"><text:tab/>要求: <text:span text:style-name="T6">name, single item desc </text:span>模糊匹配查询 <text:span text:style-name="T6">num units精确匹配查询</text:span></text:p>
      <text:p text:style-name="P22"><text:tab/>分页查询<text:span text:style-name="T13">：是</text:span></text:p>
      <text:p text:style-name="P13"><text:soft-page-break/><text:tab/>排序: 根据<text:span text:style-name="T7">numner, name 与 name, single item desc, num units 进行正反序动态排序</text:span></text:p>
      <text:p text:style-name="P13"><text:tab/>结果集展示:</text:p>
      <text:p text:style-name="P13"><text:tab/>字段描述</text:p>
      <text:p text:style-name="P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68">Number</text:p>
          </table:table-cell>
          <table:table-cell table:style-name="Table12.B1" office:value-type="string">
            <text:p text:style-name="P268">Name</text:p>
          </table:table-cell>
        </table:table-row>
      </table:table>
      <text:p text:style-name="P17"/>
      <text:p text:style-name="P13"/>
      <text:list xml:id="list7433382148306634594" text:style-name="L14">
        <text:list-item>
          <text:p text:style-name="P329">新增</text:p>
        </text:list-item>
      </text:list>
      <text:p text:style-name="P13"><text:tab/>新增字段描述<text:span text:style-name="T2">：</text:span></text:p>
      <text:p text:style-name="P13"><text:tab/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23">字段名称</text:p>
          </table:table-cell>
          <table:table-cell table:style-name="Table8.A1" office:value-type="string">
            <text:p text:style-name="P123">业务名称</text:p>
          </table:table-cell>
          <table:table-cell table:style-name="Table8.A1" office:value-type="string">
            <text:p text:style-name="P123">类型</text:p>
          </table:table-cell>
          <table:table-cell table:style-name="Table8.A1" office:value-type="string">
            <text:p text:style-name="P123">源</text:p>
          </table:table-cell>
          <table:table-cell table:style-name="Table8.E1" office:value-type="string">
            <text:p text:style-name="P123">描述</text:p>
          </table:table-cell>
        </table:table-row>
        <table:table-row>
          <table:table-cell table:style-name="Table8.A2" office:value-type="string">
            <text:p text:style-name="P163">ID</text:p>
          </table:table-cell>
          <table:table-cell table:style-name="Table8.A2" office:value-type="string">
            <text:p text:style-name="P163">主键 </text:p>
          </table:table-cell>
          <table:table-cell table:style-name="Table8.A2" office:value-type="string">
            <text:p text:style-name="P123"/>
          </table:table-cell>
          <table:table-cell table:style-name="Table8.A2" office:value-type="string">
            <text:p text:style-name="P123"/>
          </table:table-cell>
          <table:table-cell table:style-name="Table8.E2" office:value-type="string">
            <text:p text:style-name="P123"/>
          </table:table-cell>
        </table:table-row>
        <table:table-row>
          <table:table-cell table:style-name="Table8.A2" office:value-type="string">
            <text:p text:style-name="P142">Number</text:p>
          </table:table-cell>
          <table:table-cell table:style-name="Table8.A2" office:value-type="string">
            <text:p text:style-name="P163">流水号</text:p>
          </table:table-cell>
          <table:table-cell table:style-name="Table8.A2" office:value-type="string">
            <text:p text:style-name="P123"/>
          </table:table-cell>
          <table:table-cell table:style-name="Table8.A2" office:value-type="string">
            <text:p text:style-name="P123"/>
          </table:table-cell>
          <table:table-cell table:style-name="Table8.E2" office:value-type="string">
            <text:p text:style-name="P123"/>
          </table:table-cell>
        </table:table-row>
        <table:table-row>
          <table:table-cell table:style-name="Table8.A2" office:value-type="string">
            <text:p text:style-name="P142">Name</text:p>
          </table:table-cell>
          <table:table-cell table:style-name="Table8.A2" office:value-type="string">
            <text:p text:style-name="P163">名称</text:p>
          </table:table-cell>
          <table:table-cell table:style-name="Table8.A2" office:value-type="string">
            <text:p text:style-name="P123"/>
          </table:table-cell>
          <table:table-cell table:style-name="Table8.A2" office:value-type="string">
            <text:p text:style-name="P123"/>
          </table:table-cell>
          <table:table-cell table:style-name="Table8.E2" office:value-type="string">
            <text:p text:style-name="P123"/>
          </table:table-cell>
        </table:table-row>
        <table:table-row>
          <table:table-cell table:style-name="Table8.A2" office:value-type="string">
            <text:p text:style-name="P90">Default rate</text:p>
          </table:table-cell>
          <table:table-cell table:style-name="Table8.A2" office:value-type="string">
            <text:p text:style-name="P163"/>
          </table:table-cell>
          <table:table-cell table:style-name="Table8.A2" office:value-type="string">
            <text:p text:style-name="P123"/>
          </table:table-cell>
          <table:table-cell table:style-name="Table8.A2" office:value-type="string">
            <text:p text:style-name="P307">VAT模块</text:p>
          </table:table-cell>
          <table:table-cell table:style-name="Table8.E2" office:value-type="string">
            <text:p text:style-name="P123"/>
          </table:table-cell>
        </table:table-row>
      </table:table>
      <text:p text:style-name="P13"/>
      <text:p text:style-name="P13"><text:tab/></text:p>
      <text:list xml:id="list6038962732690629087" text:style-name="L15">
        <text:list-item>
          <text:p text:style-name="P330">修改</text:p>
        </text:list-item>
      </text:list>
      <text:p text:style-name="P13"><text:tab/>修改字段，与新增字段相同。</text:p>
      <text:p text:style-name="P13"/>
      <text:list xml:id="list878755703854938412" text:style-name="L16">
        <text:list-item>
          <text:p text:style-name="P331">删除</text:p>
        </text:list-item>
      </text:list>
      <text:p text:style-name="P13"><text:tab/>单记录删除</text:p>
      <text:p text:style-name="P13"><text:tab/>批量删除</text:p>
      <text:p text:style-name="P13"/>
      <text:p text:style-name="P13"/>
      <text:p text:style-name="P13"/>
      <text:h text:style-name="Heading_20_3" text:outline-level="3"><text:bookmark-start text:name="__RefHeading___Toc5320_1377988623"/><text:span text:style-name="T35">2</text:span>.1.5 子产品类型管理<text:bookmark-end text:name="__RefHeading___Toc5320_1377988623"/></text:h>
      <text:p text:style-name="P1"><text:tab/>概述</text:p>
      <text:p text:style-name="P1"><text:tab/></text:p>
      <text:p text:style-name="Heading"><text:span text:style-name="T35">2</text:span>.1.5.1 功能</text:p>
      <text:list xml:id="list165530515142910989" text:style-name="L17">
        <text:list-item>
          <text:p text:style-name="P380">查询</text:p>
        </text:list-item>
      </text:list>
      <text:p text:style-name="P14"><text:tab/>过滤条件<text:span text:style-name="T1">：name, master prod. group</text:span></text:p>
      <text:p text:style-name="P16"><text:tab/>要求: <text:tab/><text:span text:style-name="T1">name, master prod. group </text:span>模糊匹配查询 </text:p>
      <text:p text:style-name="P22"><text:tab/>分页查询<text:span text:style-name="T13">：是</text:span></text:p>
      <text:p text:style-name="P14"><text:tab/>排序: 根据<text:span text:style-name="T7">number, name 与 master prod. group 进行正反序动态排序</text:span></text:p>
      <text:p text:style-name="P14"><text:tab/>结果集展示:</text:p>
      <text:p text:style-name="P14"><text:tab/>字段描述</text:p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67">Number</text:p>
          </table:table-cell>
          <table:table-cell table:style-name="Table9.A1" office:value-type="string">
            <text:p text:style-name="P267">Name</text:p>
          </table:table-cell>
          <table:table-cell table:style-name="Table9.C1" office:value-type="string">
            <text:p text:style-name="P93">Master Prod Group</text:p>
          </table:table-cell>
        </table:table-row>
      </table:table>
      <text:p text:style-name="P14"><text:tab/></text:p>
      <text:p text:style-name="P14"/>
      <text:list xml:id="list2786395466746297187" text:style-name="L18">
        <text:list-item>
          <text:p text:style-name="P332">新增</text:p>
        </text:list-item>
      </text:list>
      <text:p text:style-name="P14"><text:tab/>新增字段描述<text:span text:style-name="T2">：</text:span></text:p>
      <text:p text:style-name="P14"><text:tab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>
          <table:table-cell table:style-name="Table10.A1" office:value-type="string">
            <text:p text:style-name="P124">字段名称</text:p>
          </table:table-cell>
          <table:table-cell table:style-name="Table10.A1" office:value-type="string">
            <text:p text:style-name="P124">业务名称</text:p>
          </table:table-cell>
          <table:table-cell table:style-name="Table10.A1" office:value-type="string">
            <text:p text:style-name="P124">类型</text:p>
          </table:table-cell>
          <table:table-cell table:style-name="Table10.A1" office:value-type="string">
            <text:p text:style-name="P292">源</text:p>
          </table:table-cell>
          <table:table-cell table:style-name="Table10.E1" office:value-type="string">
            <text:p text:style-name="P124">描述</text:p>
          </table:table-cell>
        </table:table-row>
        <text:soft-page-break/>
        <table:table-row>
          <table:table-cell table:style-name="Table10.A2" office:value-type="string">
            <text:p text:style-name="P164">ID</text:p>
          </table:table-cell>
          <table:table-cell table:style-name="Table10.A2" office:value-type="string">
            <text:p text:style-name="P164">主键 </text:p>
          </table:table-cell>
          <table:table-cell table:style-name="Table10.A2" office:value-type="string">
            <text:p text:style-name="P124"/>
          </table:table-cell>
          <table:table-cell table:style-name="Table10.A2" office:value-type="string">
            <text:p text:style-name="P124"/>
          </table:table-cell>
          <table:table-cell table:style-name="Table10.E2" office:value-type="string">
            <text:p text:style-name="P124"/>
          </table:table-cell>
        </table:table-row>
        <table:table-row>
          <table:table-cell table:style-name="Table10.A2" office:value-type="string">
            <text:p text:style-name="P143">Number</text:p>
          </table:table-cell>
          <table:table-cell table:style-name="Table10.A2" office:value-type="string">
            <text:p text:style-name="P164">流水号</text:p>
          </table:table-cell>
          <table:table-cell table:style-name="Table10.A2" office:value-type="string">
            <text:p text:style-name="P143"/>
          </table:table-cell>
          <table:table-cell table:style-name="Table10.A2" office:value-type="string">
            <text:p text:style-name="P143"/>
          </table:table-cell>
          <table:table-cell table:style-name="Table10.E2" office:value-type="string">
            <text:p text:style-name="P124"/>
          </table:table-cell>
        </table:table-row>
        <table:table-row>
          <table:table-cell table:style-name="Table10.A2" office:value-type="string">
            <text:p text:style-name="P143">Name</text:p>
          </table:table-cell>
          <table:table-cell table:style-name="Table10.A2" office:value-type="string">
            <text:p text:style-name="P164">名称</text:p>
          </table:table-cell>
          <table:table-cell table:style-name="Table10.A2" office:value-type="string">
            <text:p text:style-name="P143"/>
          </table:table-cell>
          <table:table-cell table:style-name="Table10.A2" office:value-type="string">
            <text:p text:style-name="P143"/>
          </table:table-cell>
          <table:table-cell table:style-name="Table10.E2" office:value-type="string">
            <text:p text:style-name="P124"/>
          </table:table-cell>
        </table:table-row>
        <table:table-row>
          <table:table-cell table:style-name="Table10.A2" office:value-type="string">
            <text:p text:style-name="P43">Master Prod. Group</text:p>
          </table:table-cell>
          <table:table-cell table:style-name="Table10.A2" office:value-type="string">
            <text:p text:style-name="P179">所属主产品</text:p>
          </table:table-cell>
          <table:table-cell table:style-name="Table10.A2" office:value-type="string">
            <text:p text:style-name="P143"/>
          </table:table-cell>
          <table:table-cell table:style-name="Table10.A2" office:value-type="string">
            <text:p text:style-name="P158">主产品模块</text:p>
          </table:table-cell>
          <table:table-cell table:style-name="Table10.E2" office:value-type="string">
            <text:p text:style-name="P124"/>
          </table:table-cell>
        </table:table-row>
        <table:table-row>
          <table:table-cell table:style-name="Table10.A2" office:value-type="string">
            <text:p text:style-name="P44">Rate</text:p>
          </table:table-cell>
          <table:table-cell table:style-name="Table10.A2" office:value-type="string">
            <text:p text:style-name="P181">税率</text:p>
          </table:table-cell>
          <table:table-cell table:style-name="Table10.A2" office:value-type="string">
            <text:p text:style-name="P143"/>
          </table:table-cell>
          <table:table-cell table:style-name="Table10.A2" office:value-type="string">
            <text:p text:style-name="P158">税率模块</text:p>
          </table:table-cell>
          <table:table-cell table:style-name="Table10.E2" office:value-type="string">
            <text:p text:style-name="P124"/>
          </table:table-cell>
        </table:table-row>
        <table:table-row>
          <table:table-cell table:style-name="Table10.A2" office:value-type="string">
            <text:p text:style-name="P45">Show units/case</text:p>
          </table:table-cell>
          <table:table-cell table:style-name="Table10.A2" office:value-type="string">
            <text:p text:style-name="P181"/>
          </table:table-cell>
          <table:table-cell table:style-name="Table10.A2" office:value-type="string">
            <text:p text:style-name="P195">boolean</text:p>
          </table:table-cell>
          <table:table-cell table:style-name="Table10.A2" office:value-type="string">
            <text:p text:style-name="P195"/>
          </table:table-cell>
          <table:table-cell table:style-name="Table10.E2" office:value-type="string">
            <text:p text:style-name="P143">Show Stock Levels As Cases/Units (unchecked means just show as units)</text:p>
            <text:p text:style-name="P263">e.g. 2.5桶，每桶为88pint.那么unit/case,则显示2<text:span text:style-name="T42">cases</text:span>／44 <text:span text:style-name="T42">unit</text:span>. 如果按unit，则显示220 <text:span text:style-name="T43">unit</text:span>.</text:p>
          </table:table-cell>
        </table:table-row>
        <table:table-row>
          <table:table-cell table:style-name="Table10.A2" office:value-type="string">
            <text:p text:style-name="P46">In reports</text:p>
          </table:table-cell>
          <table:table-cell table:style-name="Table10.A2" office:value-type="string">
            <text:p text:style-name="P181"/>
          </table:table-cell>
          <table:table-cell table:style-name="Table10.A2" office:value-type="string">
            <text:p text:style-name="P188">boolean</text:p>
          </table:table-cell>
          <table:table-cell table:style-name="Table10.A2" office:value-type="string">
            <text:p text:style-name="P188"/>
          </table:table-cell>
          <table:table-cell table:style-name="Table10.E2" office:value-type="string">
            <text:p text:style-name="P143">Include this Sub Category in Reports.</text:p>
            <text:p text:style-name="P264">是否展示在报告</text:p>
          </table:table-cell>
        </table:table-row>
        <table:table-row>
          <table:table-cell table:style-name="Table10.A2" office:value-type="string">
            <text:p text:style-name="P46">In stock Transfers</text:p>
          </table:table-cell>
          <table:table-cell table:style-name="Table10.A2" office:value-type="string">
            <text:p text:style-name="P181"/>
          </table:table-cell>
          <table:table-cell table:style-name="Table10.A2" office:value-type="string">
            <text:p text:style-name="P188">bo<text:span text:style-name="T44">o</text:span>lean</text:p>
          </table:table-cell>
          <table:table-cell table:style-name="Table10.A2" office:value-type="string">
            <text:p text:style-name="P188"/>
          </table:table-cell>
          <table:table-cell table:style-name="Table10.E2" office:value-type="string">
            <text:p text:style-name="P143">Include this Sub Category in Stock Transfers</text:p>
          </table:table-cell>
        </table:table-row>
      </table:table>
      <text:p text:style-name="P14"/>
      <text:p text:style-name="P14"><text:tab/></text:p>
      <text:list xml:id="list2856178595705328375" text:style-name="L19">
        <text:list-item>
          <text:p text:style-name="P333">修改</text:p>
        </text:list-item>
      </text:list>
      <text:p text:style-name="P14"><text:tab/>修改字段，与新增字段相同。</text:p>
      <text:p text:style-name="P14"/>
      <text:list xml:id="list8925007717512673241" text:style-name="L20">
        <text:list-item>
          <text:p text:style-name="P334">删除</text:p>
        </text:list-item>
      </text:list>
      <text:p text:style-name="P14"><text:tab/>单记录删除</text:p>
      <text:p text:style-name="P14"><text:tab/>批量删除</text:p>
      <text:p text:style-name="P14"/>
      <text:p text:style-name="P14"/>
      <text:h text:style-name="Heading_20_3" text:outline-level="3"><text:bookmark-start text:name="__RefHeading___Toc5322_1377988623"/><text:span text:style-name="T35">2</text:span>.1.6 产品库存项管理<text:bookmark-end text:name="__RefHeading___Toc5322_1377988623"/></text:h>
      <text:p text:style-name="P1"><text:tab/>概述</text:p>
      <text:p text:style-name="P94"><text:tab/>数据来自<text:span text:style-name="T45">PLU setup模块，一一对应。并且产品库存项数据可以自定义增加。</text:span></text:p>
      <text:p text:style-name="Heading"><text:span text:style-name="T35">2</text:span>.1.6.1 功能</text:p>
      <text:list xml:id="list8897746118264438206" text:style-name="L21">
        <text:list-item>
          <text:p text:style-name="P335">查询</text:p>
        </text:list-item>
      </text:list>
      <text:p text:style-name="P18"><text:tab/>过滤条件<text:span text:style-name="T1">：name, primary, product link, subcategory, delivery size</text:span></text:p>
      <text:p text:style-name="P18"><text:tab/>要求: <text:tab/><text:span text:style-name="T1">name, master prod. group </text:span>模糊匹配查询 </text:p>
      <text:p text:style-name="P109"><text:tab/> <text:s text:c="3"/><text:tab/>show unit/case, in reports, in stock transfers 精确匹配查询</text:p>
      <text:p text:style-name="P23"><text:tab/>分页查询<text:span text:style-name="T13">：是</text:span></text:p>
      <text:p text:style-name="P18"><text:tab/>排序: 根据<text:span text:style-name="T7">number, name 与 master prod. group 进行正反序动态排序</text:span></text:p>
      <text:p text:style-name="P18"><text:tab/>结果集展示:</text:p>
      <text:p text:style-name="P18"><text:tab/>字段描述</text:p>
      <text:p text:style-name="P19"><text:tab/></text:p>
      <text:p text:style-name="P19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A"/>
        <table:table-column table:style-name="Table5.G"/>
        <table:table-row table:style-name="Table5.1">
          <table:table-cell table:style-name="Table5.A1" office:value-type="string">
            <text:p text:style-name="P270">Number</text:p>
          </table:table-cell>
          <table:table-cell table:style-name="Table5.A1" office:value-type="string">
            <text:p text:style-name="P270">Name</text:p>
          </table:table-cell>
          <table:table-cell table:style-name="Table5.A1" office:value-type="string">
            <text:p text:style-name="P270">Primary</text:p>
          </table:table-cell>
          <table:table-cell table:style-name="Table5.A1" office:value-type="string">
            <text:p text:style-name="P270">Product Link</text:p>
          </table:table-cell>
          <table:table-cell table:style-name="Table5.A1" office:value-type="string">
            <text:p text:style-name="P270">Sub-Category</text:p>
          </table:table-cell>
          <table:table-cell table:style-name="Table5.A1" office:value-type="string">
            <text:p text:style-name="P270">Delivery Size</text:p>
          </table:table-cell>
          <table:table-cell table:style-name="Table5.G1" office:value-type="string">
            <text:p text:style-name="P270">Cost Price Ex VAT</text:p>
          </table:table-cell>
        </table:table-row>
      </table:table>
      <text:p text:style-name="P19"><text:tab/></text:p>
      <text:p text:style-name="P18"><text:soft-page-break/></text:p>
      <text:list xml:id="list7824463172518203571" text:style-name="L22">
        <text:list-item>
          <text:p text:style-name="P336">新增</text:p>
        </text:list-item>
      </text:list>
      <text:p text:style-name="P18"><text:tab/><text:span text:style-name="T9">对应的供应商信息？</text:span></text:p>
      <text:p text:style-name="P18"><text:tab/>新增字段描述<text:span text:style-name="T2">：</text:span></text:p>
      <text:p text:style-name="P18"><text:tab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row>
          <table:table-cell table:style-name="Table7.A1" office:value-type="string">
            <text:p text:style-name="P126">字段名称</text:p>
          </table:table-cell>
          <table:table-cell table:style-name="Table7.A1" office:value-type="string">
            <text:p text:style-name="P126">业务名称</text:p>
          </table:table-cell>
          <table:table-cell table:style-name="Table7.A1" office:value-type="string">
            <text:p text:style-name="P126">类型</text:p>
          </table:table-cell>
          <table:table-cell table:style-name="Table7.A1" office:value-type="string">
            <text:p text:style-name="P126">源</text:p>
          </table:table-cell>
          <table:table-cell table:style-name="Table7.E1" office:value-type="string">
            <text:p text:style-name="P126">描述</text:p>
          </table:table-cell>
        </table:table-row>
        <table:table-row>
          <table:table-cell table:style-name="Table7.A2" office:value-type="string">
            <text:p text:style-name="P166">ID</text:p>
          </table:table-cell>
          <table:table-cell table:style-name="Table7.A2" office:value-type="string">
            <text:p text:style-name="P166">主键 </text:p>
          </table:table-cell>
          <table:table-cell table:style-name="Table7.A2" office:value-type="string">
            <text:p text:style-name="P126"/>
          </table:table-cell>
          <table:table-cell table:style-name="Table7.A2" office:value-type="string">
            <text:p text:style-name="P126"/>
          </table:table-cell>
          <table:table-cell table:style-name="Table7.E2" office:value-type="string">
            <text:p text:style-name="P126"/>
          </table:table-cell>
        </table:table-row>
        <table:table-row>
          <table:table-cell table:style-name="Table7.A2" office:value-type="string">
            <text:p text:style-name="P145">Number</text:p>
          </table:table-cell>
          <table:table-cell table:style-name="Table7.A2" office:value-type="string">
            <text:p text:style-name="P166">流水号</text:p>
          </table:table-cell>
          <table:table-cell table:style-name="Table7.A2" office:value-type="string">
            <text:p text:style-name="P145"/>
          </table:table-cell>
          <table:table-cell table:style-name="Table7.A2" office:value-type="string">
            <text:p text:style-name="P145"/>
          </table:table-cell>
          <table:table-cell table:style-name="Table7.E2" office:value-type="string">
            <text:p text:style-name="P126"/>
          </table:table-cell>
        </table:table-row>
        <table:table-row>
          <table:table-cell table:style-name="Table7.A2" office:value-type="string">
            <text:p text:style-name="P145">Name</text:p>
          </table:table-cell>
          <table:table-cell table:style-name="Table7.A2" office:value-type="string">
            <text:p text:style-name="P166">名称</text:p>
          </table:table-cell>
          <table:table-cell table:style-name="Table7.A2" office:value-type="string">
            <text:p text:style-name="P145"/>
          </table:table-cell>
          <table:table-cell table:style-name="Table7.A2" office:value-type="string">
            <text:p text:style-name="P145"/>
          </table:table-cell>
          <table:table-cell table:style-name="Table7.E2" office:value-type="string">
            <text:p text:style-name="P126"/>
          </table:table-cell>
        </table:table-row>
        <table:table-row>
          <table:table-cell table:style-name="Table7.A2" office:value-type="string">
            <text:p text:style-name="P49">Primary product link</text:p>
          </table:table-cell>
          <table:table-cell table:style-name="Table7.A2" office:value-type="string">
            <text:p text:style-name="P180">所属主产品</text:p>
          </table:table-cell>
          <table:table-cell table:style-name="Table7.A2" office:value-type="string">
            <text:p text:style-name="P145"/>
          </table:table-cell>
          <table:table-cell table:style-name="Table7.A2" office:value-type="string">
            <text:p text:style-name="P159"/>
          </table:table-cell>
          <table:table-cell table:style-name="Table7.E2" office:value-type="string">
            <text:p text:style-name="P308">如果该记录与<text:span text:style-name="T46">PLU Setup记录有一一对应则无需输入该 值。如果没有，则说明为新品，则需录入该记录所对应的所属类。所属类为该表中的一条记录。</text:span></text:p>
          </table:table-cell>
        </table:table-row>
        <table:table-row>
          <table:table-cell table:style-name="Table7.A2" office:value-type="string">
            <text:p text:style-name="P91">rate</text:p>
          </table:table-cell>
          <table:table-cell table:style-name="Table7.A2" office:value-type="string">
            <text:p text:style-name="P182">税率</text:p>
          </table:table-cell>
          <table:table-cell table:style-name="Table7.A2" office:value-type="string">
            <text:p text:style-name="P145"/>
          </table:table-cell>
          <table:table-cell table:style-name="Table7.A2" office:value-type="string">
            <text:p text:style-name="P159">税率模块</text:p>
          </table:table-cell>
          <table:table-cell table:style-name="Table7.E2" office:value-type="string">
            <text:p text:style-name="P126"/>
          </table:table-cell>
        </table:table-row>
        <table:table-row>
          <table:table-cell table:style-name="Table7.A2" office:value-type="string">
            <text:p text:style-name="P47">sub-category</text:p>
          </table:table-cell>
          <table:table-cell table:style-name="Table7.A2" office:value-type="string">
            <text:p text:style-name="P182"/>
          </table:table-cell>
          <table:table-cell table:style-name="Table7.A2" office:value-type="string">
            <text:p text:style-name="P196">boolean</text:p>
          </table:table-cell>
          <table:table-cell table:style-name="Table7.A2" office:value-type="string">
            <text:p text:style-name="P196"/>
          </table:table-cell>
          <table:table-cell table:style-name="Table7.E2" office:value-type="string">
            <text:p text:style-name="P145">Show Stock Levels As Cases/Units (unchecked means just show as units)</text:p>
          </table:table-cell>
        </table:table-row>
        <table:table-row>
          <table:table-cell table:style-name="Table7.A2" office:value-type="string">
            <text:p text:style-name="P47">delivery size</text:p>
          </table:table-cell>
          <table:table-cell table:style-name="Table7.A2" office:value-type="string">
            <text:p text:style-name="P182"/>
          </table:table-cell>
          <table:table-cell table:style-name="Table7.A2" office:value-type="string">
            <text:p text:style-name="P189">boolean</text:p>
          </table:table-cell>
          <table:table-cell table:style-name="Table7.A2" office:value-type="string">
            <text:p text:style-name="P189"/>
          </table:table-cell>
          <table:table-cell table:style-name="Table7.E2" office:value-type="string">
            <text:p text:style-name="P145">Include this Sub Category in Reports</text:p>
          </table:table-cell>
        </table:table-row>
        <table:table-row>
          <table:table-cell table:style-name="Table7.A2" office:value-type="string">
            <text:p text:style-name="P47">cost price ex vat</text:p>
          </table:table-cell>
          <table:table-cell table:style-name="Table7.A2" office:value-type="string">
            <text:p text:style-name="P182"/>
          </table:table-cell>
          <table:table-cell table:style-name="Table7.A2" office:value-type="string">
            <text:p text:style-name="P189">boolean</text:p>
          </table:table-cell>
          <table:table-cell table:style-name="Table7.A2" office:value-type="string">
            <text:p text:style-name="P189"/>
          </table:table-cell>
          <table:table-cell table:style-name="Table7.E2" office:value-type="string">
            <text:p text:style-name="P145">Include this Sub Category in Stock Transfers</text:p>
          </table:table-cell>
        </table:table-row>
        <table:table-row>
          <table:table-cell table:style-name="Table7.A2" office:value-type="string">
            <text:p text:style-name="P50">SKU</text:p>
          </table:table-cell>
          <table:table-cell table:style-name="Table7.A2" office:value-type="string">
            <text:p text:style-name="P182"/>
          </table:table-cell>
          <table:table-cell table:style-name="Table7.A2" office:value-type="string">
            <text:p text:style-name="P189"/>
          </table:table-cell>
          <table:table-cell table:style-name="Table7.A2" office:value-type="string">
            <text:p text:style-name="P189"/>
          </table:table-cell>
          <table:table-cell table:style-name="Table7.E2" office:value-type="string">
            <text:p text:style-name="P145"/>
          </table:table-cell>
        </table:table-row>
        <table:table-row>
          <table:table-cell table:style-name="Table7.A2" office:value-type="string">
            <text:p text:style-name="P51">par stock</text:p>
          </table:table-cell>
          <table:table-cell table:style-name="Table7.A2" office:value-type="string">
            <text:p text:style-name="P182"/>
          </table:table-cell>
          <table:table-cell table:style-name="Table7.A2" office:value-type="string">
            <text:p text:style-name="P189"/>
          </table:table-cell>
          <table:table-cell table:style-name="Table7.A2" office:value-type="string">
            <text:p text:style-name="P189"/>
          </table:table-cell>
          <table:table-cell table:style-name="Table7.E2" office:value-type="string">
            <text:p text:style-name="P145"/>
          </table:table-cell>
        </table:table-row>
      </table:table>
      <text:p text:style-name="P18"/>
      <text:p text:style-name="P18"><text:tab/></text:p>
      <text:list xml:id="list3226097165620649838" text:style-name="L23">
        <text:list-item>
          <text:p text:style-name="P337">修改</text:p>
        </text:list-item>
      </text:list>
      <text:p text:style-name="P18"><text:tab/>修改字段，与新增字段相同。</text:p>
      <text:p text:style-name="P18"><text:tab/><text:span text:style-name="T9">同时可以编辑该库存对应的供应商信息</text:span></text:p>
      <text:p text:style-name="P18"/>
      <text:list xml:id="list2914389236909151758" text:style-name="L24">
        <text:list-item>
          <text:p text:style-name="P338">删除</text:p>
        </text:list-item>
      </text:list>
      <text:p text:style-name="P18"><text:tab/>单记录删除</text:p>
      <text:p text:style-name="P18"><text:tab/>批量删除</text:p>
      <text:p text:style-name="P94"/>
      <text:h text:style-name="Heading_20_3" text:outline-level="3"><text:bookmark-start text:name="__RefHeading___Toc5324_1377988623"/><text:span text:style-name="T35">2</text:span>.1.7 产品体系管理<text:bookmark-end text:name="__RefHeading___Toc5324_1377988623"/></text:h>
      <text:p text:style-name="P1"><text:tab/>概述</text:p>
      <text:p text:style-name="P1"/>
      <text:p text:style-name="Heading"><text:span text:style-name="T35">2</text:span>.1.7.1 功能</text:p>
      <text:list xml:id="list5290889883446718040" text:style-name="L25">
        <text:list-item>
          <text:p text:style-name="P381">查询</text:p>
        </text:list-item>
      </text:list>
      <text:p text:style-name="P20"><text:tab/>过滤条件<text:span text:style-name="T1">：name</text:span></text:p>
      <text:p text:style-name="P20"><text:tab/>要求: <text:tab/><text:span text:style-name="T1">name</text:span>模糊匹配查询 </text:p>
      <text:p text:style-name="P24"><text:tab/>分页查询<text:span text:style-name="T13">：是</text:span></text:p>
      <text:p text:style-name="P20"><text:soft-page-break/><text:tab/>排序: 根据<text:span text:style-name="T7">number, name 进行正反序动态排序</text:span></text:p>
      <text:p text:style-name="P20"><text:tab/>结果集展示:</text:p>
      <text:p text:style-name="P20"><text:tab/>字段描述</text:p>
      <text:p text:style-name="P20"><text:tab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71">Number</text:p>
          </table:table-cell>
          <table:table-cell table:style-name="Table13.B1" office:value-type="string">
            <text:p text:style-name="P271">Name</text:p>
          </table:table-cell>
        </table:table-row>
      </table:table>
      <text:p text:style-name="P20"><text:tab/></text:p>
      <text:p text:style-name="P20"/>
      <text:list xml:id="list2873104079320252138" text:style-name="L26">
        <text:list-item>
          <text:p text:style-name="P339">新增</text:p>
        </text:list-item>
      </text:list>
      <text:p text:style-name="P20"><text:tab/>新增字段描述<text:span text:style-name="T2">：</text:span></text:p>
      <text:p text:style-name="P20"><text:tab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row>
          <table:table-cell table:style-name="Table14.A1" office:value-type="string">
            <text:p text:style-name="P127">字段名称</text:p>
          </table:table-cell>
          <table:table-cell table:style-name="Table14.A1" office:value-type="string">
            <text:p text:style-name="P127">业务名称</text:p>
          </table:table-cell>
          <table:table-cell table:style-name="Table14.A1" office:value-type="string">
            <text:p text:style-name="P127">类型</text:p>
          </table:table-cell>
          <table:table-cell table:style-name="Table14.A1" office:value-type="string">
            <text:p text:style-name="P127">源</text:p>
          </table:table-cell>
          <table:table-cell table:style-name="Table14.E1" office:value-type="string">
            <text:p text:style-name="P127">描述</text:p>
          </table:table-cell>
        </table:table-row>
        <table:table-row>
          <table:table-cell table:style-name="Table14.A2" office:value-type="string">
            <text:p text:style-name="P167">ID</text:p>
          </table:table-cell>
          <table:table-cell table:style-name="Table14.A2" office:value-type="string">
            <text:p text:style-name="P167">主键 </text:p>
          </table:table-cell>
          <table:table-cell table:style-name="Table14.A2" office:value-type="string">
            <text:p text:style-name="P127"/>
          </table:table-cell>
          <table:table-cell table:style-name="Table14.A2" office:value-type="string">
            <text:p text:style-name="P127"/>
          </table:table-cell>
          <table:table-cell table:style-name="Table14.E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46">Number</text:p>
          </table:table-cell>
          <table:table-cell table:style-name="Table14.A2" office:value-type="string">
            <text:p text:style-name="P167">流水号</text:p>
          </table:table-cell>
          <table:table-cell table:style-name="Table14.A2" office:value-type="string">
            <text:p text:style-name="P146"/>
          </table:table-cell>
          <table:table-cell table:style-name="Table14.A2" office:value-type="string">
            <text:p text:style-name="P146"/>
          </table:table-cell>
          <table:table-cell table:style-name="Table14.E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46">Name</text:p>
          </table:table-cell>
          <table:table-cell table:style-name="Table14.A2" office:value-type="string">
            <text:p text:style-name="P167">名称</text:p>
          </table:table-cell>
          <table:table-cell table:style-name="Table14.A2" office:value-type="string">
            <text:p text:style-name="P146"/>
          </table:table-cell>
          <table:table-cell table:style-name="Table14.A2" office:value-type="string">
            <text:p text:style-name="P146"/>
          </table:table-cell>
          <table:table-cell table:style-name="Table14.E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52">default vat</text:p>
          </table:table-cell>
          <table:table-cell table:style-name="Table14.A2" office:value-type="string">
            <text:p text:style-name="P205">默认税率</text:p>
          </table:table-cell>
          <table:table-cell table:style-name="Table14.A2" office:value-type="string">
            <text:p text:style-name="P147">税率模块</text:p>
          </table:table-cell>
          <table:table-cell table:style-name="Table14.A2" office:value-type="string">
            <text:p text:style-name="P147"/>
          </table:table-cell>
          <table:table-cell table:style-name="Table14.E2" office:value-type="string">
            <text:p text:style-name="P199">Default VAT Rate Category</text:p>
          </table:table-cell>
        </table:table-row>
        <table:table-row>
          <table:table-cell table:style-name="Table14.A2" office:value-type="string">
            <text:p text:style-name="P48">main <text:span text:style-name="T10">group</text:span></text:p>
          </table:table-cell>
          <table:table-cell table:style-name="Table14.A2" office:value-type="string">
            <text:p text:style-name="P183"/>
          </table:table-cell>
          <table:table-cell table:style-name="Table14.A2" office:value-type="string">
            <text:p text:style-name="P146"/>
          </table:table-cell>
          <table:table-cell table:style-name="Table14.A2" office:value-type="string">
            <text:p text:style-name="P146"/>
          </table:table-cell>
          <table:table-cell table:style-name="Table14.E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53">sort group</text:p>
          </table:table-cell>
          <table:table-cell table:style-name="Table14.A2" office:value-type="string">
            <text:p text:style-name="P183"/>
          </table:table-cell>
          <table:table-cell table:style-name="Table14.A2" office:value-type="string">
            <text:p text:style-name="P197"/>
          </table:table-cell>
          <table:table-cell table:style-name="Table14.A2" office:value-type="string">
            <text:p text:style-name="P197"/>
          </table:table-cell>
          <table:table-cell table:style-name="Table14.E2" office:value-type="string">
            <text:p text:style-name="P199">Invoice</text:p>
          </table:table-cell>
        </table:table-row>
        <table:table-row>
          <table:table-cell table:style-name="Table14.A2" office:value-type="string">
            <text:p text:style-name="P53">special report<text:span text:style-name="T12">s</text:span></text:p>
          </table:table-cell>
          <table:table-cell table:style-name="Table14.A2" office:value-type="string">
            <text:p text:style-name="P183"/>
          </table:table-cell>
          <table:table-cell table:style-name="Table14.A2" office:value-type="string">
            <text:p text:style-name="P190">boolean</text:p>
          </table:table-cell>
          <table:table-cell table:style-name="Table14.A2" office:value-type="string">
            <text:p text:style-name="P190"/>
          </table:table-cell>
          <table:table-cell table:style-name="Table14.E2" office:value-type="string">
            <text:p text:style-name="P146">Include this Sub Category in Reports</text:p>
          </table:table-cell>
        </table:table-row>
        <table:table-row>
          <table:table-cell table:style-name="Table14.A2" office:value-type="string">
            <text:p text:style-name="P48">c<text:span text:style-name="T11">le</text:span>rk report<text:span text:style-name="T12">s</text:span></text:p>
          </table:table-cell>
          <table:table-cell table:style-name="Table14.A2" office:value-type="string">
            <text:p text:style-name="P183"/>
          </table:table-cell>
          <table:table-cell table:style-name="Table14.A2" office:value-type="string">
            <text:p text:style-name="P190">bolean</text:p>
          </table:table-cell>
          <table:table-cell table:style-name="Table14.A2" office:value-type="string">
            <text:p text:style-name="P190"/>
          </table:table-cell>
          <table:table-cell table:style-name="Table14.E2" office:value-type="string">
            <text:p text:style-name="P146">Include this Sub Category in Stock Transfers</text:p>
          </table:table-cell>
        </table:table-row>
      </table:table>
      <text:p text:style-name="P20"/>
      <text:p text:style-name="P20"><text:tab/></text:p>
      <text:list xml:id="list6294880002041176762" text:style-name="L27">
        <text:list-item>
          <text:p text:style-name="P340">修改</text:p>
        </text:list-item>
      </text:list>
      <text:p text:style-name="P20"><text:tab/>修改字段，与新增字段相同。</text:p>
      <text:p text:style-name="P20"/>
      <text:list xml:id="list746940490320835177" text:style-name="L28">
        <text:list-item>
          <text:p text:style-name="P341">删除</text:p>
        </text:list-item>
      </text:list>
      <text:p text:style-name="P20"><text:tab/>单记录删除</text:p>
      <text:p text:style-name="P20"><text:tab/>批量删除</text:p>
      <text:p text:style-name="P95"/>
      <text:h text:style-name="Heading_20_3" text:outline-level="3"><text:bookmark-start text:name="__RefHeading___Toc5326_1377988623"/><text:span text:style-name="T35">2</text:span>.1.8 PLU管理<text:bookmark-end text:name="__RefHeading___Toc5326_1377988623"/></text:h>
      <text:p text:style-name="P1"><text:tab/>概述</text:p>
      <text:p text:style-name="P1"/>
      <text:p text:style-name="Heading"><text:span text:style-name="T35">2</text:span>.1.8.1 功能</text:p>
      <text:list xml:id="list6121655748187521471" text:style-name="L29">
        <text:list-item>
          <text:p text:style-name="P342">查询</text:p>
        </text:list-item>
      </text:list>
      <text:p text:style-name="P21"><text:tab/>过滤条件<text:span text:style-name="T1">：name, product, department</text:span></text:p>
      <text:p text:style-name="P25"><text:tab/>要求: <text:tab/><text:span text:style-name="T1">name, product, department</text:span>模糊匹配查询 </text:p>
      <text:p text:style-name="P25"><text:tab/>分页查询: 是</text:p>
      <text:p text:style-name="P26"><text:tab/>排序: 根据<text:span text:style-name="T1">e, product, department, price level 1进行正反序动态排序</text:span></text:p>
      <text:p text:style-name="P21"><text:tab/>结果集展示:</text:p>
      <text:p text:style-name="P21"><text:tab/>字段描述</text:p>
      <text:p text:style-name="P21"><text:tab/></text:p>
      <table:table table:name="Table15" table:style-name="Table15">
        <table:table-column table:style-name="Table15.A" table:number-columns-repeated="4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72">Number</text:p>
          </table:table-cell>
          <table:table-cell table:style-name="Table15.A1" office:value-type="string">
            <text:p text:style-name="P272">Name</text:p>
          </table:table-cell>
          <table:table-cell table:style-name="Table15.A1" office:value-type="string">
            <text:p text:style-name="P282">Product</text:p>
          </table:table-cell>
          <table:table-cell table:style-name="Table15.A1" office:value-type="string">
            <text:p text:style-name="P282">department</text:p>
          </table:table-cell>
          <table:table-cell table:style-name="Table15.A1" office:value-type="string">
            <text:p text:style-name="P282">Price level 1</text:p>
          </table:table-cell>
          <table:table-cell table:style-name="Table15.F1" office:value-type="string">
            <text:p text:style-name="P283">PL 1 GP%</text:p>
          </table:table-cell>
        </table:table-row>
      </table:table>
      <text:p text:style-name="P21"><text:tab/></text:p>
      <text:p text:style-name="P21"/>
      <text:list xml:id="list6771380138418099718" text:style-name="L30">
        <text:list-item>
          <text:p text:style-name="P343"><text:soft-page-break/>新增</text:p>
        </text:list-item>
      </text:list>
      <text:p text:style-name="P21"><text:tab/>新增字段描述<text:span text:style-name="T2">：</text:span></text:p>
      <text:p text:style-name="P21"><text:tab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128">字段名称</text:p>
          </table:table-cell>
          <table:table-cell table:style-name="Table16.A1" office:value-type="string">
            <text:p text:style-name="P128">业务名称</text:p>
          </table:table-cell>
          <table:table-cell table:style-name="Table16.A1" office:value-type="string">
            <text:p text:style-name="P128">类型</text:p>
          </table:table-cell>
          <table:table-cell table:style-name="Table16.A1" office:value-type="string">
            <text:p text:style-name="P128">源</text:p>
          </table:table-cell>
          <table:table-cell table:style-name="Table16.E1" office:value-type="string">
            <text:p text:style-name="P128">描述</text:p>
          </table:table-cell>
        </table:table-row>
        <table:table-row>
          <table:table-cell table:style-name="Table16.A2" office:value-type="string">
            <text:p text:style-name="P168">ID</text:p>
          </table:table-cell>
          <table:table-cell table:style-name="Table16.A2" office:value-type="string">
            <text:p text:style-name="P168">主键 </text:p>
          </table:table-cell>
          <table:table-cell table:style-name="Table16.A2" office:value-type="string">
            <text:p text:style-name="P128"/>
          </table:table-cell>
          <table:table-cell table:style-name="Table16.A2" office:value-type="string">
            <text:p text:style-name="P128"/>
          </table:table-cell>
          <table:table-cell table:style-name="Table16.E2" office:value-type="string">
            <text:p text:style-name="P128"/>
          </table:table-cell>
        </table:table-row>
        <table:table-row>
          <table:table-cell table:style-name="Table16.A2" office:value-type="string">
            <text:p text:style-name="P148">Number</text:p>
          </table:table-cell>
          <table:table-cell table:style-name="Table16.A2" office:value-type="string">
            <text:p text:style-name="P168">流水号</text:p>
          </table:table-cell>
          <table:table-cell table:style-name="Table16.A2" office:value-type="string">
            <text:p text:style-name="P148"/>
          </table:table-cell>
          <table:table-cell table:style-name="Table16.A2" office:value-type="string">
            <text:p text:style-name="P148"/>
          </table:table-cell>
          <table:table-cell table:style-name="Table16.E2" office:value-type="string">
            <text:p text:style-name="P128"/>
          </table:table-cell>
        </table:table-row>
        <table:table-row>
          <table:table-cell table:style-name="Table16.A2" office:value-type="string">
            <text:p text:style-name="P148">Name</text:p>
          </table:table-cell>
          <table:table-cell table:style-name="Table16.A2" office:value-type="string">
            <text:p text:style-name="P168">名称</text:p>
          </table:table-cell>
          <table:table-cell table:style-name="Table16.A2" office:value-type="string">
            <text:p text:style-name="P148"/>
          </table:table-cell>
          <table:table-cell table:style-name="Table16.A2" office:value-type="string">
            <text:p text:style-name="P148"/>
          </table:table-cell>
          <table:table-cell table:style-name="Table16.E2" office:value-type="string">
            <text:p text:style-name="P128"/>
          </table:table-cell>
        </table:table-row>
        <table:table-row>
          <table:table-cell table:style-name="Table16.A2" office:value-type="string">
            <text:p text:style-name="P55">KPD</text:p>
          </table:table-cell>
          <table:table-cell table:style-name="Table16.A2" office:value-type="string">
            <text:p text:style-name="P206">厨房打印机描述</text:p>
          </table:table-cell>
          <table:table-cell table:style-name="Table16.A2" office:value-type="string">
            <text:p text:style-name="P148"/>
          </table:table-cell>
          <table:table-cell table:style-name="Table16.A2" office:value-type="string">
            <text:p text:style-name="P148"/>
          </table:table-cell>
          <table:table-cell table:style-name="Table16.E2" office:value-type="string">
            <text:p text:style-name="P200"/>
          </table:table-cell>
        </table:table-row>
        <table:table-row>
          <table:table-cell table:style-name="Table16.A2" office:value-type="string">
            <text:p text:style-name="P56">bar code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148"/>
          </table:table-cell>
          <table:table-cell table:style-name="Table16.A2" office:value-type="string">
            <text:p text:style-name="P148"/>
          </table:table-cell>
          <table:table-cell table:style-name="Table16.E2" office:value-type="string">
            <text:p text:style-name="P128"/>
          </table:table-cell>
        </table:table-row>
        <table:table-row>
          <table:table-cell table:style-name="Table16.A2" office:value-type="string">
            <text:p text:style-name="P54">product</text:p>
          </table:table-cell>
          <table:table-cell table:style-name="Table16.A2" office:value-type="string">
            <text:p text:style-name="P184"/>
          </table:table-cell>
          <table:table-cell table:style-name="Table16.A2" table:number-rows-spanned="2" office:value-type="string">
            <text:p text:style-name="P209">二选一</text:p>
          </table:table-cell>
          <table:table-cell table:style-name="Table16.A2" table:number-rows-spanned="2" office:value-type="string">
            <text:p text:style-name="P209"/>
          </table:table-cell>
          <table:table-cell table:style-name="Table16.E2" office:value-type="string">
            <text:p text:style-name="P200"/>
          </table:table-cell>
        </table:table-row>
        <table:table-row>
          <table:table-cell table:style-name="Table16.A2" office:value-type="string">
            <text:p text:style-name="P56">recipe</text:p>
          </table:table-cell>
          <table:table-cell table:style-name="Table16.A2" office:value-type="string">
            <text:p text:style-name="P184"/>
          </table:table-cell>
          <table:covered-table-cell/>
          <table:covered-table-cell/>
          <table:table-cell table:style-name="Table16.E2" office:value-type="string">
            <text:p text:style-name="P148"/>
          </table:table-cell>
        </table:table-row>
        <table:table-row>
          <table:table-cell table:style-name="Table16.A2" office:value-type="string">
            <text:p text:style-name="P57">vat rate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191"/>
          </table:table-cell>
          <table:table-cell table:style-name="Table16.A2" office:value-type="string">
            <text:p text:style-name="P191">vat 模块</text:p>
          </table:table-cell>
          <table:table-cell table:style-name="Table16.E2" office:value-type="string">
            <text:p text:style-name="P148"/>
          </table:table-cell>
        </table:table-row>
        <table:table-row>
          <table:table-cell table:style-name="Table16.A2" office:value-type="string">
            <text:p text:style-name="P58">department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191"/>
          </table:table-cell>
          <table:table-cell table:style-name="Table16.A2" office:value-type="string">
            <text:p text:style-name="P214"><text:span text:style-name="T14">d</text:span>epartment 模块</text:p>
          </table:table-cell>
          <table:table-cell table:style-name="Table16.E2" office:value-type="string">
            <text:p text:style-name="P148"/>
          </table:table-cell>
        </table:table-row>
        <table:table-row>
          <table:table-cell table:style-name="Table16.A2" office:value-type="string">
            <text:p text:style-name="P59">Main group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191"/>
          </table:table-cell>
          <table:table-cell table:style-name="Table16.A2" office:value-type="string">
            <text:p text:style-name="P214"/>
          </table:table-cell>
          <table:table-cell table:style-name="Table16.E2" office:value-type="string">
            <text:p text:style-name="P148"/>
          </table:table-cell>
        </table:table-row>
        <table:table-row>
          <table:table-cell table:style-name="Table16.A2" office:value-type="string">
            <text:p text:style-name="P60">Sort group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191"/>
          </table:table-cell>
          <table:table-cell table:style-name="Table16.A2" office:value-type="string">
            <text:p text:style-name="P214"/>
          </table:table-cell>
          <table:table-cell table:style-name="Table16.E2" office:value-type="string">
            <text:p text:style-name="P148"/>
          </table:table-cell>
        </table:table-row>
        <table:table-row table:style-name="Table16.13">
          <table:table-cell table:style-name="Table16.A2" office:value-type="string">
            <text:p text:style-name="P60">Sale<text:span text:style-name="T15">s</text:span> quantity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191"/>
          </table:table-cell>
          <table:table-cell table:style-name="Table16.A2" office:value-type="string">
            <text:p text:style-name="P214"/>
          </table:table-cell>
          <table:table-cell table:style-name="Table16.E2" office:value-type="string">
            <text:p text:style-name="P212"/>
          </table:table-cell>
        </table:table-row>
        <table:table-row>
          <table:table-cell table:style-name="Table16.A2" office:value-type="string">
            <text:p text:style-name="P61">Special reports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217">boolean</text:p>
          </table:table-cell>
          <table:table-cell table:style-name="Table16.A2" office:value-type="string">
            <text:p text:style-name="P216"/>
          </table:table-cell>
          <table:table-cell table:style-name="Table16.E2" office:value-type="string">
            <text:p text:style-name="P212"/>
          </table:table-cell>
        </table:table-row>
        <table:table-row>
          <table:table-cell table:style-name="Table16.A2" office:value-type="string">
            <text:p text:style-name="P61">Program from department</text:p>
          </table:table-cell>
          <table:table-cell table:style-name="Table16.A2" office:value-type="string">
            <text:p text:style-name="P184"/>
          </table:table-cell>
          <table:table-cell table:style-name="Table16.A2" office:value-type="string">
            <text:p text:style-name="P217">boolean</text:p>
          </table:table-cell>
          <table:table-cell table:style-name="Table16.A2" office:value-type="string">
            <text:p text:style-name="P216"/>
          </table:table-cell>
          <table:table-cell table:style-name="Table16.E2" office:value-type="string">
            <text:p text:style-name="P212"/>
          </table:table-cell>
        </table:table-row>
      </table:table>
      <text:p text:style-name="P21"><text:tab/></text:p>
      <text:p text:style-name="P99"><text:tab/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B" table:number-columns-repeated="2"/>
        <table:table-row>
          <table:table-cell table:style-name="Table43.A1" office:value-type="string">
            <text:p text:style-name="P127">字段名称</text:p>
          </table:table-cell>
          <table:table-cell table:style-name="Table43.A1" office:value-type="string">
            <text:p text:style-name="P127">业务名称</text:p>
          </table:table-cell>
          <table:table-cell table:style-name="Table43.A1" office:value-type="string">
            <text:p text:style-name="P127">类型</text:p>
          </table:table-cell>
          <table:table-cell table:style-name="Table43.A1" office:value-type="string">
            <text:p text:style-name="P127">源</text:p>
          </table:table-cell>
          <table:table-cell table:style-name="Table43.E1" office:value-type="string">
            <text:p text:style-name="P127">描述</text:p>
          </table:table-cell>
        </table:table-row>
        <table:table-row>
          <table:table-cell table:style-name="Table43.A2" office:value-type="string">
            <text:p text:style-name="P310">Inc VAT</text:p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E2" office:value-type="string">
            <text:p text:style-name="P127"/>
          </table:table-cell>
        </table:table-row>
        <table:table-row>
          <table:table-cell table:style-name="Table43.A2" office:value-type="string">
            <text:p text:style-name="P310">Cost</text:p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E2" office:value-type="string">
            <text:p text:style-name="P127"/>
          </table:table-cell>
        </table:table-row>
        <table:table-row>
          <table:table-cell table:style-name="Table43.A2" office:value-type="string">
            <text:p text:style-name="P310">Ex VAT</text:p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E2" office:value-type="string">
            <text:p text:style-name="P127"/>
          </table:table-cell>
        </table:table-row>
        <table:table-row>
          <table:table-cell table:style-name="Table43.A2" office:value-type="string">
            <text:p text:style-name="P310">Grs. Profit</text:p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E2" office:value-type="string">
            <text:p text:style-name="P127"/>
          </table:table-cell>
        </table:table-row>
        <table:table-row>
          <table:table-cell table:style-name="Table43.A2" office:value-type="string">
            <text:p text:style-name="P138">%</text:p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A2" office:value-type="string">
            <text:p text:style-name="P127"/>
          </table:table-cell>
          <table:table-cell table:style-name="Table43.E2" office:value-type="string">
            <text:p text:style-name="P127"/>
          </table:table-cell>
        </table:table-row>
      </table:table>
      <text:p text:style-name="P21"/>
      <text:p text:style-name="P21"><text:tab/></text:p>
      <text:list xml:id="list3177574195811632588" text:style-name="L31">
        <text:list-item>
          <text:p text:style-name="P344">修改</text:p>
        </text:list-item>
      </text:list>
      <text:p text:style-name="P21"><text:tab/>修改字段，与新增字段相同。</text:p>
      <text:p text:style-name="P21"/>
      <text:list xml:id="list8868695395533672028" text:style-name="L32">
        <text:list-item>
          <text:p text:style-name="P345">删除</text:p>
        </text:list-item>
      </text:list>
      <text:p text:style-name="P21"><text:tab/>单记录删除</text:p>
      <text:p text:style-name="P21"><text:tab/>批量删除</text:p>
      <text:p text:style-name="P96"/>
      <text:h text:style-name="Heading_20_3" text:outline-level="3"><text:bookmark-start text:name="__RefHeading___Toc5328_1377988623"/><text:span text:style-name="T35">2</text:span>.1.9 Selection Window 管理<text:bookmark-end text:name="__RefHeading___Toc5328_1377988623"/></text:h>
      <text:p text:style-name="P1"><text:tab/>概述</text:p>
      <text:p text:style-name="P1"/>
      <text:p text:style-name="Heading"><text:span text:style-name="T35">2</text:span>.1.9.1 功能</text:p>
      <text:list xml:id="list591930975652769590" text:style-name="L33">
        <text:list-item>
          <text:p text:style-name="P382">查询</text:p>
        </text:list-item>
      </text:list>
      <text:p text:style-name="P27"><text:tab/>过滤条件<text:span text:style-name="T1">：name, product, department</text:span></text:p>
      <text:p text:style-name="P27"><text:tab/>要求: <text:tab/><text:span text:style-name="T1">name, product, department</text:span>模糊匹配查询 </text:p>
      <text:p text:style-name="P27"><text:soft-page-break/><text:tab/>分页查询: 是</text:p>
      <text:p text:style-name="P27"><text:tab/>排序: 根据<text:span text:style-name="T1">e, product, department, price level 1进行正反序动态排序</text:span></text:p>
      <text:p text:style-name="P27"><text:tab/>结果集展示:</text:p>
      <text:p text:style-name="P27"><text:tab/>字段描述</text:p>
      <text:p text:style-name="P27"><text:tab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73">Number</text:p>
          </table:table-cell>
          <table:table-cell table:style-name="Table18.A1" office:value-type="string">
            <text:p text:style-name="P273">Name</text:p>
          </table:table-cell>
          <table:table-cell table:style-name="Table18.C1" office:value-type="string">
            <text:p text:style-name="P284">Department </text:p>
          </table:table-cell>
        </table:table-row>
      </table:table>
      <text:p text:style-name="P27"/>
      <text:p text:style-name="P27"/>
      <text:list xml:id="list8109397230252465357" text:style-name="L34">
        <text:list-item>
          <text:p text:style-name="P346">新增</text:p>
        </text:list-item>
      </text:list>
      <text:p text:style-name="P27"><text:tab/>新增字段描述<text:span text:style-name="T2">：</text:span></text:p>
      <text:p text:style-name="P27"><text:tab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129">字段名称</text:p>
          </table:table-cell>
          <table:table-cell table:style-name="Table19.A1" office:value-type="string">
            <text:p text:style-name="P129">业务名称</text:p>
          </table:table-cell>
          <table:table-cell table:style-name="Table19.A1" office:value-type="string">
            <text:p text:style-name="P129">类型</text:p>
          </table:table-cell>
          <table:table-cell table:style-name="Table19.A1" office:value-type="string">
            <text:p text:style-name="P129">源</text:p>
          </table:table-cell>
          <table:table-cell table:style-name="Table19.E1" office:value-type="string">
            <text:p text:style-name="P129">描述</text:p>
          </table:table-cell>
        </table:table-row>
        <table:table-row>
          <table:table-cell table:style-name="Table19.A2" office:value-type="string">
            <text:p text:style-name="P169">ID</text:p>
          </table:table-cell>
          <table:table-cell table:style-name="Table19.A2" office:value-type="string">
            <text:p text:style-name="P169">主键 </text:p>
          </table:table-cell>
          <table:table-cell table:style-name="Table19.A2" office:value-type="string">
            <text:p text:style-name="P129"/>
          </table:table-cell>
          <table:table-cell table:style-name="Table19.A2" office:value-type="string">
            <text:p text:style-name="P129"/>
          </table:table-cell>
          <table:table-cell table:style-name="Table19.E2" office:value-type="string">
            <text:p text:style-name="P129"/>
          </table:table-cell>
        </table:table-row>
        <table:table-row>
          <table:table-cell table:style-name="Table19.A2" office:value-type="string">
            <text:p text:style-name="P149">Number</text:p>
          </table:table-cell>
          <table:table-cell table:style-name="Table19.A2" office:value-type="string">
            <text:p text:style-name="P169">流水号</text:p>
          </table:table-cell>
          <table:table-cell table:style-name="Table19.A2" office:value-type="string">
            <text:p text:style-name="P149"/>
          </table:table-cell>
          <table:table-cell table:style-name="Table19.A2" office:value-type="string">
            <text:p text:style-name="P149"/>
          </table:table-cell>
          <table:table-cell table:style-name="Table19.E2" office:value-type="string">
            <text:p text:style-name="P129"/>
          </table:table-cell>
        </table:table-row>
        <table:table-row>
          <table:table-cell table:style-name="Table19.A2" office:value-type="string">
            <text:p text:style-name="P149">Name</text:p>
          </table:table-cell>
          <table:table-cell table:style-name="Table19.A2" office:value-type="string">
            <text:p text:style-name="P169">名称</text:p>
          </table:table-cell>
          <table:table-cell table:style-name="Table19.A2" office:value-type="string">
            <text:p text:style-name="P149"/>
          </table:table-cell>
          <table:table-cell table:style-name="Table19.A2" office:value-type="string">
            <text:p text:style-name="P149"/>
          </table:table-cell>
          <table:table-cell table:style-name="Table19.E2" office:value-type="string">
            <text:p text:style-name="P129"/>
          </table:table-cell>
        </table:table-row>
        <table:table-row>
          <table:table-cell table:style-name="Table19.A2" office:value-type="string">
            <text:p text:style-name="P62">Department</text:p>
          </table:table-cell>
          <table:table-cell table:style-name="Table19.A2" office:value-type="string">
            <text:p text:style-name="P207"/>
          </table:table-cell>
          <table:table-cell table:style-name="Table19.A2" office:value-type="string">
            <text:p text:style-name="P149"/>
          </table:table-cell>
          <table:table-cell table:style-name="Table19.A2" office:value-type="string">
            <text:p text:style-name="P219">Department 模块</text:p>
          </table:table-cell>
          <table:table-cell table:style-name="Table19.E2" office:value-type="string">
            <text:p text:style-name="P201"/>
          </table:table-cell>
        </table:table-row>
        <table:table-row>
          <table:table-cell table:style-name="Table19.A2" office:value-type="string">
            <text:p text:style-name="P63">Update mode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149"/>
          </table:table-cell>
          <table:table-cell table:style-name="Table19.A2" office:value-type="string">
            <text:p text:style-name="P220"/>
          </table:table-cell>
          <table:table-cell table:style-name="Table19.E2" office:value-type="string">
            <text:p text:style-name="P293">0－sort</text:p>
            <text:p text:style-name="P293">1－do n<text:span text:style-name="T16">o</text:span>t sort</text:p>
            <text:p text:style-name="P293">2－update only</text:p>
          </table:table-cell>
        </table:table-row>
        <table:table-row table:style-name="Table19.7">
          <table:table-cell table:style-name="Table19.A2" office:value-type="string">
            <text:p text:style-name="P64">PLU Name Setting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10"/>
          </table:table-cell>
          <table:table-cell table:style-name="Table19.A2" office:value-type="string">
            <text:p text:style-name="Standard"/>
          </table:table-cell>
          <table:table-cell table:style-name="Table19.E2" office:value-type="string">
            <text:p text:style-name="P221">0-0</text:p>
            <text:p text:style-name="P221">1-1</text:p>
            <text:p text:style-name="P221">2-2</text:p>
            <text:p text:style-name="P221">3-3</text:p>
            <text:p text:style-name="P221">4-4</text:p>
            <text:p text:style-name="P221">5-5</text:p>
          </table:table-cell>
        </table:table-row>
        <table:table-row table:style-name="Table19.8">
          <table:table-cell table:style-name="Table19.A2" office:value-type="string">
            <text:p text:style-name="P65">Select mode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192"/>
          </table:table-cell>
          <table:table-cell table:style-name="Table19.A2" office:value-type="string">
            <text:p text:style-name="Standard"/>
          </table:table-cell>
          <table:table-cell table:style-name="Table19.E2" office:value-type="string">
            <text:p text:style-name="P222">0-<text:span text:style-name="T17">fast key 0,1 to 9</text:span></text:p>
            <text:p text:style-name="P222">1-<text:span text:style-name="T17">menu node</text:span></text:p>
            <text:p text:style-name="P222">2-<text:span text:style-name="T17">menu node without no</text:span></text:p>
            <text:p text:style-name="P222">3-<text:span text:style-name="T17">menu node with PLU No</text:span></text:p>
            <text:p text:style-name="P222">4-<text:span text:style-name="T17">numbered 1 to 50</text:span></text:p>
            <text:p text:style-name="P222">5-<text:span text:style-name="T18">numbered 1 t0 10</text:span></text:p>
            <text:p text:style-name="P222">6-<text:span text:style-name="T18">numbered 1 to 0</text:span></text:p>
            <text:p text:style-name="P222">7-<text:span text:style-name="T18">plus No. / key</text:span></text:p>
          </table:table-cell>
        </table:table-row>
        <table:table-row>
          <table:table-cell table:style-name="Table19.A2" office:value-type="string">
            <text:p text:style-name="P66">Select count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192"/>
          </table:table-cell>
          <table:table-cell table:style-name="Table19.A2" office:value-type="string">
            <text:p text:style-name="P192"/>
          </table:table-cell>
          <table:table-cell table:style-name="Table19.E2" office:value-type="string">
            <text:p text:style-name="P149"/>
          </table:table-cell>
        </table:table-row>
        <table:table-row>
          <table:table-cell table:style-name="Table19.A2" office:value-type="string">
            <text:p text:style-name="P67">Multiplier allowed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24">boolean</text:p>
          </table:table-cell>
          <table:table-cell table:style-name="Table19.A2" office:value-type="string">
            <text:p text:style-name="P223"/>
          </table:table-cell>
          <table:table-cell table:style-name="Table19.E2" office:value-type="string">
            <text:p text:style-name="P149"/>
          </table:table-cell>
        </table:table-row>
        <table:table-row>
          <table:table-cell table:style-name="Table19.A2" office:value-type="string">
            <text:p text:style-name="P68">With price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26">Boolean</text:p>
          </table:table-cell>
          <table:table-cell table:style-name="Table19.A2" office:value-type="string">
            <text:p text:style-name="P225"/>
          </table:table-cell>
          <table:table-cell table:style-name="Table19.E2" office:value-type="string">
            <text:p text:style-name="P149"/>
          </table:table-cell>
        </table:table-row>
        <table:table-row>
          <table:table-cell table:style-name="Table19.A2" office:value-type="string">
            <text:p text:style-name="P68">Price level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192"/>
          </table:table-cell>
          <table:table-cell table:style-name="Table19.A2" office:value-type="string">
            <text:p text:style-name="P215"/>
          </table:table-cell>
          <table:table-cell table:style-name="Table19.E2" office:value-type="string">
            <text:p text:style-name="P228">price level 0</text:p>
            <text:p text:style-name="P227"><text:span text:style-name="T19">p</text:span>rice level 1</text:p>
            <text:p text:style-name="P227">price level 2</text:p>
            <text:p text:style-name="P227">price level 3</text:p>
            <text:p text:style-name="P227">price level 4</text:p>
            <text:p text:style-name="P227">price level 5</text:p>
          </table:table-cell>
        </table:table-row>
        <table:table-row table:style-name="Table19.13">
          <table:table-cell table:style-name="Table19.A2" office:value-type="string">
            <text:p text:style-name="P69">Zero price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30">boolean</text:p>
          </table:table-cell>
          <table:table-cell table:style-name="Table19.A2" office:value-type="string">
            <text:p text:style-name="P229"/>
          </table:table-cell>
          <table:table-cell table:style-name="Table19.E2" office:value-type="string">
            <text:p text:style-name="P213"/>
          </table:table-cell>
        </table:table-row>
        <table:table-row>
          <table:table-cell table:style-name="Table19.A2" office:value-type="string">
            <text:p text:style-name="P70">Condiment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18"/>
          </table:table-cell>
          <table:table-cell table:style-name="Table19.A2" office:value-type="string">
            <text:p text:style-name="P218"/>
          </table:table-cell>
          <table:table-cell table:style-name="Table19.E2" office:value-type="string">
            <text:p text:style-name="P231">0- No</text:p>
            <text:p text:style-name="P231">1-<text:span text:style-name="T20">O</text:span>wn price</text:p>
            <text:p text:style-name="P231">2-<text:span text:style-name="T20">Add price</text:span></text:p>
            <text:p text:style-name="P231">3-<text:span text:style-name="T20">Own multiplier</text:span></text:p>
            <text:p text:style-name="P231">4-<text:span text:style-name="T20">Unknow</text:span></text:p>
          </table:table-cell>
        </table:table-row>
        <table:table-row>
          <table:table-cell table:style-name="Table19.A2" office:value-type="string">
            <text:p text:style-name="P71">Select compulsion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18"/>
          </table:table-cell>
          <table:table-cell table:style-name="Table19.A2" office:value-type="string">
            <text:p text:style-name="P218"/>
          </table:table-cell>
          <table:table-cell table:style-name="Table19.E2" office:value-type="string">
            <text:p text:style-name="P232">0-No</text:p>
            <text:p text:style-name="P232">1-Yes</text:p>
            <text:p text:style-name="P232">2-<text:span text:style-name="T21">Yes, No </text:span>Esc</text:p>
            <text:p text:style-name="P232">3-<text:span text:style-name="T21">Yes with Count</text:span></text:p>
            <text:p text:style-name="P233">4-Yes Count No Esc</text:p>
          </table:table-cell>
        </table:table-row>
        <table:table-row>
          <table:table-cell table:style-name="Table19.A2" office:value-type="string">
            <text:p text:style-name="P72">Keep opern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35">boolean</text:p>
          </table:table-cell>
          <table:table-cell table:style-name="Table19.A2" office:value-type="string">
            <text:p text:style-name="P234"/>
          </table:table-cell>
          <table:table-cell table:style-name="Table19.E2" office:value-type="string">
            <text:p text:style-name="P232"/>
          </table:table-cell>
        </table:table-row>
        <text:soft-page-break/>
        <table:table-row>
          <table:table-cell table:style-name="Table19.A2" office:value-type="string">
            <text:p text:style-name="P73">Content</text:p>
          </table:table-cell>
          <table:table-cell table:style-name="Table19.A2" office:value-type="string">
            <text:p text:style-name="P185"/>
          </table:table-cell>
          <table:table-cell table:style-name="Table19.A2" office:value-type="string">
            <text:p text:style-name="P218"/>
          </table:table-cell>
          <table:table-cell table:style-name="Table19.A2" office:value-type="string">
            <text:p text:style-name="P236">Content 关联表</text:p>
          </table:table-cell>
          <table:table-cell table:style-name="Table19.E2" office:value-type="string">
            <text:p text:style-name="P232"/>
          </table:table-cell>
        </table:table-row>
      </table:table>
      <text:p text:style-name="P27"><text:tab/></text:p>
      <text:p text:style-name="P28"><text:tab/></text:p>
      <text:p text:style-name="P28"/>
      <text:p text:style-name="P28"/>
      <text:p text:style-name="P28"/>
      <text:p text:style-name="P28"><text:tab/>与<text:span text:style-name="T22">PLU</text:span>关联关系<text:span text:style-name="T24">SelectWindowContent</text:span></text:p>
      <text:p text:style-name="P27"><text:tab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 table:number-columns-repeated="2"/>
        <table:table-row>
          <table:table-cell table:style-name="Table21.A1" office:value-type="string">
            <text:p text:style-name="P129">字段名称</text:p>
          </table:table-cell>
          <table:table-cell table:style-name="Table21.A1" office:value-type="string">
            <text:p text:style-name="P129">业务名称</text:p>
          </table:table-cell>
          <table:table-cell table:style-name="Table21.A1" office:value-type="string">
            <text:p text:style-name="P129">类型</text:p>
          </table:table-cell>
          <table:table-cell table:style-name="Table21.A1" office:value-type="string">
            <text:p text:style-name="P129">源</text:p>
          </table:table-cell>
          <table:table-cell table:style-name="Table21.E1" office:value-type="string">
            <text:p text:style-name="P129">描述</text:p>
          </table:table-cell>
        </table:table-row>
        <table:table-row>
          <table:table-cell table:style-name="Table21.A2" office:value-type="string">
            <text:p text:style-name="P297">ID</text:p>
          </table:table-cell>
          <table:table-cell table:style-name="Table21.A2" office:value-type="string">
            <text:p text:style-name="P297">主键 </text:p>
          </table:table-cell>
          <table:table-cell table:style-name="Table21.A2" office:value-type="string">
            <text:p text:style-name="P129"/>
          </table:table-cell>
          <table:table-cell table:style-name="Table21.A2" office:value-type="string">
            <text:p text:style-name="P129"/>
          </table:table-cell>
          <table:table-cell table:style-name="Table21.E2" office:value-type="string">
            <text:p text:style-name="P129"/>
          </table:table-cell>
        </table:table-row>
        <table:table-row>
          <table:table-cell table:style-name="Table21.A2" office:value-type="string">
            <text:p text:style-name="P297">Select window ID</text:p>
          </table:table-cell>
          <table:table-cell table:style-name="Table21.A2" office:value-type="string">
            <text:p text:style-name="P297"/>
          </table:table-cell>
          <table:table-cell table:style-name="Table21.A2" office:value-type="string">
            <text:p text:style-name="P129"/>
          </table:table-cell>
          <table:table-cell table:style-name="Table21.A2" office:value-type="string">
            <text:p text:style-name="P129"/>
          </table:table-cell>
          <table:table-cell table:style-name="Table21.E2" office:value-type="string">
            <text:p text:style-name="P129"/>
          </table:table-cell>
        </table:table-row>
        <table:table-row>
          <table:table-cell table:style-name="Table21.A2" office:value-type="string">
            <text:p text:style-name="P297">Content ID</text:p>
          </table:table-cell>
          <table:table-cell table:style-name="Table21.A2" office:value-type="string">
            <text:p text:style-name="P297"/>
          </table:table-cell>
          <table:table-cell table:style-name="Table21.A2" office:value-type="string">
            <text:p text:style-name="P129"/>
          </table:table-cell>
          <table:table-cell table:style-name="Table21.A2" office:value-type="string">
            <text:p text:style-name="P298">Content 表</text:p>
          </table:table-cell>
          <table:table-cell table:style-name="Table21.E2" office:value-type="string">
            <text:p text:style-name="P129"/>
          </table:table-cell>
        </table:table-row>
      </table:table>
      <text:p text:style-name="P27"/>
      <text:p text:style-name="P27"/>
      <text:p text:style-name="P27"/>
      <text:p text:style-name="P27"><text:tab/><text:span text:style-name="T23">Content表模型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B" table:number-columns-repeated="2"/>
        <table:table-row>
          <table:table-cell table:style-name="Table20.A1" office:value-type="string">
            <text:p text:style-name="P129">字段名称</text:p>
          </table:table-cell>
          <table:table-cell table:style-name="Table20.A1" office:value-type="string">
            <text:p text:style-name="P129">业务名称</text:p>
          </table:table-cell>
          <table:table-cell table:style-name="Table20.A1" office:value-type="string">
            <text:p text:style-name="P129">类型</text:p>
          </table:table-cell>
          <table:table-cell table:style-name="Table20.A1" office:value-type="string">
            <text:p text:style-name="P129">源</text:p>
          </table:table-cell>
          <table:table-cell table:style-name="Table20.E1" office:value-type="string">
            <text:p text:style-name="P129">描述</text:p>
          </table:table-cell>
        </table:table-row>
        <table:table-row>
          <table:table-cell table:style-name="Table20.A2" office:value-type="string">
            <text:p text:style-name="P294">ID</text:p>
          </table:table-cell>
          <table:table-cell table:style-name="Table20.A2" office:value-type="string">
            <text:p text:style-name="P294">主键</text:p>
          </table:table-cell>
          <table:table-cell table:style-name="Table20.A2" office:value-type="string">
            <text:p text:style-name="P129"/>
          </table:table-cell>
          <table:table-cell table:style-name="Table20.A2" office:value-type="string">
            <text:p text:style-name="P129"/>
          </table:table-cell>
          <table:table-cell table:style-name="Table20.E2" office:value-type="string">
            <text:p text:style-name="P129"/>
          </table:table-cell>
        </table:table-row>
        <table:table-row table:style-name="Table20.3">
          <table:table-cell table:style-name="Table20.A2" office:value-type="string">
            <text:p text:style-name="P294">Type</text:p>
          </table:table-cell>
          <table:table-cell table:style-name="Table20.A2" office:value-type="string">
            <text:p text:style-name="P294">类型</text:p>
          </table:table-cell>
          <table:table-cell table:style-name="Table20.A2" office:value-type="string">
            <text:p text:style-name="P129"/>
          </table:table-cell>
          <table:table-cell table:style-name="Table20.A2" office:value-type="string">
            <text:p text:style-name="P129"/>
          </table:table-cell>
          <table:table-cell table:style-name="Table20.E3" office:value-type="string">
            <text:p text:style-name="P237">1－select window</text:p>
            <text:p text:style-name="P237">2 – PLU</text:p>
          </table:table-cell>
        </table:table-row>
        <table:table-row table:style-name="Table20.3">
          <table:table-cell table:style-name="Table20.A2" office:value-type="string">
            <text:p text:style-name="P295">Select Window ID</text:p>
          </table:table-cell>
          <table:table-cell table:style-name="Table20.A2" office:value-type="string">
            <text:p text:style-name="P294"/>
          </table:table-cell>
          <table:table-cell table:style-name="Table20.A2" office:value-type="string">
            <text:p text:style-name="P129"/>
          </table:table-cell>
          <table:table-cell table:style-name="Table20.A2" office:value-type="string">
            <text:p text:style-name="P238"/>
          </table:table-cell>
          <table:table-cell table:style-name="Table20.E4" office:value-type="string">
            <text:p text:style-name="P237">若类型为select window，该 值为select window id</text:p>
          </table:table-cell>
        </table:table-row>
        <table:table-row table:style-name="Table20.3">
          <table:table-cell table:style-name="Table20.A2" office:value-type="string">
            <text:p text:style-name="P296">PLU ID</text:p>
          </table:table-cell>
          <table:table-cell table:style-name="Table20.A2" office:value-type="string">
            <text:p text:style-name="P294"/>
          </table:table-cell>
          <table:table-cell table:style-name="Table20.A2" office:value-type="string">
            <text:p text:style-name="P129"/>
          </table:table-cell>
          <table:table-cell table:style-name="Table20.A2" office:value-type="string">
            <text:p text:style-name="P129"/>
          </table:table-cell>
          <table:table-cell table:style-name="Table20.E4" office:value-type="string">
            <text:p text:style-name="P239">若类型为PLU ,该值为PLU ID</text:p>
          </table:table-cell>
        </table:table-row>
      </table:table>
      <text:p text:style-name="P27"/>
      <text:p text:style-name="P27"><text:tab/></text:p>
      <text:list xml:id="list8193156538478728611" text:style-name="L35">
        <text:list-item>
          <text:p text:style-name="P347">修改</text:p>
        </text:list-item>
      </text:list>
      <text:p text:style-name="P27"><text:tab/>修改字段，与新增字段相同。</text:p>
      <text:p text:style-name="P27"/>
      <text:list xml:id="list4097057460628573837" text:style-name="L36">
        <text:list-item>
          <text:p text:style-name="P348">删除</text:p>
        </text:list-item>
      </text:list>
      <text:p text:style-name="P27"><text:tab/>单记录删除</text:p>
      <text:p text:style-name="P27"><text:tab/>批量删除</text:p>
      <text:p text:style-name="P27"/>
      <text:h text:style-name="Heading_20_3" text:outline-level="3"><text:bookmark-start text:name="__RefHeading___Toc5330_1377988623"/><text:span text:style-name="T35">2</text:span>.1.10 <text:s/>Recipe 管理<text:bookmark-end text:name="__RefHeading___Toc5330_1377988623"/></text:h>
      <text:p text:style-name="P1"><text:tab/>概述</text:p>
      <text:p text:style-name="P1"/>
      <text:p text:style-name="Heading"><text:span text:style-name="T35">2</text:span>.1.10.1 功能</text:p>
      <text:list xml:id="list7475777763367176699" text:style-name="L37">
        <text:list-item>
          <text:p text:style-name="P383">查询</text:p>
        </text:list-item>
      </text:list>
      <text:p text:style-name="P29"><text:tab/>过滤条件<text:span text:style-name="T1">：name, sub product category</text:span></text:p>
      <text:p text:style-name="P29"><text:tab/>要求: <text:tab/><text:span text:style-name="T1">name, sub product category</text:span>模糊匹配查询 </text:p>
      <text:p text:style-name="P29"><text:tab/>分页查询: 是</text:p>
      <text:p text:style-name="P29"><text:tab/>排序: 根据<text:span text:style-name="T25">nam, sub product category进行正反序动态排序</text:span></text:p>
      <text:p text:style-name="P29"><text:tab/>结果集展示:</text:p>
      <text:p text:style-name="P29"><text:soft-page-break/><text:tab/>字段描述</text:p>
      <text:p text:style-name="P29"><text:tab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74">Number</text:p>
          </table:table-cell>
          <table:table-cell table:style-name="Table22.A1" office:value-type="string">
            <text:p text:style-name="P274">Name</text:p>
          </table:table-cell>
          <table:table-cell table:style-name="Table22.C1" office:value-type="string">
            <text:p text:style-name="P285">Sub Product Category</text:p>
          </table:table-cell>
        </table:table-row>
      </table:table>
      <text:p text:style-name="P29"><text:tab/></text:p>
      <text:p text:style-name="P29"/>
      <text:list xml:id="list4616913296647229213" text:style-name="L38">
        <text:list-item>
          <text:p text:style-name="P349">新增</text:p>
        </text:list-item>
      </text:list>
      <text:p text:style-name="P29"><text:tab/>新增字段描述<text:span text:style-name="T2">：</text:span></text:p>
      <text:p text:style-name="P29"><text:tab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row>
          <table:table-cell table:style-name="Table23.A1" office:value-type="string">
            <text:p text:style-name="P130">字段名称</text:p>
          </table:table-cell>
          <table:table-cell table:style-name="Table23.A1" office:value-type="string">
            <text:p text:style-name="P130">业务名称</text:p>
          </table:table-cell>
          <table:table-cell table:style-name="Table23.A1" office:value-type="string">
            <text:p text:style-name="P130">类型</text:p>
          </table:table-cell>
          <table:table-cell table:style-name="Table23.A1" office:value-type="string">
            <text:p text:style-name="P130">源</text:p>
          </table:table-cell>
          <table:table-cell table:style-name="Table23.E1" office:value-type="string">
            <text:p text:style-name="P130">描述</text:p>
          </table:table-cell>
        </table:table-row>
        <table:table-row>
          <table:table-cell table:style-name="Table23.A2" office:value-type="string">
            <text:p text:style-name="P170">ID</text:p>
          </table:table-cell>
          <table:table-cell table:style-name="Table23.A2" office:value-type="string">
            <text:p text:style-name="P170">主键 </text:p>
          </table:table-cell>
          <table:table-cell table:style-name="Table23.A2" office:value-type="string">
            <text:p text:style-name="P130"/>
          </table:table-cell>
          <table:table-cell table:style-name="Table23.A2" office:value-type="string">
            <text:p text:style-name="P130"/>
          </table:table-cell>
          <table:table-cell table:style-name="Table23.E2" office:value-type="string">
            <text:p text:style-name="P130"/>
          </table:table-cell>
        </table:table-row>
        <table:table-row>
          <table:table-cell table:style-name="Table23.A2" office:value-type="string">
            <text:p text:style-name="P150">Number</text:p>
          </table:table-cell>
          <table:table-cell table:style-name="Table23.A2" office:value-type="string">
            <text:p text:style-name="P170">流水号</text:p>
          </table:table-cell>
          <table:table-cell table:style-name="Table23.A2" office:value-type="string">
            <text:p text:style-name="P150"/>
          </table:table-cell>
          <table:table-cell table:style-name="Table23.A2" office:value-type="string">
            <text:p text:style-name="P150"/>
          </table:table-cell>
          <table:table-cell table:style-name="Table23.E2" office:value-type="string">
            <text:p text:style-name="P130"/>
          </table:table-cell>
        </table:table-row>
        <table:table-row>
          <table:table-cell table:style-name="Table23.A2" office:value-type="string">
            <text:p text:style-name="P150">Name</text:p>
          </table:table-cell>
          <table:table-cell table:style-name="Table23.A2" office:value-type="string">
            <text:p text:style-name="P170">名称</text:p>
          </table:table-cell>
          <table:table-cell table:style-name="Table23.A2" office:value-type="string">
            <text:p text:style-name="P150"/>
          </table:table-cell>
          <table:table-cell table:style-name="Table23.A2" office:value-type="string">
            <text:p text:style-name="P150"/>
          </table:table-cell>
          <table:table-cell table:style-name="Table23.E2" office:value-type="string">
            <text:p text:style-name="P130"/>
          </table:table-cell>
        </table:table-row>
        <table:table-row>
          <table:table-cell table:style-name="Table23.A2" office:value-type="string">
            <text:p text:style-name="P74">Sub product category</text:p>
          </table:table-cell>
          <table:table-cell table:style-name="Table23.A2" office:value-type="string">
            <text:p text:style-name="P208"/>
          </table:table-cell>
          <table:table-cell table:style-name="Table23.A2" office:value-type="string">
            <text:p text:style-name="P150"/>
          </table:table-cell>
          <table:table-cell table:style-name="Table23.A2" office:value-type="string">
            <text:p text:style-name="P240">Sub product category 模块</text:p>
          </table:table-cell>
          <table:table-cell table:style-name="Table23.E2" office:value-type="string">
            <text:p text:style-name="P202"/>
          </table:table-cell>
        </table:table-row>
        <table:table-row>
          <table:table-cell table:style-name="Table23.A2" office:value-type="string">
            <text:p text:style-name="P75">Sellable Units</text:p>
          </table:table-cell>
          <table:table-cell table:style-name="Table23.A2" office:value-type="string">
            <text:p text:style-name="P186"/>
          </table:table-cell>
          <table:table-cell table:style-name="Table23.A2" office:value-type="string">
            <text:p text:style-name="P150"/>
          </table:table-cell>
          <table:table-cell table:style-name="Table23.A2" office:value-type="string">
            <text:p text:style-name="P150"/>
          </table:table-cell>
          <table:table-cell table:style-name="Table23.E2" office:value-type="string">
            <text:p text:style-name="P130">默认值<text:span text:style-name="T26">：1.0</text:span></text:p>
          </table:table-cell>
        </table:table-row>
        <table:table-row>
          <table:table-cell table:style-name="Table23.A2" office:value-type="string">
            <text:p text:style-name="P76">Cost price</text:p>
          </table:table-cell>
          <table:table-cell table:style-name="Table23.A2" office:value-type="string">
            <text:p text:style-name="P186"/>
          </table:table-cell>
          <table:table-cell table:style-name="Table23.A2" office:value-type="string">
            <text:p text:style-name="P211"/>
          </table:table-cell>
          <table:table-cell table:style-name="Table23.A2" office:value-type="string">
            <text:p text:style-name="P211"/>
          </table:table-cell>
          <table:table-cell table:style-name="Table23.E2" office:value-type="string">
            <text:p text:style-name="P202"/>
          </table:table-cell>
        </table:table-row>
        <table:table-row>
          <table:table-cell table:style-name="Table23.A2" office:value-type="string">
            <text:p text:style-name="P76">Cost price per unit</text:p>
          </table:table-cell>
          <table:table-cell table:style-name="Table23.A2" office:value-type="string">
            <text:p text:style-name="P186"/>
          </table:table-cell>
          <table:table-cell table:style-name="Table23.A2" office:value-type="string">
            <text:p text:style-name="P193"/>
          </table:table-cell>
          <table:table-cell table:style-name="Table23.A2" office:value-type="string">
            <text:p text:style-name="P193"/>
          </table:table-cell>
          <table:table-cell table:style-name="Table23.E2" office:value-type="string">
            <text:p text:style-name="P150"/>
          </table:table-cell>
        </table:table-row>
      </table:table>
      <text:p text:style-name="P29"><text:tab/></text:p>
      <text:p text:style-name="P29"><text:tab/><text:span text:style-name="T27">ingredients表：</text:span></text:p>
      <text:p text:style-name="P29"><text:tab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 table:number-columns-repeated="2"/>
        <table:table-row>
          <table:table-cell table:style-name="Table25.A1" office:value-type="string">
            <text:p text:style-name="P130">字段名称</text:p>
          </table:table-cell>
          <table:table-cell table:style-name="Table25.A1" office:value-type="string">
            <text:p text:style-name="P130">业务名称</text:p>
          </table:table-cell>
          <table:table-cell table:style-name="Table25.A1" office:value-type="string">
            <text:p text:style-name="P130">类型</text:p>
          </table:table-cell>
          <table:table-cell table:style-name="Table25.A1" office:value-type="string">
            <text:p text:style-name="P130">源</text:p>
          </table:table-cell>
          <table:table-cell table:style-name="Table25.E1" office:value-type="string">
            <text:p text:style-name="P130">描述</text:p>
          </table:table-cell>
        </table:table-row>
        <table:table-row table:style-name="Table25.2">
          <table:table-cell table:style-name="Table25.A2" office:value-type="string">
            <text:p text:style-name="P299">ID</text:p>
          </table:table-cell>
          <table:table-cell table:style-name="Table25.A2" office:value-type="string">
            <text:p text:style-name="P299">主键 </text:p>
          </table:table-cell>
          <table:table-cell table:style-name="Table25.A2" office:value-type="string">
            <text:p text:style-name="P130"/>
          </table:table-cell>
          <table:table-cell table:style-name="Table25.A2" office:value-type="string">
            <text:p text:style-name="P130"/>
          </table:table-cell>
          <table:table-cell table:style-name="Table25.E2" office:value-type="string">
            <text:p text:style-name="P130"/>
          </table:table-cell>
        </table:table-row>
        <table:table-row table:style-name="Table25.2">
          <table:table-cell table:style-name="Table25.A2" office:value-type="string">
            <text:p text:style-name="P299">Name</text:p>
          </table:table-cell>
          <table:table-cell table:style-name="Table25.A2" office:value-type="string">
            <text:p text:style-name="P299"/>
          </table:table-cell>
          <table:table-cell table:style-name="Table25.A2" office:value-type="string">
            <text:p text:style-name="P130"/>
          </table:table-cell>
          <table:table-cell table:style-name="Table25.A2" office:value-type="string">
            <text:p text:style-name="P130"/>
          </table:table-cell>
          <table:table-cell table:style-name="Table25.E2" office:value-type="string">
            <text:p text:style-name="P130"/>
          </table:table-cell>
        </table:table-row>
        <table:table-row table:style-name="Table25.2">
          <table:table-cell table:style-name="Table25.A2" office:value-type="string">
            <text:p text:style-name="P299">Type</text:p>
          </table:table-cell>
          <table:table-cell table:style-name="Table25.A2" office:value-type="string">
            <text:p text:style-name="P299"/>
          </table:table-cell>
          <table:table-cell table:style-name="Table25.A2" office:value-type="string">
            <text:p text:style-name="P130"/>
          </table:table-cell>
          <table:table-cell table:style-name="Table25.A2" office:value-type="string">
            <text:p text:style-name="P130"/>
          </table:table-cell>
          <table:table-cell table:style-name="Table25.E2" office:value-type="string">
            <text:p text:style-name="P130"/>
          </table:table-cell>
        </table:table-row>
        <table:table-row table:style-name="Table25.2">
          <table:table-cell table:style-name="Table25.A2" office:value-type="string">
            <text:p text:style-name="P309">Quantity</text:p>
          </table:table-cell>
          <table:table-cell table:style-name="Table25.A2" office:value-type="string">
            <text:p text:style-name="P299"/>
          </table:table-cell>
          <table:table-cell table:style-name="Table25.A2" office:value-type="string">
            <text:p text:style-name="P130"/>
          </table:table-cell>
          <table:table-cell table:style-name="Table25.A2" office:value-type="string">
            <text:p text:style-name="P130"/>
          </table:table-cell>
          <table:table-cell table:style-name="Table25.E2" office:value-type="string">
            <text:p text:style-name="P130"/>
          </table:table-cell>
        </table:table-row>
        <table:table-row table:style-name="Table25.2">
          <table:table-cell table:style-name="Table25.A2" office:value-type="string">
            <text:p text:style-name="P299">Cost/<text:span text:style-name="T28">Unit</text:span></text:p>
          </table:table-cell>
          <table:table-cell table:style-name="Table25.A2" office:value-type="string">
            <text:p text:style-name="P299"/>
          </table:table-cell>
          <table:table-cell table:style-name="Table25.A2" office:value-type="string">
            <text:p text:style-name="P130"/>
          </table:table-cell>
          <table:table-cell table:style-name="Table25.A2" office:value-type="string">
            <text:p text:style-name="P130"/>
          </table:table-cell>
          <table:table-cell table:style-name="Table25.E2" office:value-type="string">
            <text:p text:style-name="P130"/>
          </table:table-cell>
        </table:table-row>
        <table:table-row table:style-name="Table25.2">
          <table:table-cell table:style-name="Table25.A2" office:value-type="string">
            <text:p text:style-name="P299">Cost</text:p>
          </table:table-cell>
          <table:table-cell table:style-name="Table25.A2" office:value-type="string">
            <text:p text:style-name="P299"/>
          </table:table-cell>
          <table:table-cell table:style-name="Table25.A2" office:value-type="string">
            <text:p text:style-name="P130"/>
          </table:table-cell>
          <table:table-cell table:style-name="Table25.A2" office:value-type="string">
            <text:p text:style-name="P130"/>
          </table:table-cell>
          <table:table-cell table:style-name="Table25.E2" office:value-type="string">
            <text:p text:style-name="P130"/>
          </table:table-cell>
        </table:table-row>
      </table:table>
      <text:p text:style-name="P29"/>
      <text:p text:style-name="P29"/>
      <text:p text:style-name="P98"><text:tab/><text:span text:style-name="T29">与ingredients关联表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 table:number-columns-repeated="2"/>
        <table:table-row>
          <table:table-cell table:style-name="Table24.A1" office:value-type="string">
            <text:p text:style-name="P130">字段名称</text:p>
          </table:table-cell>
          <table:table-cell table:style-name="Table24.A1" office:value-type="string">
            <text:p text:style-name="P130">业务名称</text:p>
          </table:table-cell>
          <table:table-cell table:style-name="Table24.A1" office:value-type="string">
            <text:p text:style-name="P130">类型</text:p>
          </table:table-cell>
          <table:table-cell table:style-name="Table24.A1" office:value-type="string">
            <text:p text:style-name="P130">源</text:p>
          </table:table-cell>
          <table:table-cell table:style-name="Table24.E1" office:value-type="string">
            <text:p text:style-name="P130">描述</text:p>
          </table:table-cell>
        </table:table-row>
        <table:table-row>
          <table:table-cell table:style-name="Table24.A2" office:value-type="string">
            <text:p text:style-name="P300">ID</text:p>
          </table:table-cell>
          <table:table-cell table:style-name="Table24.A2" office:value-type="string">
            <text:p text:style-name="P300">主键 </text:p>
          </table:table-cell>
          <table:table-cell table:style-name="Table24.A2" office:value-type="string">
            <text:p text:style-name="P130"/>
          </table:table-cell>
          <table:table-cell table:style-name="Table24.A2" office:value-type="string">
            <text:p text:style-name="P130"/>
          </table:table-cell>
          <table:table-cell table:style-name="Table24.E2" office:value-type="string">
            <text:p text:style-name="P130"/>
          </table:table-cell>
        </table:table-row>
        <table:table-row>
          <table:table-cell table:style-name="Table24.A2" office:value-type="string">
            <text:p text:style-name="P300">Recipe ID</text:p>
          </table:table-cell>
          <table:table-cell table:style-name="Table24.A2" office:value-type="string">
            <text:p text:style-name="P300"/>
          </table:table-cell>
          <table:table-cell table:style-name="Table24.A2" office:value-type="string">
            <text:p text:style-name="P130"/>
          </table:table-cell>
          <table:table-cell table:style-name="Table24.A2" office:value-type="string">
            <text:p text:style-name="P130"/>
          </table:table-cell>
          <table:table-cell table:style-name="Table24.E2" office:value-type="string">
            <text:p text:style-name="P130"/>
          </table:table-cell>
        </table:table-row>
        <table:table-row>
          <table:table-cell table:style-name="Table24.A2" office:value-type="string">
            <text:p text:style-name="P300">Ingredient ID</text:p>
          </table:table-cell>
          <table:table-cell table:style-name="Table24.A2" office:value-type="string">
            <text:p text:style-name="P300"/>
          </table:table-cell>
          <table:table-cell table:style-name="Table24.A2" office:value-type="string">
            <text:p text:style-name="P130"/>
          </table:table-cell>
          <table:table-cell table:style-name="Table24.A2" office:value-type="string">
            <text:p text:style-name="P130"/>
          </table:table-cell>
          <table:table-cell table:style-name="Table24.E2" office:value-type="string">
            <text:p text:style-name="P130"/>
          </table:table-cell>
        </table:table-row>
      </table:table>
      <text:p text:style-name="P29"/>
      <text:p text:style-name="P29"><text:tab/></text:p>
      <text:list xml:id="list5044253234845790366" text:style-name="L39">
        <text:list-item>
          <text:p text:style-name="P350">修改</text:p>
        </text:list-item>
      </text:list>
      <text:p text:style-name="P29"><text:tab/>修改字段，与新增字段相同。</text:p>
      <text:p text:style-name="P29"/>
      <text:list xml:id="list25856634984336117" text:style-name="L40">
        <text:list-item>
          <text:p text:style-name="P351">删除</text:p>
        </text:list-item>
      </text:list>
      <text:p text:style-name="P29"><text:tab/>单记录删除</text:p>
      <text:p text:style-name="P29"><text:tab/>批量删除</text:p>
      <text:p text:style-name="P97"><text:soft-page-break/><text:tab/></text:p>
      <text:h text:style-name="Heading_20_2" text:outline-level="2"><text:bookmark-start text:name="__RefHeading___Toc5332_1377988623"/><text:span text:style-name="T35">2</text:span>.2 Operator Maintenance<text:bookmark-end text:name="__RefHeading___Toc5332_1377988623"/></text:h>
      <text:p text:style-name="P1"><text:tab/>概述</text:p>
      <text:p text:style-name="P1"/>
      <text:h text:style-name="Heading_20_3" text:outline-level="3"><text:bookmark-start text:name="__RefHeading___Toc5334_1377988623"/><text:span text:style-name="T36">2</text:span>.2.1 员工管理<text:bookmark-end text:name="__RefHeading___Toc5334_1377988623"/></text:h>
      <text:p text:style-name="P1"><text:tab/>概述</text:p>
      <text:p text:style-name="P1"/>
      <text:p text:style-name="Heading"><text:span text:style-name="T36">2.</text:span>2.1.1 功能</text:p>
      <text:list xml:id="list1527325006742077054" text:style-name="L41">
        <text:list-item>
          <text:p text:style-name="P384">查询</text:p>
        </text:list-item>
      </text:list>
      <text:p text:style-name="P30"><text:tab/>过滤条件<text:span text:style-name="T1">：name, operator group</text:span></text:p>
      <text:p text:style-name="P30"><text:tab/>要求: <text:tab/><text:span text:style-name="T1">name, operator group</text:span>模糊匹配查询 </text:p>
      <text:p text:style-name="P30"><text:tab/>分页查询<text:span text:style-name="T13">：是</text:span></text:p>
      <text:p text:style-name="P30"><text:tab/>排序: 根据<text:span text:style-name="T7">number, name 进行正反序动态排序</text:span></text:p>
      <text:p text:style-name="P30"><text:tab/>结果集展示:</text:p>
      <text:p text:style-name="P30"><text:tab/>字段描述</text:p>
      <text:p text:style-name="P30"><text:tab/><text:tab/></text:p>
      <table:table table:name="Table26" table:style-name="Table26">
        <table:table-column table:style-name="Table26.A"/>
        <table:table-column table:style-name="Table26.B" table:number-columns-repeated="2"/>
        <table:table-row table:style-name="Table26.1">
          <table:table-cell table:style-name="Table26.A1" office:value-type="string">
            <text:p text:style-name="P275">Number</text:p>
          </table:table-cell>
          <table:table-cell table:style-name="Table26.A1" office:value-type="string">
            <text:p text:style-name="P275">Name</text:p>
          </table:table-cell>
          <table:table-cell table:style-name="Table26.C1" office:value-type="string">
            <text:p text:style-name="P286">Operator group</text:p>
          </table:table-cell>
        </table:table-row>
      </table:table>
      <text:p text:style-name="P30"><text:tab/></text:p>
      <text:p text:style-name="P30"/>
      <text:list xml:id="list3012280087667497473" text:style-name="L42">
        <text:list-item>
          <text:p text:style-name="P352">新增</text:p>
        </text:list-item>
      </text:list>
      <text:p text:style-name="P30"><text:tab/>新增字段描述<text:span text:style-name="T2">：</text:span></text:p>
      <text:p text:style-name="P30"><text:tab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row>
          <table:table-cell table:style-name="Table27.A1" office:value-type="string">
            <text:p text:style-name="P131">字段名称</text:p>
          </table:table-cell>
          <table:table-cell table:style-name="Table27.A1" office:value-type="string">
            <text:p text:style-name="P131">业务名称</text:p>
          </table:table-cell>
          <table:table-cell table:style-name="Table27.A1" office:value-type="string">
            <text:p text:style-name="P131">类型</text:p>
          </table:table-cell>
          <table:table-cell table:style-name="Table27.A1" office:value-type="string">
            <text:p text:style-name="P131">源</text:p>
          </table:table-cell>
          <table:table-cell table:style-name="Table27.E1" office:value-type="string">
            <text:p text:style-name="P131">描述</text:p>
          </table:table-cell>
        </table:table-row>
        <table:table-row>
          <table:table-cell table:style-name="Table27.A2" office:value-type="string">
            <text:p text:style-name="P171">ID</text:p>
          </table:table-cell>
          <table:table-cell table:style-name="Table27.A2" office:value-type="string">
            <text:p text:style-name="P171">主键 </text:p>
          </table:table-cell>
          <table:table-cell table:style-name="Table27.A2" office:value-type="string">
            <text:p text:style-name="P131"/>
          </table:table-cell>
          <table:table-cell table:style-name="Table27.A2" office:value-type="string">
            <text:p text:style-name="P131"/>
          </table:table-cell>
          <table:table-cell table:style-name="Table27.E2" office:value-type="string">
            <text:p text:style-name="P131"/>
          </table:table-cell>
        </table:table-row>
        <table:table-row>
          <table:table-cell table:style-name="Table27.A2" office:value-type="string">
            <text:p text:style-name="P151">Number</text:p>
          </table:table-cell>
          <table:table-cell table:style-name="Table27.A2" office:value-type="string">
            <text:p text:style-name="P171">流水号</text:p>
          </table:table-cell>
          <table:table-cell table:style-name="Table27.A2" office:value-type="string">
            <text:p text:style-name="P151"/>
          </table:table-cell>
          <table:table-cell table:style-name="Table27.A2" office:value-type="string">
            <text:p text:style-name="P151"/>
          </table:table-cell>
          <table:table-cell table:style-name="Table27.E2" office:value-type="string">
            <text:p text:style-name="P131"/>
          </table:table-cell>
        </table:table-row>
        <table:table-row>
          <table:table-cell table:style-name="Table27.A2" office:value-type="string">
            <text:p text:style-name="P151">Name</text:p>
          </table:table-cell>
          <table:table-cell table:style-name="Table27.A2" office:value-type="string">
            <text:p text:style-name="P171">名称</text:p>
          </table:table-cell>
          <table:table-cell table:style-name="Table27.A2" office:value-type="string">
            <text:p text:style-name="P151"/>
          </table:table-cell>
          <table:table-cell table:style-name="Table27.A2" office:value-type="string">
            <text:p text:style-name="P151"/>
          </table:table-cell>
          <table:table-cell table:style-name="Table27.E2" office:value-type="string">
            <text:p text:style-name="P131"/>
          </table:table-cell>
        </table:table-row>
        <table:table-row>
          <table:table-cell table:style-name="Table27.A2" office:value-type="string">
            <text:p text:style-name="P77">Operator group</text:p>
          </table:table-cell>
          <table:table-cell table:style-name="Table27.A2" office:value-type="string">
            <text:p text:style-name="P241">所属用户组</text:p>
          </table:table-cell>
          <table:table-cell table:style-name="Table27.A2" office:value-type="string">
            <text:p text:style-name="P151"/>
          </table:table-cell>
          <table:table-cell table:style-name="Table27.A2" office:value-type="string">
            <text:p text:style-name="P151"/>
          </table:table-cell>
          <table:table-cell table:style-name="Table27.E2" office:value-type="string">
            <text:p text:style-name="P203"/>
          </table:table-cell>
        </table:table-row>
        <table:table-row>
          <table:table-cell table:style-name="Table27.A2" office:value-type="string">
            <text:p text:style-name="P77">Employee name</text:p>
          </table:table-cell>
          <table:table-cell table:style-name="Table27.A2" office:value-type="string">
            <text:p text:style-name="P187"/>
          </table:table-cell>
          <table:table-cell table:style-name="Table27.A2" office:value-type="string">
            <text:p text:style-name="P151"/>
          </table:table-cell>
          <table:table-cell table:style-name="Table27.A2" office:value-type="string">
            <text:p text:style-name="P243">未知来源</text:p>
          </table:table-cell>
          <table:table-cell table:style-name="Table27.E2" office:value-type="string">
            <text:p text:style-name="P131"/>
          </table:table-cell>
        </table:table-row>
        <table:table-row>
          <table:table-cell table:style-name="Table27.A2" office:value-type="string">
            <text:p text:style-name="P79">Search number</text:p>
          </table:table-cell>
          <table:table-cell table:style-name="Table27.A2" office:value-type="string">
            <text:p text:style-name="P187"/>
          </table:table-cell>
          <table:table-cell table:style-name="Table27.A2" office:value-type="string">
            <text:p text:style-name="P198"/>
          </table:table-cell>
          <table:table-cell table:style-name="Table27.A2" office:value-type="string">
            <text:p text:style-name="P198"/>
          </table:table-cell>
          <table:table-cell table:style-name="Table27.E2" office:value-type="string">
            <text:p text:style-name="P203"/>
          </table:table-cell>
        </table:table-row>
        <table:table-row>
          <table:table-cell table:style-name="Table27.A2" office:value-type="string">
            <text:p text:style-name="P80">Touch code</text:p>
          </table:table-cell>
          <table:table-cell table:style-name="Table27.A2" office:value-type="string">
            <text:p text:style-name="P187"/>
          </table:table-cell>
          <table:table-cell table:style-name="Table27.A2" office:value-type="string">
            <text:p text:style-name="P194"/>
          </table:table-cell>
          <table:table-cell table:style-name="Table27.A2" office:value-type="string">
            <text:p text:style-name="P194"/>
          </table:table-cell>
          <table:table-cell table:style-name="Table27.E2" office:value-type="string">
            <text:p text:style-name="P151"/>
          </table:table-cell>
        </table:table-row>
        <table:table-row>
          <table:table-cell table:style-name="Table27.A2" office:value-type="string">
            <text:p text:style-name="P80">Secret code</text:p>
          </table:table-cell>
          <table:table-cell table:style-name="Table27.A2" office:value-type="string">
            <text:p text:style-name="P187"/>
          </table:table-cell>
          <table:table-cell table:style-name="Table27.A2" office:value-type="string">
            <text:p text:style-name="P194"/>
          </table:table-cell>
          <table:table-cell table:style-name="Table27.A2" office:value-type="string">
            <text:p text:style-name="P194"/>
          </table:table-cell>
          <table:table-cell table:style-name="Table27.E2" office:value-type="string">
            <text:p text:style-name="P151"/>
          </table:table-cell>
        </table:table-row>
        <table:table-row>
          <table:table-cell table:style-name="Table27.A2" office:value-type="string">
            <text:p text:style-name="P80">Use Dallas Key Only to Operate ECR</text:p>
          </table:table-cell>
          <table:table-cell table:style-name="Table27.A2" office:value-type="string">
            <text:p text:style-name="P187"/>
          </table:table-cell>
          <table:table-cell table:style-name="Table27.A2" office:value-type="string">
            <text:p text:style-name="P194"/>
          </table:table-cell>
          <table:table-cell table:style-name="Table27.A2" office:value-type="string">
            <text:p text:style-name="P194"/>
          </table:table-cell>
          <table:table-cell table:style-name="Table27.E2" office:value-type="string">
            <text:p text:style-name="P244">0-No</text:p>
            <text:p text:style-name="P244">1-Yes</text:p>
          </table:table-cell>
        </table:table-row>
      </table:table>
      <text:p text:style-name="P30"/>
      <text:p text:style-name="P30"><text:tab/></text:p>
      <text:list xml:id="list1948471759863733511" text:style-name="L43">
        <text:list-item>
          <text:p text:style-name="P353">修改</text:p>
        </text:list-item>
      </text:list>
      <text:p text:style-name="P30"><text:tab/>修改字段，与新增字段相同。</text:p>
      <text:p text:style-name="P30"/>
      <text:list xml:id="list7364612783433175514" text:style-name="L44">
        <text:list-item>
          <text:p text:style-name="P354">删除</text:p>
        </text:list-item>
      </text:list>
      <text:p text:style-name="P30"><text:tab/>单记录删除</text:p>
      <text:p text:style-name="P30"><text:tab/>批量删除</text:p>
      <text:p text:style-name="P100"/>
      <text:h text:style-name="Heading_20_3" text:outline-level="3"><text:bookmark-start text:name="__RefHeading___Toc5336_1377988623"/><text:soft-page-break/><text:span text:style-name="T36">2</text:span>.2.<text:span text:style-name="T36">2</text:span> 用户组管理<text:bookmark-end text:name="__RefHeading___Toc5336_1377988623"/></text:h>
      <text:p text:style-name="P1"><text:tab/>概述</text:p>
      <text:p text:style-name="P101"/>
      <text:p text:style-name="Heading"><text:span text:style-name="T36">2</text:span>.2.<text:span text:style-name="T36">2</text:span>.1 功能</text:p>
      <text:list xml:id="list3585827487796276892" text:style-name="L45">
        <text:list-item>
          <text:p text:style-name="P385">查询</text:p>
        </text:list-item>
      </text:list>
      <text:p text:style-name="P31"><text:tab/>过滤条件<text:span text:style-name="T1">：name</text:span></text:p>
      <text:p text:style-name="P31"><text:tab/>要求: <text:tab/><text:span text:style-name="T1">name</text:span>模糊匹配查询 </text:p>
      <text:p text:style-name="P31"><text:tab/>分页查询<text:span text:style-name="T13">：是</text:span></text:p>
      <text:p text:style-name="P31"><text:tab/>排序: 根据<text:span text:style-name="T7">number, name 进行正反序动态排序</text:span></text:p>
      <text:p text:style-name="P31"><text:tab/>结果集展示:</text:p>
      <text:p text:style-name="P31"><text:tab/>字段描述</text:p>
      <text:p text:style-name="P31"><text:tab/><text:tab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76">Number</text:p>
          </table:table-cell>
          <table:table-cell table:style-name="Table28.B1" office:value-type="string">
            <text:p text:style-name="P276">Name</text:p>
          </table:table-cell>
        </table:table-row>
      </table:table>
      <text:p text:style-name="P31"><text:tab/></text:p>
      <text:p text:style-name="P31"/>
      <text:list xml:id="list5349239082597689644" text:style-name="L46">
        <text:list-item>
          <text:p text:style-name="P355">新增</text:p>
        </text:list-item>
      </text:list>
      <text:p text:style-name="P31"><text:tab/>新增字段描述<text:span text:style-name="T2">：</text:span></text:p>
      <text:p text:style-name="P31"><text:tab/></text:p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column table:style-name="Table29.E"/>
        <table:table-row>
          <table:table-cell table:style-name="Table29.A1" office:value-type="string">
            <text:p text:style-name="P132">字段名称</text:p>
          </table:table-cell>
          <table:table-cell table:style-name="Table29.A1" office:value-type="string">
            <text:p text:style-name="P132">业务名称</text:p>
          </table:table-cell>
          <table:table-cell table:style-name="Table29.A1" office:value-type="string">
            <text:p text:style-name="P132">类型</text:p>
          </table:table-cell>
          <table:table-cell table:style-name="Table29.A1" office:value-type="string">
            <text:p text:style-name="P132">源</text:p>
          </table:table-cell>
          <table:table-cell table:style-name="Table29.E1" office:value-type="string">
            <text:p text:style-name="P132">描述</text:p>
          </table:table-cell>
        </table:table-row>
        <table:table-row>
          <table:table-cell table:style-name="Table29.A2" office:value-type="string">
            <text:p text:style-name="P172">ID</text:p>
          </table:table-cell>
          <table:table-cell table:style-name="Table29.A2" office:value-type="string">
            <text:p text:style-name="P172">主键 </text:p>
          </table:table-cell>
          <table:table-cell table:style-name="Table29.A2" office:value-type="string">
            <text:p text:style-name="P132"/>
          </table:table-cell>
          <table:table-cell table:style-name="Table29.A2" office:value-type="string">
            <text:p text:style-name="P132"/>
          </table:table-cell>
          <table:table-cell table:style-name="Table29.E2" office:value-type="string">
            <text:p text:style-name="P132"/>
          </table:table-cell>
        </table:table-row>
        <table:table-row>
          <table:table-cell table:style-name="Table29.A2" office:value-type="string">
            <text:p text:style-name="P152">Number</text:p>
          </table:table-cell>
          <table:table-cell table:style-name="Table29.A2" office:value-type="string">
            <text:p text:style-name="P172">流水号</text:p>
          </table:table-cell>
          <table:table-cell table:style-name="Table29.A2" office:value-type="string">
            <text:p text:style-name="P152"/>
          </table:table-cell>
          <table:table-cell table:style-name="Table29.A2" office:value-type="string">
            <text:p text:style-name="P152"/>
          </table:table-cell>
          <table:table-cell table:style-name="Table29.E2" office:value-type="string">
            <text:p text:style-name="P132"/>
          </table:table-cell>
        </table:table-row>
        <table:table-row>
          <table:table-cell table:style-name="Table29.A2" office:value-type="string">
            <text:p text:style-name="P152">Name</text:p>
          </table:table-cell>
          <table:table-cell table:style-name="Table29.A2" office:value-type="string">
            <text:p text:style-name="P172">名称</text:p>
          </table:table-cell>
          <table:table-cell table:style-name="Table29.A2" office:value-type="string">
            <text:p text:style-name="P152"/>
          </table:table-cell>
          <table:table-cell table:style-name="Table29.A2" office:value-type="string">
            <text:p text:style-name="P152"/>
          </table:table-cell>
          <table:table-cell table:style-name="Table29.E2" office:value-type="string">
            <text:p text:style-name="P132"/>
          </table:table-cell>
        </table:table-row>
        <table:table-row>
          <table:table-cell table:style-name="Table29.A2" office:value-type="string">
            <text:p text:style-name="P78">Needs Sign In</text:p>
          </table:table-cell>
          <table:table-cell table:style-name="Table29.A2" office:value-type="string">
            <text:p text:style-name="P242">登录与否</text:p>
          </table:table-cell>
          <table:table-cell table:style-name="Table29.A2" office:value-type="string">
            <text:p text:style-name="P245">boolean</text:p>
          </table:table-cell>
          <table:table-cell table:style-name="Table29.A2" office:value-type="string">
            <text:p text:style-name="P152"/>
          </table:table-cell>
          <table:table-cell table:style-name="Table29.E2" office:value-type="string">
            <text:p text:style-name="P204">是否有登录权限</text:p>
          </table:table-cell>
        </table:table-row>
      </table:table>
      <text:p text:style-name="P31"/>
      <text:p text:style-name="P31"><text:tab/></text:p>
      <text:list xml:id="list1529279527812489525" text:style-name="L47">
        <text:list-item>
          <text:p text:style-name="P356">修改</text:p>
        </text:list-item>
      </text:list>
      <text:p text:style-name="P31"><text:tab/>修改字段，与新增字段相同。</text:p>
      <text:p text:style-name="P31"/>
      <text:list xml:id="list4280481754460726119" text:style-name="L48">
        <text:list-item>
          <text:p text:style-name="P357">删除</text:p>
        </text:list-item>
      </text:list>
      <text:p text:style-name="P31"><text:tab/>单记录删除</text:p>
      <text:p text:style-name="P31"><text:tab/>批量删除</text:p>
      <text:p text:style-name="P1"/>
      <text:h text:style-name="Heading_20_2" text:outline-level="2"><text:bookmark-start text:name="__RefHeading___Toc5338_1377988623"/><text:span text:style-name="T36">2</text:span>.3 Stock Maintenance<text:bookmark-end text:name="__RefHeading___Toc5338_1377988623"/></text:h>
      <text:p text:style-name="P1"><text:tab/>概述</text:p>
      <text:p text:style-name="P1"/>
      <text:h text:style-name="Heading_20_3" text:outline-level="3"><text:bookmark-start text:name="__RefHeading___Toc5340_1377988623"/><text:span text:style-name="T36">2.</text:span>3.1 Premises Stock Locations 管理<text:bookmark-end text:name="__RefHeading___Toc5340_1377988623"/></text:h>
      <text:p text:style-name="P1"><text:tab/>概述</text:p>
      <text:p text:style-name="P1"/>
      <text:p text:style-name="Heading"><text:span text:style-name="T36">2.</text:span>3.1.1 功能</text:p>
      <text:list xml:id="list1930256853640430002" text:style-name="L49">
        <text:list-item>
          <text:p text:style-name="P358">查询</text:p>
        </text:list-item>
      </text:list>
      <text:p text:style-name="P32"><text:tab/>过滤条件<text:span text:style-name="T1">：name</text:span></text:p>
      <text:p text:style-name="P32"><text:tab/>要求: <text:tab/><text:span text:style-name="T1">name</text:span>模糊匹配查询 </text:p>
      <text:p text:style-name="P32"><text:soft-page-break/><text:tab/>分页查询<text:span text:style-name="T13">：是</text:span></text:p>
      <text:p text:style-name="P32"><text:tab/>排序: 根据<text:span text:style-name="T7">number, name 进行正反序动态排序</text:span></text:p>
      <text:p text:style-name="P32"><text:tab/>结果集展示:</text:p>
      <text:p text:style-name="P32"><text:tab/>字段描述</text:p>
      <text:p text:style-name="P32"><text:tab/><text:tab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77">Number</text:p>
          </table:table-cell>
          <table:table-cell table:style-name="Table30.B1" office:value-type="string">
            <text:p text:style-name="P277">Name</text:p>
          </table:table-cell>
        </table:table-row>
      </table:table>
      <text:p text:style-name="P32"><text:tab/></text:p>
      <text:p text:style-name="P32"/>
      <text:list xml:id="list970289084665724581" text:style-name="L50">
        <text:list-item>
          <text:p text:style-name="P359">新增</text:p>
        </text:list-item>
      </text:list>
      <text:p text:style-name="P32"><text:tab/>新增字段描述<text:span text:style-name="T2">：</text:span></text:p>
      <text:p text:style-name="P32"><text:tab/></text:p>
      <table:table table:name="Table31" table:style-name="Table31">
        <table:table-column table:style-name="Table31.A"/>
        <table:table-column table:style-name="Table31.B"/>
        <table:table-column table:style-name="Table31.C" table:number-columns-repeated="2"/>
        <table:table-column table:style-name="Table31.E"/>
        <table:table-row>
          <table:table-cell table:style-name="Table31.A1" office:value-type="string">
            <text:p text:style-name="P133">字段名称</text:p>
          </table:table-cell>
          <table:table-cell table:style-name="Table31.A1" office:value-type="string">
            <text:p text:style-name="P133">业务名称</text:p>
          </table:table-cell>
          <table:table-cell table:style-name="Table31.A1" office:value-type="string">
            <text:p text:style-name="P133">类型</text:p>
          </table:table-cell>
          <table:table-cell table:style-name="Table31.A1" office:value-type="string">
            <text:p text:style-name="P133">源</text:p>
          </table:table-cell>
          <table:table-cell table:style-name="Table31.E1" office:value-type="string">
            <text:p text:style-name="P133">描述</text:p>
          </table:table-cell>
        </table:table-row>
        <table:table-row>
          <table:table-cell table:style-name="Table31.A2" office:value-type="string">
            <text:p text:style-name="P173">ID</text:p>
          </table:table-cell>
          <table:table-cell table:style-name="Table31.A2" office:value-type="string">
            <text:p text:style-name="P173">主键 </text:p>
          </table:table-cell>
          <table:table-cell table:style-name="Table31.A2" office:value-type="string">
            <text:p text:style-name="P133"/>
          </table:table-cell>
          <table:table-cell table:style-name="Table31.A2" office:value-type="string">
            <text:p text:style-name="P133"/>
          </table:table-cell>
          <table:table-cell table:style-name="Table31.E2" office:value-type="string">
            <text:p text:style-name="P133"/>
          </table:table-cell>
        </table:table-row>
        <table:table-row>
          <table:table-cell table:style-name="Table31.A2" office:value-type="string">
            <text:p text:style-name="P153">Number</text:p>
          </table:table-cell>
          <table:table-cell table:style-name="Table31.A2" office:value-type="string">
            <text:p text:style-name="P173">流水号</text:p>
          </table:table-cell>
          <table:table-cell table:style-name="Table31.A2" office:value-type="string">
            <text:p text:style-name="P153"/>
          </table:table-cell>
          <table:table-cell table:style-name="Table31.A2" office:value-type="string">
            <text:p text:style-name="P153"/>
          </table:table-cell>
          <table:table-cell table:style-name="Table31.E2" office:value-type="string">
            <text:p text:style-name="P133"/>
          </table:table-cell>
        </table:table-row>
        <table:table-row>
          <table:table-cell table:style-name="Table31.A2" office:value-type="string">
            <text:p text:style-name="P153">Name</text:p>
          </table:table-cell>
          <table:table-cell table:style-name="Table31.A2" office:value-type="string">
            <text:p text:style-name="P173">名称</text:p>
          </table:table-cell>
          <table:table-cell table:style-name="Table31.A2" office:value-type="string">
            <text:p text:style-name="P153"/>
          </table:table-cell>
          <table:table-cell table:style-name="Table31.A2" office:value-type="string">
            <text:p text:style-name="P153"/>
          </table:table-cell>
          <table:table-cell table:style-name="Table31.E2" office:value-type="string">
            <text:p text:style-name="P301">Location name</text:p>
          </table:table-cell>
        </table:table-row>
      </table:table>
      <text:p text:style-name="P32"/>
      <text:p text:style-name="P32"><text:tab/></text:p>
      <text:list xml:id="list7901721610152296038" text:style-name="L51">
        <text:list-item>
          <text:p text:style-name="P360">修改</text:p>
        </text:list-item>
      </text:list>
      <text:p text:style-name="P32"><text:tab/>修改字段，与新增字段相同。</text:p>
      <text:p text:style-name="P32"/>
      <text:list xml:id="list6107193078495408534" text:style-name="L52">
        <text:list-item>
          <text:p text:style-name="P361">删除</text:p>
        </text:list-item>
      </text:list>
      <text:p text:style-name="P32"><text:tab/>单记录删除</text:p>
      <text:p text:style-name="P32"><text:tab/>批量删除</text:p>
      <text:p text:style-name="P102"/>
      <text:h text:style-name="Heading_20_3" text:outline-level="3"><text:bookmark-start text:name="__RefHeading___Toc5342_1377988623"/><text:span text:style-name="T36">2.</text:span>3.2 Stock Buddy Locations 管理<text:bookmark-end text:name="__RefHeading___Toc5342_1377988623"/></text:h>
      <text:p text:style-name="P1"><text:tab/>概述</text:p>
      <text:p text:style-name="P1"/>
      <text:p text:style-name="Heading"><text:span text:style-name="T36">2.</text:span>3.2.1 功能</text:p>
      <text:list xml:id="list6462214208485296324" text:style-name="L53">
        <text:list-item>
          <text:p text:style-name="P386">查询</text:p>
        </text:list-item>
      </text:list>
      <text:p text:style-name="P33"><text:tab/>过滤条件<text:span text:style-name="T1">：name</text:span></text:p>
      <text:p text:style-name="P33"><text:tab/>要求: <text:tab/><text:span text:style-name="T1">name</text:span>模糊匹配查询 </text:p>
      <text:p text:style-name="P33"><text:tab/>分页查询<text:span text:style-name="T13">：是</text:span></text:p>
      <text:p text:style-name="P33"><text:tab/>排序: 根据<text:span text:style-name="T7">number, name 进行正反序动态排序</text:span></text:p>
      <text:p text:style-name="P33"><text:tab/>结果集展示:</text:p>
      <text:p text:style-name="P33"><text:tab/>字段描述</text:p>
      <text:p text:style-name="P33"><text:tab/><text:tab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78">Number</text:p>
          </table:table-cell>
          <table:table-cell table:style-name="Table32.B1" office:value-type="string">
            <text:p text:style-name="P278">Name</text:p>
          </table:table-cell>
        </table:table-row>
      </table:table>
      <text:p text:style-name="P33"><text:tab/></text:p>
      <text:p text:style-name="P33"/>
      <text:list xml:id="list4775699910994337924" text:style-name="L54">
        <text:list-item>
          <text:p text:style-name="P362">新增</text:p>
        </text:list-item>
      </text:list>
      <text:p text:style-name="P33"><text:tab/>新增字段描述<text:span text:style-name="T2">：</text:span></text:p>
      <text:p text:style-name="P33"><text:tab/></text:p>
      <table:table table:name="Table33" table:style-name="Table33">
        <table:table-column table:style-name="Table33.A"/>
        <table:table-column table:style-name="Table33.B"/>
        <table:table-column table:style-name="Table33.C" table:number-columns-repeated="2"/>
        <table:table-column table:style-name="Table33.E"/>
        <table:table-row>
          <table:table-cell table:style-name="Table33.A1" office:value-type="string">
            <text:p text:style-name="P134">字段名称</text:p>
          </table:table-cell>
          <table:table-cell table:style-name="Table33.A1" office:value-type="string">
            <text:p text:style-name="P134">业务名称</text:p>
          </table:table-cell>
          <table:table-cell table:style-name="Table33.A1" office:value-type="string">
            <text:p text:style-name="P134">类型</text:p>
          </table:table-cell>
          <table:table-cell table:style-name="Table33.A1" office:value-type="string">
            <text:p text:style-name="P134">源</text:p>
          </table:table-cell>
          <table:table-cell table:style-name="Table33.E1" office:value-type="string">
            <text:p text:style-name="P134">描述</text:p>
          </table:table-cell>
        </table:table-row>
        <table:table-row>
          <table:table-cell table:style-name="Table33.A2" office:value-type="string">
            <text:p text:style-name="P174">ID</text:p>
          </table:table-cell>
          <table:table-cell table:style-name="Table33.A2" office:value-type="string">
            <text:p text:style-name="P174">主键 </text:p>
          </table:table-cell>
          <table:table-cell table:style-name="Table33.A2" office:value-type="string">
            <text:p text:style-name="P134"/>
          </table:table-cell>
          <table:table-cell table:style-name="Table33.A2" office:value-type="string">
            <text:p text:style-name="P134"/>
          </table:table-cell>
          <table:table-cell table:style-name="Table33.E2" office:value-type="string">
            <text:p text:style-name="P134"/>
          </table:table-cell>
        </table:table-row>
        <table:table-row>
          <table:table-cell table:style-name="Table33.A2" office:value-type="string">
            <text:p text:style-name="P154">Number</text:p>
          </table:table-cell>
          <table:table-cell table:style-name="Table33.A2" office:value-type="string">
            <text:p text:style-name="P174">流水号</text:p>
          </table:table-cell>
          <table:table-cell table:style-name="Table33.A2" office:value-type="string">
            <text:p text:style-name="P154"/>
          </table:table-cell>
          <table:table-cell table:style-name="Table33.A2" office:value-type="string">
            <text:p text:style-name="P154"/>
          </table:table-cell>
          <table:table-cell table:style-name="Table33.E2" office:value-type="string">
            <text:p text:style-name="P134"/>
          </table:table-cell>
        </table:table-row>
        <text:soft-page-break/>
        <table:table-row>
          <table:table-cell table:style-name="Table33.A2" office:value-type="string">
            <text:p text:style-name="P246">Stock Buddy Location</text:p>
          </table:table-cell>
          <table:table-cell table:style-name="Table33.A2" office:value-type="string">
            <text:p text:style-name="P174"/>
          </table:table-cell>
          <table:table-cell table:style-name="Table33.A2" office:value-type="string">
            <text:p text:style-name="P154"/>
          </table:table-cell>
          <table:table-cell table:style-name="Table33.A2" office:value-type="string">
            <text:p text:style-name="P154"/>
          </table:table-cell>
          <table:table-cell table:style-name="Table33.E2" office:value-type="string">
            <text:p text:style-name="P302"/>
          </table:table-cell>
        </table:table-row>
        <table:table-row>
          <table:table-cell table:style-name="Table33.A2" office:value-type="string">
            <text:p text:style-name="P246">Premises Stock Location</text:p>
          </table:table-cell>
          <table:table-cell table:style-name="Table33.A2" office:value-type="string">
            <text:p text:style-name="P174"/>
          </table:table-cell>
          <table:table-cell table:style-name="Table33.A2" office:value-type="string">
            <text:p text:style-name="P154"/>
          </table:table-cell>
          <table:table-cell table:style-name="Table33.A2" office:value-type="string">
            <text:p text:style-name="P81"><text:s/>Premises Stock Locations模块</text:p>
          </table:table-cell>
          <table:table-cell table:style-name="Table33.E2" office:value-type="string">
            <text:p text:style-name="P302"/>
          </table:table-cell>
        </table:table-row>
      </table:table>
      <text:p text:style-name="P33"/>
      <text:p text:style-name="P33"><text:tab/></text:p>
      <text:list xml:id="list4071024183475444827" text:style-name="L55">
        <text:list-item>
          <text:p text:style-name="P363">修改</text:p>
        </text:list-item>
      </text:list>
      <text:p text:style-name="P33"><text:tab/>修改字段，与新增字段相同。</text:p>
      <text:p text:style-name="P33"/>
      <text:list xml:id="list3188098716042477429" text:style-name="L56">
        <text:list-item>
          <text:p text:style-name="P364">删除</text:p>
        </text:list-item>
      </text:list>
      <text:p text:style-name="P33"><text:tab/>单记录删除</text:p>
      <text:p text:style-name="P33"><text:tab/>批量删除</text:p>
      <text:p text:style-name="P103"/>
      <text:h text:style-name="Heading_20_3" text:outline-level="3"><text:bookmark-start text:name="__RefHeading___Toc5344_1377988623"/><text:span text:style-name="T36">2.</text:span>3.3 Link Stock Buddy Barcodes 管理<text:bookmark-end text:name="__RefHeading___Toc5344_1377988623"/></text:h>
      <text:p text:style-name="P2"><text:tab/>概述</text:p>
      <text:p text:style-name="P2"/>
      <text:p text:style-name="Heading"><text:span text:style-name="T36">2.</text:span>3.<text:span text:style-name="T30">3</text:span>.1 功能</text:p>
      <text:list xml:id="list2658771166684284450" text:style-name="L57">
        <text:list-item>
          <text:p text:style-name="P365">查询</text:p>
        </text:list-item>
      </text:list>
      <text:p text:style-name="P34"><text:tab/>过滤条件<text:span text:style-name="T1">：barcode, description, product</text:span></text:p>
      <text:p text:style-name="P37"><text:tab/>要求: <text:tab/><text:span text:style-name="T1">barcode, description, product</text:span>模糊匹配查询 </text:p>
      <text:p text:style-name="P34"><text:tab/>分页查询<text:span text:style-name="T13">：是</text:span></text:p>
      <text:p text:style-name="P36"><text:tab/>排序: 根据<text:span text:style-name="T33">number 进行正反序动态排序</text:span></text:p>
      <text:p text:style-name="P34"><text:tab/>结果集展示:</text:p>
      <text:p text:style-name="P34"><text:tab/>字段描述</text:p>
      <text:p text:style-name="P34"><text:tab/><text:tab/></text:p>
      <table:table table:name="Table34" table:style-name="Table34">
        <table:table-column table:style-name="Table34.A"/>
        <table:table-column table:style-name="Table34.B" table:number-columns-repeated="3"/>
        <table:table-row table:style-name="Table34.1">
          <table:table-cell table:style-name="Table34.A1" office:value-type="string">
            <text:p text:style-name="P279">Number</text:p>
          </table:table-cell>
          <table:table-cell table:style-name="Table34.A1" office:value-type="string">
            <text:p text:style-name="P287">Barcode</text:p>
          </table:table-cell>
          <table:table-cell table:style-name="Table34.A1" office:value-type="string">
            <text:p text:style-name="P288">Description</text:p>
          </table:table-cell>
          <table:table-cell table:style-name="Table34.D1" office:value-type="string">
            <text:p text:style-name="P289">Product</text:p>
          </table:table-cell>
        </table:table-row>
      </table:table>
      <text:p text:style-name="P34"><text:tab/></text:p>
      <text:p text:style-name="P34"/>
      <text:p text:style-name="P34"/>
      <text:list xml:id="list7346203210321417364" text:style-name="L58">
        <text:list-item>
          <text:p text:style-name="P366">新增</text:p>
        </text:list-item>
      </text:list>
      <text:p text:style-name="P34"><text:tab/>新增字段描述<text:span text:style-name="T2">：</text:span></text:p>
      <text:p text:style-name="P34"><text:tab/></text:p>
      <table:table table:name="Table35" table:style-name="Table35">
        <table:table-column table:style-name="Table35.A"/>
        <table:table-column table:style-name="Table35.B"/>
        <table:table-column table:style-name="Table35.C" table:number-columns-repeated="2"/>
        <table:table-column table:style-name="Table35.E"/>
        <table:table-row>
          <table:table-cell table:style-name="Table35.A1" office:value-type="string">
            <text:p text:style-name="P135">字段名称</text:p>
          </table:table-cell>
          <table:table-cell table:style-name="Table35.A1" office:value-type="string">
            <text:p text:style-name="P135">业务名称</text:p>
          </table:table-cell>
          <table:table-cell table:style-name="Table35.A1" office:value-type="string">
            <text:p text:style-name="P135">类型</text:p>
          </table:table-cell>
          <table:table-cell table:style-name="Table35.A1" office:value-type="string">
            <text:p text:style-name="P135">源</text:p>
          </table:table-cell>
          <table:table-cell table:style-name="Table35.E1" office:value-type="string">
            <text:p text:style-name="P135">描述</text:p>
          </table:table-cell>
        </table:table-row>
        <table:table-row>
          <table:table-cell table:style-name="Table35.A2" office:value-type="string">
            <text:p text:style-name="P175">ID</text:p>
          </table:table-cell>
          <table:table-cell table:style-name="Table35.A2" office:value-type="string">
            <text:p text:style-name="P175">主键 </text:p>
          </table:table-cell>
          <table:table-cell table:style-name="Table35.A2" office:value-type="string">
            <text:p text:style-name="P135"/>
          </table:table-cell>
          <table:table-cell table:style-name="Table35.A2" office:value-type="string">
            <text:p text:style-name="P135"/>
          </table:table-cell>
          <table:table-cell table:style-name="Table35.E2" office:value-type="string">
            <text:p text:style-name="P135"/>
          </table:table-cell>
        </table:table-row>
        <table:table-row>
          <table:table-cell table:style-name="Table35.A2" office:value-type="string">
            <text:p text:style-name="P155">Number</text:p>
          </table:table-cell>
          <table:table-cell table:style-name="Table35.A2" office:value-type="string">
            <text:p text:style-name="P175">流水号</text:p>
          </table:table-cell>
          <table:table-cell table:style-name="Table35.A2" office:value-type="string">
            <text:p text:style-name="P155"/>
          </table:table-cell>
          <table:table-cell table:style-name="Table35.A2" office:value-type="string">
            <text:p text:style-name="P155"/>
          </table:table-cell>
          <table:table-cell table:style-name="Table35.E2" office:value-type="string">
            <text:p text:style-name="P135"/>
          </table:table-cell>
        </table:table-row>
        <table:table-row>
          <table:table-cell table:style-name="Table35.A2" office:value-type="string">
            <text:p text:style-name="P248">Barcode</text:p>
          </table:table-cell>
          <table:table-cell table:style-name="Table35.A2" office:value-type="string">
            <text:p text:style-name="P175"/>
          </table:table-cell>
          <table:table-cell table:style-name="Table35.A2" office:value-type="string">
            <text:p text:style-name="P155"/>
          </table:table-cell>
          <table:table-cell table:style-name="Table35.A2" office:value-type="string">
            <text:p text:style-name="P155"/>
          </table:table-cell>
          <table:table-cell table:style-name="Table35.E2" office:value-type="string">
            <text:p text:style-name="P303"/>
          </table:table-cell>
        </table:table-row>
        <table:table-row>
          <table:table-cell table:style-name="Table35.A2" office:value-type="string">
            <text:p text:style-name="P248">Description</text:p>
          </table:table-cell>
          <table:table-cell table:style-name="Table35.A2" office:value-type="string">
            <text:p text:style-name="P175"/>
          </table:table-cell>
          <table:table-cell table:style-name="Table35.A2" office:value-type="string">
            <text:p text:style-name="P155"/>
          </table:table-cell>
          <table:table-cell table:style-name="Table35.A2" office:value-type="string">
            <text:p text:style-name="P82"/>
          </table:table-cell>
          <table:table-cell table:style-name="Table35.E2" office:value-type="string">
            <text:p text:style-name="P303"/>
          </table:table-cell>
        </table:table-row>
        <table:table-row>
          <table:table-cell table:style-name="Table35.A2" office:value-type="string">
            <text:p text:style-name="P251">Product</text:p>
          </table:table-cell>
          <table:table-cell table:style-name="Table35.A2" office:value-type="string">
            <text:p text:style-name="P175"/>
          </table:table-cell>
          <table:table-cell table:style-name="Table35.A2" office:value-type="string">
            <text:p text:style-name="P155"/>
          </table:table-cell>
          <table:table-cell table:style-name="Table35.A2" office:value-type="string">
            <text:p text:style-name="P85">Product stock item 模块</text:p>
          </table:table-cell>
          <table:table-cell table:style-name="Table35.E2" office:value-type="string">
            <text:p text:style-name="P303"/>
          </table:table-cell>
        </table:table-row>
        <table:table-row>
          <table:table-cell table:style-name="Table35.A2" office:value-type="string">
            <text:p text:style-name="P252">Scale type</text:p>
          </table:table-cell>
          <table:table-cell table:style-name="Table35.A2" office:value-type="string">
            <text:p text:style-name="P175"/>
          </table:table-cell>
          <table:table-cell table:style-name="Table35.A2" office:value-type="string">
            <text:p text:style-name="P155"/>
          </table:table-cell>
          <table:table-cell table:style-name="Table35.A2" office:value-type="string">
            <text:p text:style-name="P84"/>
          </table:table-cell>
          <table:table-cell table:style-name="Table35.E2" office:value-type="string">
            <text:p text:style-name="P249"><text:span text:style-name="T32">1. </text:span>NO SCALES</text:p>
            <text:p text:style-name="P250"><text:span text:style-name="T32">2. </text:span>SPIRIT SCALES</text:p>
            <text:p text:style-name="P250"><text:span text:style-name="T32">3. </text:span>KEG SCALES</text:p>
          </table:table-cell>
        </table:table-row>
        <table:table-row>
          <table:table-cell table:style-name="Table35.A2" office:value-type="string">
            <text:p text:style-name="P253">Empty weight</text:p>
          </table:table-cell>
          <table:table-cell table:style-name="Table35.A2" office:value-type="string">
            <text:p text:style-name="P175"/>
          </table:table-cell>
          <table:table-cell table:style-name="Table35.A2" office:value-type="string">
            <text:p text:style-name="P155"/>
          </table:table-cell>
          <table:table-cell table:style-name="Table35.A2" office:value-type="string">
            <text:p text:style-name="P84"/>
          </table:table-cell>
          <table:table-cell table:style-name="Table35.E2" office:value-type="string">
            <text:p text:style-name="P254">单位：kg</text:p>
          </table:table-cell>
        </table:table-row>
        <table:table-row>
          <table:table-cell table:style-name="Table35.A2" office:value-type="string">
            <text:p text:style-name="P255">Full weight</text:p>
          </table:table-cell>
          <table:table-cell table:style-name="Table35.A2" office:value-type="string">
            <text:p text:style-name="P175"/>
          </table:table-cell>
          <table:table-cell table:style-name="Table35.A2" office:value-type="string">
            <text:p text:style-name="P155"/>
          </table:table-cell>
          <table:table-cell table:style-name="Table35.A2" office:value-type="string">
            <text:p text:style-name="P84"/>
          </table:table-cell>
          <table:table-cell table:style-name="Table35.E2" office:value-type="string">
            <text:p text:style-name="P256">单位：kg</text:p>
          </table:table-cell>
        </table:table-row>
      </table:table>
      <text:p text:style-name="P34"/>
      <text:p text:style-name="P34"><text:tab/></text:p>
      <text:list xml:id="list4896089681845608203" text:style-name="L59">
        <text:list-item>
          <text:p text:style-name="P367"><text:soft-page-break/>修改</text:p>
        </text:list-item>
      </text:list>
      <text:p text:style-name="P34"><text:tab/>修改字段，与新增字段相同。</text:p>
      <text:p text:style-name="P34"/>
      <text:list xml:id="list5356617860509501954" text:style-name="L60">
        <text:list-item>
          <text:p text:style-name="P368">删除</text:p>
        </text:list-item>
      </text:list>
      <text:p text:style-name="P34"><text:tab/>单记录删除</text:p>
      <text:p text:style-name="P34"><text:tab/>批量删除</text:p>
      <text:p text:style-name="P34"/>
      <text:h text:style-name="Heading_20_3" text:outline-level="3"><text:bookmark-start text:name="__RefHeading___Toc5346_1377988623"/><text:span text:style-name="T36">2.</text:span>3.4 New Stock Buddy Barcodes 管理<text:bookmark-end text:name="__RefHeading___Toc5346_1377988623"/></text:h>
      <text:p text:style-name="P3"><text:tab/>概述</text:p>
      <text:p text:style-name="P3"/>
      <text:p text:style-name="Heading"><text:span text:style-name="T36">2.</text:span>3.<text:span text:style-name="T31">4</text:span>.1 功能</text:p>
      <text:list xml:id="list7931893023552052976" text:style-name="L61">
        <text:list-item>
          <text:p text:style-name="P387">查询</text:p>
        </text:list-item>
      </text:list>
      <text:p text:style-name="P35"><text:tab/>过滤条件<text:span text:style-name="T1">：known barcode, new barcode</text:span></text:p>
      <text:p text:style-name="P38"><text:tab/>要求: <text:tab/><text:span text:style-name="T1">known barcode, new barcode</text:span>模糊匹配查询 </text:p>
      <text:p text:style-name="P35"><text:tab/>分页查询<text:span text:style-name="T13">：是</text:span></text:p>
      <text:p text:style-name="P38"><text:tab/>排序: 根据<text:span text:style-name="T1">known barcode, new barcode 进行正反序动态排序</text:span></text:p>
      <text:p text:style-name="P35"><text:tab/>结果集展示:</text:p>
      <text:p text:style-name="P35"><text:tab/>字段描述</text:p>
      <text:p text:style-name="P35"><text:tab/><text:tab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05">known barcode</text:p>
          </table:table-cell>
          <table:table-cell table:style-name="Table36.B1" office:value-type="string">
            <text:p text:style-name="P105">new barcode</text:p>
          </table:table-cell>
        </table:table-row>
      </table:table>
      <text:p text:style-name="P35"><text:tab/></text:p>
      <text:p text:style-name="P35"/>
      <text:list xml:id="list5557666514682284566" text:style-name="L62">
        <text:list-item>
          <text:p text:style-name="P369">新增</text:p>
        </text:list-item>
      </text:list>
      <text:p text:style-name="P35"><text:tab/>新增字段描述<text:span text:style-name="T2">：</text:span></text:p>
      <text:p text:style-name="P35"><text:tab/>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row>
          <table:table-cell table:style-name="Table37.A1" office:value-type="string">
            <text:p text:style-name="P136">字段名称</text:p>
          </table:table-cell>
          <table:table-cell table:style-name="Table37.A1" office:value-type="string">
            <text:p text:style-name="P136">业务名称</text:p>
          </table:table-cell>
          <table:table-cell table:style-name="Table37.A1" office:value-type="string">
            <text:p text:style-name="P136">类型</text:p>
          </table:table-cell>
          <table:table-cell table:style-name="Table37.A1" office:value-type="string">
            <text:p text:style-name="P136">源</text:p>
          </table:table-cell>
          <table:table-cell table:style-name="Table37.E1" office:value-type="string">
            <text:p text:style-name="P136">描述</text:p>
          </table:table-cell>
        </table:table-row>
        <table:table-row>
          <table:table-cell table:style-name="Table37.A2" office:value-type="string">
            <text:p text:style-name="P176"/>
          </table:table-cell>
          <table:table-cell table:style-name="Table37.A2" office:value-type="string">
            <text:p text:style-name="P176"/>
          </table:table-cell>
          <table:table-cell table:style-name="Table37.A2" office:value-type="string">
            <text:p text:style-name="P136"/>
          </table:table-cell>
          <table:table-cell table:style-name="Table37.A2" office:value-type="string">
            <text:p text:style-name="P136"/>
          </table:table-cell>
          <table:table-cell table:style-name="Table37.E2" office:value-type="string">
            <text:p text:style-name="P136"/>
          </table:table-cell>
        </table:table-row>
        <table:table-row>
          <table:table-cell table:style-name="Table37.A2" office:value-type="string">
            <text:p text:style-name="P156"/>
          </table:table-cell>
          <table:table-cell table:style-name="Table37.A2" office:value-type="string">
            <text:p text:style-name="P176"/>
          </table:table-cell>
          <table:table-cell table:style-name="Table37.A2" office:value-type="string">
            <text:p text:style-name="P156"/>
          </table:table-cell>
          <table:table-cell table:style-name="Table37.A2" office:value-type="string">
            <text:p text:style-name="P156"/>
          </table:table-cell>
          <table:table-cell table:style-name="Table37.E2" office:value-type="string">
            <text:p text:style-name="P136"/>
          </table:table-cell>
        </table:table-row>
        <table:table-row>
          <table:table-cell table:style-name="Table37.A2" office:value-type="string">
            <text:p text:style-name="P247"/>
          </table:table-cell>
          <table:table-cell table:style-name="Table37.A2" office:value-type="string">
            <text:p text:style-name="P176"/>
          </table:table-cell>
          <table:table-cell table:style-name="Table37.A2" office:value-type="string">
            <text:p text:style-name="P156"/>
          </table:table-cell>
          <table:table-cell table:style-name="Table37.A2" office:value-type="string">
            <text:p text:style-name="P156"/>
          </table:table-cell>
          <table:table-cell table:style-name="Table37.E2" office:value-type="string">
            <text:p text:style-name="P304"/>
          </table:table-cell>
        </table:table-row>
        <table:table-row>
          <table:table-cell table:style-name="Table37.A2" office:value-type="string">
            <text:p text:style-name="P247"/>
          </table:table-cell>
          <table:table-cell table:style-name="Table37.A2" office:value-type="string">
            <text:p text:style-name="P176"/>
          </table:table-cell>
          <table:table-cell table:style-name="Table37.A2" office:value-type="string">
            <text:p text:style-name="P156"/>
          </table:table-cell>
          <table:table-cell table:style-name="Table37.A2" office:value-type="string">
            <text:p text:style-name="P83"/>
          </table:table-cell>
          <table:table-cell table:style-name="Table37.E2" office:value-type="string">
            <text:p text:style-name="P304"/>
          </table:table-cell>
        </table:table-row>
      </table:table>
      <text:p text:style-name="P35"/>
      <text:p text:style-name="P35"><text:tab/></text:p>
      <text:list xml:id="list7058748174777247979" text:style-name="L63">
        <text:list-item>
          <text:p text:style-name="P370">修改</text:p>
        </text:list-item>
      </text:list>
      <text:p text:style-name="P35"><text:tab/>修改字段，与新增字段相同。</text:p>
      <text:p text:style-name="P35"/>
      <text:list xml:id="list4091049133786120315" text:style-name="L64">
        <text:list-item>
          <text:p text:style-name="P371">删除</text:p>
        </text:list-item>
      </text:list>
      <text:p text:style-name="P35"><text:tab/>单记录删除</text:p>
      <text:p text:style-name="P35"><text:tab/>批量删除</text:p>
      <text:p text:style-name="P35"/>
      <text:h text:style-name="Heading_20_3" text:outline-level="3"><text:bookmark-start text:name="__RefHeading___Toc5348_1377988623"/><text:span text:style-name="T36">2</text:span>.3.5 Stock Amendment Categories 管理<text:bookmark-end text:name="__RefHeading___Toc5348_1377988623"/></text:h>
      <text:p text:style-name="P3"><text:tab/>概述</text:p>
      <text:p text:style-name="P3"/>
      <text:p text:style-name="Heading"><text:soft-page-break/><text:span text:style-name="T36">2.</text:span>3.<text:span text:style-name="T31">5</text:span>.1 功能</text:p>
      <text:list xml:id="list1408028409078652650" text:style-name="L65">
        <text:list-item>
          <text:p text:style-name="P388">查询</text:p>
        </text:list-item>
      </text:list>
      <text:p text:style-name="P39"><text:tab/>过滤条件<text:span text:style-name="T1">：name, adjustment direction</text:span></text:p>
      <text:p text:style-name="P40"><text:tab/>要求: <text:tab/>nam<text:span text:style-name="T34">e, adjustment direction</text:span>模糊匹配查询 </text:p>
      <text:p text:style-name="P35"><text:tab/>分页查询<text:span text:style-name="T13">：是</text:span></text:p>
      <text:p text:style-name="P41"><text:tab/>排序: 根据<text:span text:style-name="T1">name, adjustment direction 进行正反序动态排序</text:span></text:p>
      <text:p text:style-name="P35"><text:tab/>结果集展示:</text:p>
      <text:p text:style-name="P35"><text:tab/>字段描述</text:p>
      <text:p text:style-name="P35"><text:tab/><text:tab/></text:p>
      <table:table table:name="Table38" table:style-name="Table38">
        <table:table-column table:style-name="Table38.A" table:number-columns-repeated="2"/>
        <table:table-column table:style-name="Table38.C"/>
        <table:table-row table:style-name="Table38.1">
          <table:table-cell table:style-name="Table38.A1" office:value-type="string">
            <text:p text:style-name="P280">Number</text:p>
          </table:table-cell>
          <table:table-cell table:style-name="Table38.A1" office:value-type="string">
            <text:p text:style-name="P290">Name</text:p>
          </table:table-cell>
          <table:table-cell table:style-name="Table38.C1" office:value-type="string">
            <text:p text:style-name="P106">Adjustment direction</text:p>
          </table:table-cell>
        </table:table-row>
      </table:table>
      <text:p text:style-name="P35"><text:tab/></text:p>
      <text:p text:style-name="P35"/>
      <text:list xml:id="list6931087576996225943" text:style-name="L66">
        <text:list-item>
          <text:p text:style-name="P372">新增</text:p>
        </text:list-item>
      </text:list>
      <text:p text:style-name="P35"><text:tab/>新增字段描述<text:span text:style-name="T2">：</text:span></text:p>
      <text:p text:style-name="P35"><text:tab/></text:p>
      <table:table table:name="Table39" table:style-name="Table39">
        <table:table-column table:style-name="Table39.A"/>
        <table:table-column table:style-name="Table39.B"/>
        <table:table-column table:style-name="Table39.C" table:number-columns-repeated="2"/>
        <table:table-column table:style-name="Table39.E"/>
        <table:table-row>
          <table:table-cell table:style-name="Table39.A1" office:value-type="string">
            <text:p text:style-name="P136">字段名称</text:p>
          </table:table-cell>
          <table:table-cell table:style-name="Table39.A1" office:value-type="string">
            <text:p text:style-name="P136">业务名称</text:p>
          </table:table-cell>
          <table:table-cell table:style-name="Table39.A1" office:value-type="string">
            <text:p text:style-name="P136">类型</text:p>
          </table:table-cell>
          <table:table-cell table:style-name="Table39.A1" office:value-type="string">
            <text:p text:style-name="P136">源</text:p>
          </table:table-cell>
          <table:table-cell table:style-name="Table39.E1" office:value-type="string">
            <text:p text:style-name="P136">描述</text:p>
          </table:table-cell>
        </table:table-row>
        <table:table-row>
          <table:table-cell table:style-name="Table39.A2" office:value-type="string">
            <text:p text:style-name="P176">ID</text:p>
          </table:table-cell>
          <table:table-cell table:style-name="Table39.A2" office:value-type="string">
            <text:p text:style-name="P176">主键 </text:p>
          </table:table-cell>
          <table:table-cell table:style-name="Table39.A2" office:value-type="string">
            <text:p text:style-name="P136"/>
          </table:table-cell>
          <table:table-cell table:style-name="Table39.A2" office:value-type="string">
            <text:p text:style-name="P136"/>
          </table:table-cell>
          <table:table-cell table:style-name="Table39.E2" office:value-type="string">
            <text:p text:style-name="P136"/>
          </table:table-cell>
        </table:table-row>
        <table:table-row>
          <table:table-cell table:style-name="Table39.A2" office:value-type="string">
            <text:p text:style-name="P156">Number</text:p>
          </table:table-cell>
          <table:table-cell table:style-name="Table39.A2" office:value-type="string">
            <text:p text:style-name="P176">流水号</text:p>
          </table:table-cell>
          <table:table-cell table:style-name="Table39.A2" office:value-type="string">
            <text:p text:style-name="P156"/>
          </table:table-cell>
          <table:table-cell table:style-name="Table39.A2" office:value-type="string">
            <text:p text:style-name="P156"/>
          </table:table-cell>
          <table:table-cell table:style-name="Table39.E2" office:value-type="string">
            <text:p text:style-name="P136"/>
          </table:table-cell>
        </table:table-row>
        <table:table-row>
          <table:table-cell table:style-name="Table39.A2" office:value-type="string">
            <text:p text:style-name="P257">Name</text:p>
          </table:table-cell>
          <table:table-cell table:style-name="Table39.A2" office:value-type="string">
            <text:p text:style-name="P176"/>
          </table:table-cell>
          <table:table-cell table:style-name="Table39.A2" office:value-type="string">
            <text:p text:style-name="P156"/>
          </table:table-cell>
          <table:table-cell table:style-name="Table39.A2" office:value-type="string">
            <text:p text:style-name="P156"/>
          </table:table-cell>
          <table:table-cell table:style-name="Table39.E2" office:value-type="string">
            <text:p text:style-name="P304"/>
          </table:table-cell>
        </table:table-row>
        <table:table-row table:style-name="Table39.5">
          <table:table-cell table:style-name="Table39.A2" office:value-type="string">
            <text:p text:style-name="P257">Order type</text:p>
          </table:table-cell>
          <table:table-cell table:style-name="Table39.A2" office:value-type="string">
            <text:p text:style-name="P176"/>
          </table:table-cell>
          <table:table-cell table:style-name="Table39.A2" office:value-type="string">
            <text:p text:style-name="P156"/>
          </table:table-cell>
          <table:table-cell table:style-name="Table39.D5" office:value-type="string">
            <text:p text:style-name="P86"/>
          </table:table-cell>
          <table:table-cell table:style-name="Table39.E5" office:value-type="string">
            <text:p text:style-name="P258">1. increase</text:p>
            <text:p text:style-name="P258">2. decrease</text:p>
          </table:table-cell>
        </table:table-row>
      </table:table>
      <text:p text:style-name="P35"/>
      <text:p text:style-name="P35"><text:tab/></text:p>
      <text:list xml:id="list8831285349078573069" text:style-name="L67">
        <text:list-item>
          <text:p text:style-name="P373">修改</text:p>
        </text:list-item>
      </text:list>
      <text:p text:style-name="P35"><text:tab/>修改字段，与新增字段相同。</text:p>
      <text:p text:style-name="P35"/>
      <text:list xml:id="list5143121974995202390" text:style-name="L68">
        <text:list-item>
          <text:p text:style-name="P374">删除</text:p>
        </text:list-item>
      </text:list>
      <text:p text:style-name="P35"><text:tab/>单记录删除</text:p>
      <text:p text:style-name="P35"><text:tab/>批量删除</text:p>
      <text:p text:style-name="P35"/>
      <text:h text:style-name="Heading_20_2" text:outline-level="2"><text:bookmark-start text:name="__RefHeading___Toc5350_1377988623"/><text:span text:style-name="T36">2</text:span>.4 External Events 管理<text:bookmark-end text:name="__RefHeading___Toc5350_1377988623"/></text:h>
      <text:p text:style-name="P1"><text:tab/>概述</text:p>
      <text:p text:style-name="P1"/>
      <text:h text:style-name="Heading_20_3" text:outline-level="3"><text:bookmark-start text:name="__RefHeading___Toc5352_1377988623"/><text:span text:style-name="T36">2</text:span>.4.1 外部事件管理<text:bookmark-end text:name="__RefHeading___Toc5352_1377988623"/></text:h>
      <text:p text:style-name="P1"><text:tab/>概述</text:p>
      <text:p text:style-name="P1"/>
      <text:p text:style-name="Heading"><text:span text:style-name="T36">2</text:span>.4.1.1 功能</text:p>
      <text:list xml:id="list285421170008602202" text:style-name="L69">
        <text:list-item>
          <text:p text:style-name="P375">查询</text:p>
        </text:list-item>
      </text:list>
      <text:p text:style-name="P42"><text:tab/>过滤条件<text:span text:style-name="T1">：name, location</text:span></text:p>
      <text:p text:style-name="P42"><text:tab/>要求: <text:tab/>nam<text:span text:style-name="T34">e, location</text:span>模糊匹配查询 </text:p>
      <text:p text:style-name="P42"><text:tab/>分页查询<text:span text:style-name="T13">：是</text:span></text:p>
      <text:p text:style-name="P42"><text:tab/>排序: 根据<text:span text:style-name="T1">name, location 进行正反序动态排序</text:span></text:p>
      <text:p text:style-name="P42"><text:tab/>结果集展示:</text:p>
      <text:p text:style-name="P42"><text:tab/>字段描述</text:p>
      <text:p text:style-name="P42"><text:tab/><text:tab/></text:p>
      <table:table table:name="Table40" table:style-name="Table40">
        <table:table-column table:style-name="Table40.A" table:number-columns-repeated="2"/>
        <table:table-column table:style-name="Table40.C"/>
        <text:soft-page-break/>
        <table:table-row table:style-name="Table40.1">
          <table:table-cell table:style-name="Table40.A1" office:value-type="string">
            <text:p text:style-name="P281">Number</text:p>
          </table:table-cell>
          <table:table-cell table:style-name="Table40.A1" office:value-type="string">
            <text:p text:style-name="P291">Ttile</text:p>
          </table:table-cell>
          <table:table-cell table:style-name="Table40.C1" office:value-type="string">
            <text:p text:style-name="P104">Location</text:p>
          </table:table-cell>
        </table:table-row>
      </table:table>
      <text:p text:style-name="P42"><text:tab/></text:p>
      <text:p text:style-name="P42"/>
      <text:list xml:id="list8670650098199264461" text:style-name="L70">
        <text:list-item>
          <text:p text:style-name="P376">新增</text:p>
        </text:list-item>
      </text:list>
      <text:p text:style-name="P42"><text:tab/>新增字段描述<text:span text:style-name="T2">：</text:span></text:p>
      <text:p text:style-name="P42"><text:tab/></text:p>
      <table:table table:name="Table41" table:style-name="Table41">
        <table:table-column table:style-name="Table41.A"/>
        <table:table-column table:style-name="Table41.B"/>
        <table:table-column table:style-name="Table41.C" table:number-columns-repeated="2"/>
        <table:table-column table:style-name="Table41.E"/>
        <table:table-row>
          <table:table-cell table:style-name="Table41.A1" office:value-type="string">
            <text:p text:style-name="P137">字段名称</text:p>
          </table:table-cell>
          <table:table-cell table:style-name="Table41.A1" office:value-type="string">
            <text:p text:style-name="P137">业务名称</text:p>
          </table:table-cell>
          <table:table-cell table:style-name="Table41.A1" office:value-type="string">
            <text:p text:style-name="P137">类型</text:p>
          </table:table-cell>
          <table:table-cell table:style-name="Table41.A1" office:value-type="string">
            <text:p text:style-name="P137">源</text:p>
          </table:table-cell>
          <table:table-cell table:style-name="Table41.E1" office:value-type="string">
            <text:p text:style-name="P137">描述</text:p>
          </table:table-cell>
        </table:table-row>
        <table:table-row>
          <table:table-cell table:style-name="Table41.A2" office:value-type="string">
            <text:p text:style-name="P177">ID</text:p>
          </table:table-cell>
          <table:table-cell table:style-name="Table41.A2" office:value-type="string">
            <text:p text:style-name="P177">主键 </text:p>
          </table:table-cell>
          <table:table-cell table:style-name="Table41.A2" office:value-type="string">
            <text:p text:style-name="P137"/>
          </table:table-cell>
          <table:table-cell table:style-name="Table41.A2" office:value-type="string">
            <text:p text:style-name="P137"/>
          </table:table-cell>
          <table:table-cell table:style-name="Table41.E2" office:value-type="string">
            <text:p text:style-name="P137"/>
          </table:table-cell>
        </table:table-row>
        <table:table-row>
          <table:table-cell table:style-name="Table41.A2" office:value-type="string">
            <text:p text:style-name="P157">Number</text:p>
          </table:table-cell>
          <table:table-cell table:style-name="Table41.A2" office:value-type="string">
            <text:p text:style-name="P177">流水号</text:p>
          </table:table-cell>
          <table:table-cell table:style-name="Table41.A2" office:value-type="string">
            <text:p text:style-name="P157"/>
          </table:table-cell>
          <table:table-cell table:style-name="Table41.A2" office:value-type="string">
            <text:p text:style-name="P157"/>
          </table:table-cell>
          <table:table-cell table:style-name="Table41.E2" office:value-type="string">
            <text:p text:style-name="P137"/>
          </table:table-cell>
        </table:table-row>
        <table:table-row>
          <table:table-cell table:style-name="Table41.A2" office:value-type="string">
            <text:p text:style-name="P260">Title</text:p>
          </table:table-cell>
          <table:table-cell table:style-name="Table41.A2" office:value-type="string">
            <text:p text:style-name="P177"/>
          </table:table-cell>
          <table:table-cell table:style-name="Table41.A2" office:value-type="string">
            <text:p text:style-name="P157"/>
          </table:table-cell>
          <table:table-cell table:style-name="Table41.A2" office:value-type="string">
            <text:p text:style-name="P157"/>
          </table:table-cell>
          <table:table-cell table:style-name="Table41.E2" office:value-type="string">
            <text:p text:style-name="P305"/>
          </table:table-cell>
        </table:table-row>
        <table:table-row table:style-name="Table41.5">
          <table:table-cell table:style-name="Table41.A2" office:value-type="string">
            <text:p text:style-name="P260">Location</text:p>
          </table:table-cell>
          <table:table-cell table:style-name="Table41.A2" office:value-type="string">
            <text:p text:style-name="P177"/>
          </table:table-cell>
          <table:table-cell table:style-name="Table41.A2" office:value-type="string">
            <text:p text:style-name="P157"/>
          </table:table-cell>
          <table:table-cell table:style-name="Table41.D5" office:value-type="string">
            <text:p text:style-name="P87"/>
          </table:table-cell>
          <table:table-cell table:style-name="Table41.E5" office:value-type="string">
            <text:p text:style-name="P259"/>
          </table:table-cell>
        </table:table-row>
        <table:table-row table:style-name="Table41.5">
          <table:table-cell table:style-name="Table41.A2" office:value-type="string">
            <text:p text:style-name="P261">Start date</text:p>
          </table:table-cell>
          <table:table-cell table:style-name="Table41.A2" office:value-type="string">
            <text:p text:style-name="P177"/>
          </table:table-cell>
          <table:table-cell table:style-name="Table41.A2" office:value-type="string">
            <text:p text:style-name="P157"/>
          </table:table-cell>
          <table:table-cell table:style-name="Table41.D5" office:value-type="string">
            <text:p text:style-name="P87"/>
          </table:table-cell>
          <table:table-cell table:style-name="Table41.E5" office:value-type="string">
            <text:p text:style-name="P259"/>
          </table:table-cell>
        </table:table-row>
        <table:table-row table:style-name="Table41.5">
          <table:table-cell table:style-name="Table41.A2" office:value-type="string">
            <text:p text:style-name="P261">End date</text:p>
          </table:table-cell>
          <table:table-cell table:style-name="Table41.A2" office:value-type="string">
            <text:p text:style-name="P177"/>
          </table:table-cell>
          <table:table-cell table:style-name="Table41.A2" office:value-type="string">
            <text:p text:style-name="P157"/>
          </table:table-cell>
          <table:table-cell table:style-name="Table41.D5" office:value-type="string">
            <text:p text:style-name="P87"/>
          </table:table-cell>
          <table:table-cell table:style-name="Table41.E5" office:value-type="string">
            <text:p text:style-name="P259"/>
          </table:table-cell>
        </table:table-row>
        <table:table-row table:style-name="Table41.5">
          <table:table-cell table:style-name="Table41.A2" office:value-type="string">
            <text:p text:style-name="P261">Event type</text:p>
          </table:table-cell>
          <table:table-cell table:style-name="Table41.A2" office:value-type="string">
            <text:p text:style-name="P177"/>
          </table:table-cell>
          <table:table-cell table:style-name="Table41.A2" office:value-type="string">
            <text:p text:style-name="P157"/>
          </table:table-cell>
          <table:table-cell table:style-name="Table41.D5" office:value-type="string">
            <text:p text:style-name="P87"/>
          </table:table-cell>
          <table:table-cell table:style-name="Table41.E5" office:value-type="string">
            <text:p text:style-name="P262">1. general event</text:p>
          </table:table-cell>
        </table:table-row>
        <table:table-row table:style-name="Table41.5">
          <table:table-cell table:style-name="Table41.A2" office:value-type="string">
            <text:p text:style-name="P261">Self define event type</text:p>
          </table:table-cell>
          <table:table-cell table:style-name="Table41.A2" office:value-type="string">
            <text:p text:style-name="P177"/>
          </table:table-cell>
          <table:table-cell table:style-name="Table41.A2" office:value-type="string">
            <text:p text:style-name="P157"/>
          </table:table-cell>
          <table:table-cell table:style-name="Table41.D5" office:value-type="string">
            <text:p text:style-name="P87"/>
          </table:table-cell>
          <table:table-cell table:style-name="Table41.E5" office:value-type="string">
            <text:p text:style-name="P262"/>
          </table:table-cell>
        </table:table-row>
      </table:table>
      <text:p text:style-name="P42"/>
      <text:p text:style-name="P42"><text:tab/></text:p>
      <text:list xml:id="list3996786534659791509" text:style-name="L71">
        <text:list-item>
          <text:p text:style-name="P377">修改</text:p>
        </text:list-item>
      </text:list>
      <text:p text:style-name="P42"><text:tab/>修改字段，与新增字段相同。</text:p>
      <text:p text:style-name="P42"/>
      <text:list xml:id="list6145505569390534596" text:style-name="L72">
        <text:list-item>
          <text:p text:style-name="P378">删除</text:p>
        </text:list-item>
      </text:list>
      <text:p text:style-name="P42"><text:tab/>单记录删除</text:p>
      <text:p text:style-name="P42"><text:tab/>批量删除</text:p>
      <text:p text:style-name="P42"/>
      <text:h text:style-name="Heading_20_1" text:outline-level="1"><text:bookmark-start text:name="__RefHeading___Toc5354_1377988623"/>3. 库存数据<text:bookmark-end text:name="__RefHeading___Toc5354_1377988623"/></text:h>
      <text:h text:style-name="Heading_20_2" text:outline-level="2"><text:bookmark-start text:name="__RefHeading___Toc5356_1377988623"/><text:span text:style-name="T41">3</text:span>.1 库存数据维护模块<text:bookmark-end text:name="__RefHeading___Toc5356_1377988623"/></text:h>
      <text:h text:style-name="Heading_20_3" text:outline-level="3"><text:bookmark-start text:name="__RefHeading___Toc5358_1377988623"/><text:span text:style-name="T41">3</text:span>.1.1 Current Stock Take<text:bookmark-end text:name="__RefHeading___Toc5358_1377988623"/></text:h>
      <text:h text:style-name="Heading_20_3" text:outline-level="3"><text:bookmark-start text:name="__RefHeading___Toc5360_1377988623"/><text:span text:style-name="T41">3</text:span>.1.2 Close Period<text:bookmark-end text:name="__RefHeading___Toc5360_1377988623"/></text:h>
      <text:h text:style-name="Heading_20_3" text:outline-level="3"><text:bookmark-start text:name="__RefHeading___Toc5362_1377988623"/><text:span text:style-name="T41">3</text:span>.1.3 Quick Pick<text:bookmark-end text:name="__RefHeading___Toc5362_1377988623"/></text:h>
      <text:h text:style-name="Heading_20_3" text:outline-level="3"><text:bookmark-start text:name="__RefHeading___Toc5364_1377988623"/><text:span text:style-name="T41">3</text:span>.1.4 Stock Adjustments<text:bookmark-end text:name="__RefHeading___Toc5364_1377988623"/></text:h>
      <text:h text:style-name="Heading_20_3" text:outline-level="3"><text:bookmark-start text:name="__RefHeading___Toc5366_1377988623"/><text:span text:style-name="T41">3</text:span>.1.5 Quick Delivery<text:bookmark-end text:name="__RefHeading___Toc5366_1377988623"/></text:h>
      <text:h text:style-name="Heading_20_3" text:outline-level="3"><text:bookmark-start text:name="__RefHeading___Toc5368_1377988623"/><text:span text:style-name="T41">3</text:span>.1.6 Quick Return<text:bookmark-end text:name="__RefHeading___Toc5368_1377988623"/></text:h>
      <text:h text:style-name="Heading_20_3" text:outline-level="3"><text:bookmark-start text:name="__RefHeading___Toc5370_1377988623"/><text:span text:style-name="T41">3</text:span>.1.7 Internal Stock Transfer<text:bookmark-end text:name="__RefHeading___Toc5370_1377988623"/></text:h>
      <text:p text:style-name="P1"/>
      <text:h text:style-name="Heading_20_1" text:outline-level="1"><text:bookmark-start text:name="__RefHeading___Toc5372_1377988623"/><text:soft-page-break/>4. Purchase Orders<text:bookmark-end text:name="__RefHeading___Toc5372_1377988623"/></text:h>
      <text:h text:style-name="Heading_20_2" text:outline-level="2"><text:bookmark-start text:name="__RefHeading___Toc5374_1377988623"/><text:span text:style-name="T41">4</text:span>.1 Created Purchase Orders<text:bookmark-end text:name="__RefHeading___Toc5374_1377988623"/></text:h>
      <text:h text:style-name="Heading_20_2" text:outline-level="2"><text:bookmark-start text:name="__RefHeading___Toc5365_1582257923"/><text:span text:style-name="T41">4</text:span>.2 Prepare Purchase Orders<text:bookmark-end text:name="__RefHeading___Toc5365_1582257923"/></text:h>
      <text:p text:style-name="P1"/>
      <text:h text:style-name="Heading_20_1" text:outline-level="1"><text:bookmark-start text:name="__RefHeading___Toc5376_1377988623"/>5. 经营分析<text:bookmark-end text:name="__RefHeading___Toc5376_1377988623"/></text:h>
      <text:h text:style-name="Heading_20_2" text:outline-level="2"><text:bookmark-start text:name="__RefHeading___Toc5378_1377988623"/>5.1 PLU Sales<text:bookmark-end text:name="__RefHeading___Toc5378_1377988623"/></text:h>
      <text:h text:style-name="Heading_20_2" text:outline-level="2"><text:bookmark-start text:name="__RefHeading___Toc5380_1377988623"/>5.2 Sales Analysis<text:bookmark-end text:name="__RefHeading___Toc5380_1377988623"/></text:h>
      <text:h text:style-name="Heading_20_2" text:outline-level="2"><text:bookmark-start text:name="__RefHeading___Toc5382_1377988623"/>5.3 Stock Analysis<text:bookmark-end text:name="__RefHeading___Toc5382_13779886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in" loext:contextual-spacing="false" fo:line-height="115%" fo:text-align="start" style:justify-single-word="false" fo:orphans="2" fo:widows="2" fo:keep-with-next="always"/>
      <style:text-properties fo:color="#365f91" style:font-name="Cambria" fo:font-family="Cambria" style:font-family-generic="roman" style:font-pitch="variable" fo:font-size="14pt" style:letter-kerning="false" style:font-name-asian="宋体" style:font-family-asian="宋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36:21.115301679</meta:creation-date>
    <dc:date>2017-05-01T18:54:12.285531216</dc:date>
    <meta:editing-duration>PT8H53M34S</meta:editing-duration>
    <meta:editing-cycles>324</meta:editing-cycles>
    <meta:generator>LibreOffice/4.4.6.3$Linux_X86_64 LibreOffice_project/40m0$Build-3</meta:generator>
    <meta:document-statistic meta:table-count="42" meta:image-count="0" meta:object-count="0" meta:page-count="22" meta:paragraph-count="967" meta:word-count="3679" meta:character-count="9010" meta:non-whitespace-character-count="7924"/>
  </office:meta>
</office:document-meta>
</file>